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3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gradient" draw:fill-gradient-name="msFillGradient_20_9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gradient" draw:fill-gradient-name="msFillGradient_20_10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gradient" draw:fill-gradient-name="msFillGradient_20_11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gradient" draw:fill-gradient-name="msFillGradient_20_12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gradient" draw:fill-gradient-name="msFillGradient_20_13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gradient" draw:fill-gradient-name="msFillGradient_20_14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gradient" draw:fill-gradient-name="msFillGradient_20_15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gradient" draw:fill-gradient-name="msFillGradient_20_16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gradient" draw:fill-gradient-name="msFillGradient_20_17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gradient" draw:fill-gradient-name="msFillGradient_20_18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gradient" draw:fill-gradient-name="msFillGradient_20_19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gradient" draw:fill-gradient-name="msFillGradient_20_20" presentation:display-footer="false" presentation:display-page-number="false" presentation:display-date-time="false"/>
    </style:style>
    <style:style style:name="dp23" style:family="drawing-page">
      <style:drawing-page-properties presentation:background-visible="true" presentation:background-objects-visible="true" draw:fill="gradient" draw:fill-gradient-name="msFillGradient_20_21" presentation:display-footer="false" presentation:display-page-number="false" presentation:display-date-time="false"/>
    </style:style>
    <style:style style:name="dp24" style:family="drawing-page">
      <style:drawing-page-properties presentation:background-visible="true" presentation:background-objects-visible="true" draw:fill="gradient" draw:fill-gradient-name="msFillGradient_20_22" presentation:display-footer="false" presentation:display-page-number="false" presentation:display-date-time="false"/>
    </style:style>
    <style:style style:name="dp25" style:family="drawing-page">
      <style:drawing-page-properties presentation:background-visible="true" presentation:background-objects-visible="true" draw:fill="gradient" draw:fill-gradient-name="msFillGradient_20_23" presentation:display-footer="false" presentation:display-page-number="false" presentation:display-date-time="false"/>
    </style:style>
    <style:style style:name="dp26" style:family="drawing-page">
      <style:drawing-page-properties presentation:background-visible="true" presentation:background-objects-visible="true" draw:fill="gradient" draw:fill-gradient-name="msFillGradient_20_24" presentation:display-footer="false" presentation:display-page-number="false" presentation:display-date-time="false"/>
    </style:style>
    <style:style style:name="dp27" style:family="drawing-page">
      <style:drawing-page-properties presentation:background-visible="true" presentation:background-objects-visible="true" draw:fill="gradient" draw:fill-gradient-name="msFillGradient_20_25" presentation:display-footer="false" presentation:display-page-number="false" presentation:display-date-time="false"/>
    </style:style>
    <style:style style:name="dp28" style:family="drawing-page">
      <style:drawing-page-properties presentation:background-visible="true" presentation:background-objects-visible="true" draw:fill="gradient" draw:fill-gradient-name="msFillGradient_20_26" presentation:display-footer="false" presentation:display-page-number="false" presentation:display-date-time="false"/>
    </style:style>
    <style:style style:name="dp29" style:family="drawing-page">
      <style:drawing-page-properties presentation:background-visible="true" presentation:background-objects-visible="true" draw:fill="gradient" draw:fill-gradient-name="msFillGradient_20_27" presentation:display-footer="false" presentation:display-page-number="false" presentation:display-date-time="false"/>
    </style:style>
    <style:style style:name="dp30" style:family="drawing-page">
      <style:drawing-page-properties presentation:background-visible="true" presentation:background-objects-visible="true" draw:fill="gradient" draw:fill-gradient-name="msFillGradient_20_28" presentation:display-footer="false" presentation:display-page-number="false" presentation:display-date-time="false"/>
    </style:style>
    <style:style style:name="dp31" style:family="drawing-page">
      <style:drawing-page-properties presentation:background-visible="true" presentation:background-objects-visible="true" draw:fill="gradient" draw:fill-gradient-name="msFillGradient_20_29" presentation:display-footer="false" presentation:display-page-number="false" presentation:display-date-time="false"/>
    </style:style>
    <style:style style:name="dp32" style:family="drawing-page">
      <style:drawing-page-properties presentation:background-visible="true" presentation:background-objects-visible="true" draw:fill="gradient" draw:fill-gradient-name="msFillGradient_20_30" presentation:display-footer="false" presentation:display-page-number="false" presentation:display-date-time="false"/>
    </style:style>
    <style:style style:name="dp33" style:family="drawing-page">
      <style:drawing-page-properties presentation:background-visible="true" presentation:background-objects-visible="true" draw:fill="gradient" draw:fill-gradient-name="msFillGradient_20_31" presentation:display-footer="false" presentation:display-page-number="false" presentation:display-date-time="false"/>
    </style:style>
    <style:style style:name="dp34" style:family="drawing-page">
      <style:drawing-page-properties presentation:background-visible="true" presentation:background-objects-visible="true" draw:fill="gradient" draw:fill-gradient-name="msFillGradient_20_32" presentation:display-footer="false" presentation:display-page-number="false" presentation:display-date-time="false"/>
    </style:style>
    <style:style style:name="dp35" style:family="drawing-page">
      <style:drawing-page-properties presentation:background-visible="true" presentation:background-objects-visible="true" draw:fill="gradient" draw:fill-gradient-name="msFillGradient_20_33" presentation:display-footer="false" presentation:display-page-number="false" presentation:display-date-time="false"/>
    </style:style>
    <style:style style:name="dp36" style:family="drawing-page">
      <style:drawing-page-properties presentation:background-visible="true" presentation:background-objects-visible="true" draw:fill="gradient" draw:fill-gradient-name="msFillGradient_20_34" presentation:display-footer="false" presentation:display-page-number="false" presentation:display-date-time="false"/>
    </style:style>
    <style:style style:name="dp37" style:family="drawing-page">
      <style:drawing-page-properties presentation:background-visible="true" presentation:background-objects-visible="true" draw:fill="gradient" draw:fill-gradient-name="msFillGradient_20_35" presentation:display-footer="false" presentation:display-page-number="false" presentation:display-date-time="false"/>
    </style:style>
    <style:style style:name="dp38" style:family="drawing-page">
      <style:drawing-page-properties presentation:background-visible="true" presentation:background-objects-visible="true" draw:fill="gradient" draw:fill-gradient-name="msFillGradient_20_36" presentation:display-footer="false" presentation:display-page-number="false" presentation:display-date-time="false"/>
    </style:style>
    <style:style style:name="dp39" style:family="drawing-page">
      <style:drawing-page-properties presentation:background-visible="true" presentation:background-objects-visible="true" draw:fill="gradient" draw:fill-gradient-name="msFillGradient_20_37" presentation:display-footer="false" presentation:display-page-number="false" presentation:display-date-time="false"/>
    </style:style>
    <style:style style:name="dp40" style:family="drawing-page">
      <style:drawing-page-properties presentation:background-visible="true" presentation:background-objects-visible="true" draw:fill="gradient" draw:fill-gradient-name="msFillGradient_20_38" presentation:display-footer="false" presentation:display-page-number="false" presentation:display-date-time="false"/>
    </style:style>
    <style:style style:name="dp41" style:family="drawing-page">
      <style:drawing-page-properties presentation:background-visible="true" presentation:background-objects-visible="true" draw:fill="gradient" draw:fill-gradient-name="msFillGradient_20_39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4ba173" draw:stroke-linejoin="round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4ba173" draw:stroke-linejoin="round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106cm" svg:stroke-color="#4ba17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ba17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ff00ff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318cm" svg:stroke-color="#4ba173" draw:marker-start="msArrowEnd_20_5" draw:marker-start-width="0.954cm" draw:marker-start-center="false" draw:marker-end="msArrowEnd_20_5" draw:marker-end-width="0.954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4" svg:stroke-width="0.10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4ba17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4ba173" draw:stroke-linejoin="round" draw:fill="solid" draw:fill-color="#00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4ba173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4ba17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00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ff00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4ba173" draw:stroke-linejoin="round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4ba173" draw:stroke-linejoin="round" draw:fill="solid" draw:fill-color="#8e7cc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4ba173" draw:stroke-linejoin="round" draw:fill="solid" draw:fill-color="#a61c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79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4ba173" draw:stroke-linejoin="round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4ba173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0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0000ff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8e7cc3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a61c00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cc4125" style:text-line-through-style="none" style:text-line-through-type="none" style:text-position="0% 100%" style:font-name="Proxima Nova" fo:font-size="48pt" fo:letter-spacing="normal" fo:font-style="normal" style:text-underline-style="none" fo:font-weight="bold" style:font-name-asian="Proxima Nova" style:font-size-asian="48pt" style:font-style-asian="normal" style:font-weight-asian="bold" style:font-name-complex="Proxima Nova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4" style:family="text">
      <style:text-properties fo:font-variant="normal" fo:text-transform="none" fo:color="#cc4125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9" style:family="text">
      <style:text-properties fo:font-variant="normal" fo:text-transform="none" fo:color="#ff00ff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13" style:family="text">
      <style:text-properties fo:font-variant="normal" fo:text-transform="none" fo:color="#b7b7b7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Proxima Nova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16" style:family="text">
      <style:text-properties fo:font-variant="normal" fo:text-transform="none" fo:color="#00ffff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Proxima Nova" fo:font-size="30pt" fo:letter-spacing="normal" fo:font-style="normal" style:text-underline-style="none" fo:font-weight="normal" style:font-name-asian="Proxima Nova" style:font-size-asian="30pt" style:font-style-asian="normal" style:font-weight-asian="normal" style:font-name-complex="Proxima Nova" style:font-size-complex="30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Proxima Nova" fo:font-size="180pt" fo:letter-spacing="normal" fo:font-style="normal" style:text-underline-style="none" fo:font-weight="bold" style:font-name-asian="Proxima Nova" style:font-size-asian="180pt" style:font-style-asian="normal" style:font-weight-asian="bold" style:font-name-complex="Proxima Nova" style:font-size-complex="180pt" style:font-style-complex="normal" style:font-weight-complex="bold"/>
    </style:style>
    <style:style style:name="T19" style:family="text">
      <style:text-properties fo:font-variant="normal" fo:text-transform="none" fo:color="#ff5252" style:text-line-through-style="none" style:text-line-through-type="none" style:text-position="0% 100%" style:font-name="Proxima Nova" fo:font-size="14pt" fo:letter-spacing="normal" fo:font-style="normal" style:text-underline-style="solid" style:text-underline-width="auto" style:text-underline-color="font-color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20" style:family="text">
      <style:text-properties fo:font-variant="normal" fo:text-transform="none" fo:color="#ff5252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Proxima Nova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Proxima Nova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Proxima Nova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style:font-name="Proxima Nov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style:font-name="Proxima Nova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Proxima Nova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54cm" text:min-label-width="0.916cm"/>
        <style:text-properties style:font-name="Proxima Nova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54cm" text:min-label-width="0.916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MANA for MPI</text:span><text:span text:style-name="T1"><text:line-break/></text:span><text:span text:style-name="T2">MPI-Agnostic Network-Agnostic Transparent Checkpointing</text:span></text:p>
          </draw:text-box>
        </draw:frame>
        <draw:frame draw:name="Google Shape;60;p13" presentation:style-name="pr2" draw:text-style-name="P4" draw:layer="layout" svg:width="22.563cm" svg:height="2.557cm" svg:x="1.418cm" svg:y="8.84cm" presentation:class="subtitle" presentation:user-transformed="true">
          <draw:text-box>
            <text:p text:style-name="P3"><text:span text:style-name="T2">Rohan Garg, *Gregory Price, and Gene Cooperman</text:span></text:p>
            <text:p text:style-name="P3"><text:span text:style-name="T3">Northeastern University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checkpoint, and why transparently?" draw:style-name="dp3" draw:master-page-name="TITLE_5f_AND_5f_BODY" presentation:presentation-page-layout-name="AL2T1">
        <draw:frame draw:name="Google Shape;65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Why checkpoint, and why transparently?</text:span></text:p>
          </draw:text-box>
        </draw:frame>
        <draw:frame draw:name="Google Shape;66;p14" presentation:style-name="pr5" draw:text-style-name="P8" xml:id="id1" draw:id="id1" draw:layer="layout" svg:width="23.667cm" svg:height="2.399cm" svg:x="0.866cm" svg:y="3.201cm" presentation:class="outline" presentation:user-transformed="true">
          <draw:text-box>
            <text:p text:style-name="P7"><text:span text:style-name="T5">Whether for maintenance, analysis, time-sharing, load balancing, or fault tolerance</text:span><text:span text:style-name="T5"><text:line-break/></text:span><text:span text:style-name="T5">HPC developers require the ability to suspend and resume computations.</text:span></text:p>
          </draw:text-box>
        </draw:frame>
        <draw:custom-shape draw:name="Google Shape;67;p14" draw:style-name="gr2" draw:text-style-name="P12" xml:id="id2" draw:id="id2" draw:layer="layout" svg:width="23.667cm" svg:height="4.106cm" svg:x="0.884cm" svg:y="5.601cm">
          <text:p text:style-name="P9"><text:span text:style-name="T5">Two general forms of checkpointing solutions</text:span></text:p>
          <text:list text:style-name="L6">
            <text:list-item>
              <text:p text:style-name="P10"><text:span text:style-name="T5">Transparent</text:span><text:span text:style-name="T5"><text:tab/></text:span><text:span text:style-name="T5"><text:tab/></text:span><text:span text:style-name="T5"><text:tab/></text:span><text:span text:style-name="T5"><text:tab/></text:span><text:span text:style-name="T5">- No or Low development overhead</text:span></text:p>
            </text:list-item>
            <text:list-item>
              <text:p text:style-name="P9"><text:span text:style-name="T5">Application-specific</text:span><text:span text:style-name="T5"><text:tab/></text:span><text:span text:style-name="T5"><text:tab/></text:span><text:span text:style-name="T5">- Moderate to High development overhead</text:span></text:p>
            </text:list-item>
          </text:list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2" draw:text-style-name="P12" xml:id="id3" draw:id="id3" draw:layer="layout" svg:width="23.667cm" svg:height="3.026cm" svg:x="0.866cm" svg:y="9.708cm">
          <text:p text:style-name="P9"><text:span text:style-name="T5">HPC Applications exist on a spectrum</text:span></text:p>
          <text:p text:style-name="P10"><text:span text:style-name="T5">Developers apply technologies based on where they live in that spectrum. </text:span></text:p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62;g5b60dd2bc4_0_55:notes" draw:style-name="gr1" draw:layer="layout" svg:width="16.932cm" svg:height="9.524cm" svg:x="1.059cm" svg:y="1.905cm" draw:page-number="2" presentation:class="page"/>
          <draw:frame draw:name="Google Shape;63;g5b60dd2bc4_0_5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zzle" draw:style-name="dp4" draw:master-page-name="TITLE_5f_AND_5f_BODY" presentation:presentation-page-layout-name="AL2T1">
        <draw:frame draw:name="Google Shape;73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Puzzle</text:span></text:p>
          </draw:text-box>
        </draw:frame>
        <draw:frame draw:name="Google Shape;74;p15" presentation:style-name="pr5" draw:text-style-name="P8" xml:id="id4" draw:id="id4" draw:layer="layout" svg:width="11.833cm" svg:height="2.467cm" svg:x="0.866cm" svg:y="2.901cm" presentation:class="outline" presentation:user-transformed="true">
          <draw:text-box>
            <text:p text:style-name="P9"><text:span text:style-name="T5">Can you solve checkpointing on...</text:span></text:p>
            <text:p text:style-name="P13"><text:span text:style-name="T5"><text:s text:c="12"/></text:span><text:span text:style-name="T5">Cray MPI over Infiniband</text:span></text:p>
          </draw:text-box>
        </draw:frame>
        <draw:frame draw:name="Google Shape;75;p15" presentation:style-name="pr5" draw:text-style-name="P8" xml:id="id48" draw:id="id48" draw:layer="layout" svg:width="11.833cm" svg:height="2.467cm" svg:x="12.7cm" svg:y="2.901cm" presentation:class="outline" presentation:user-transformed="true">
          <draw:text-box>
            <text:p text:style-name="P9"><text:span text:style-name="T5">And restart on…</text:span></text:p>
            <text:p text:style-name="P13"><text:span text:style-name="T5"><text:s text:c="15"/></text:span><text:span text:style-name="T5">MPICH over TCP/IP</text:span></text:p>
          </draw:text-box>
        </draw:frame>
        <draw:custom-shape draw:name="Google Shape;76;p15" draw:style-name="gr3" draw:text-style-name="P14" xml:id="id5" draw:id="id5" draw:layer="layout" svg:width="3.517cm" svg:height="2.719cm" svg:x="2.425cm" svg:y="5.76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4" draw:text-style-name="P15" xml:id="id6" draw:id="id6" draw:layer="layout" svg:width="1.222cm" svg:height="0.954cm" svg:x="2.7cm" svg:y="5.988cm">
          <text:p text:style-name="P1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5" draw:style-name="gr4" draw:text-style-name="P15" xml:id="id7" draw:id="id7" draw:layer="layout" svg:width="1.222cm" svg:height="0.954cm" svg:x="4.455cm" svg:y="5.988cm">
          <text:p text:style-name="P1"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4" draw:text-style-name="P15" xml:id="id8" draw:id="id8" draw:layer="layout" svg:width="1.222cm" svg:height="0.954cm" svg:x="2.7cm" svg:y="7.296cm">
          <text:p text:style-name="P1"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5" draw:style-name="gr4" draw:text-style-name="P15" xml:id="id9" draw:id="id9" draw:layer="layout" svg:width="1.222cm" svg:height="0.954cm" svg:x="4.455cm" svg:y="7.296cm">
          <text:p text:style-name="P1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5" draw:style-name="gr3" draw:text-style-name="P14" xml:id="id10" draw:id="id10" draw:layer="layout" svg:width="3.517cm" svg:height="2.719cm" svg:x="6.907cm" svg:y="5.76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5" draw:style-name="gr4" draw:text-style-name="P15" xml:id="id11" draw:id="id11" draw:layer="layout" svg:width="1.222cm" svg:height="0.954cm" svg:x="7.183cm" svg:y="5.988cm">
          <text:p text:style-name="P1"><text:span text:style-name="T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5" draw:style-name="gr4" draw:text-style-name="P15" xml:id="id12" draw:id="id12" draw:layer="layout" svg:width="1.222cm" svg:height="0.954cm" svg:x="8.938cm" svg:y="5.988cm">
          <text:p text:style-name="P1"><text:span text:style-name="T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5" draw:style-name="gr4" draw:text-style-name="P15" xml:id="id13" draw:id="id13" draw:layer="layout" svg:width="1.222cm" svg:height="0.954cm" svg:x="7.183cm" svg:y="7.296cm">
          <text:p text:style-name="P1"><text:span text:style-name="T7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5" draw:style-name="gr4" draw:text-style-name="P15" xml:id="id14" draw:id="id14" draw:layer="layout" svg:width="1.222cm" svg:height="0.954cm" svg:x="8.938cm" svg:y="7.296cm">
          <text:p text:style-name="P1"><text:span text:style-name="T7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5" draw:style-name="gr3" draw:text-style-name="P14" xml:id="id15" draw:id="id15" draw:layer="layout" svg:width="3.517cm" svg:height="2.719cm" svg:x="2.425cm" svg:y="9.44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5" draw:style-name="gr4" draw:text-style-name="P15" xml:id="id16" draw:id="id16" draw:layer="layout" svg:width="1.222cm" svg:height="0.954cm" svg:x="2.7cm" svg:y="9.671cm">
          <text:p text:style-name="P1"><text:span text:style-name="T7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5" draw:style-name="gr4" draw:text-style-name="P15" xml:id="id17" draw:id="id17" draw:layer="layout" svg:width="1.222cm" svg:height="0.954cm" svg:x="4.455cm" svg:y="9.671cm">
          <text:p text:style-name="P1"><text:span text:style-name="T7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5" draw:style-name="gr4" draw:text-style-name="P15" xml:id="id18" draw:id="id18" draw:layer="layout" svg:width="1.222cm" svg:height="0.954cm" svg:x="2.7cm" svg:y="10.979cm">
          <text:p text:style-name="P1"><text:span text:style-name="T7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5" draw:style-name="gr4" draw:text-style-name="P15" xml:id="id19" draw:id="id19" draw:layer="layout" svg:width="1.222cm" svg:height="0.954cm" svg:x="4.455cm" svg:y="10.979cm">
          <text:p text:style-name="P1"><text:span text:style-name="T7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5" draw:style-name="gr3" draw:text-style-name="P14" xml:id="id20" draw:id="id20" draw:layer="layout" svg:width="3.517cm" svg:height="2.719cm" svg:x="6.907cm" svg:y="9.44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5" draw:style-name="gr4" draw:text-style-name="P15" xml:id="id21" draw:id="id21" draw:layer="layout" svg:width="1.222cm" svg:height="0.954cm" svg:x="7.183cm" svg:y="9.671cm">
          <text:p text:style-name="P1"><text:span text:style-name="T7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5" draw:style-name="gr4" draw:text-style-name="P15" xml:id="id22" draw:id="id22" draw:layer="layout" svg:width="1.222cm" svg:height="0.954cm" svg:x="8.938cm" svg:y="9.671cm">
          <text:p text:style-name="P1"><text:span text:style-name="T7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5" draw:style-name="gr4" draw:text-style-name="P15" xml:id="id23" draw:id="id23" draw:layer="layout" svg:width="1.222cm" svg:height="0.954cm" svg:x="7.183cm" svg:y="10.979cm">
          <text:p text:style-name="P1"><text:span text:style-name="T7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5" draw:style-name="gr4" draw:text-style-name="P15" xml:id="id24" draw:id="id24" draw:layer="layout" svg:width="1.222cm" svg:height="0.954cm" svg:x="8.938cm" svg:y="10.979cm">
          <text:p text:style-name="P1"><text:span text:style-name="T7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5" draw:style-name="gr5" draw:text-style-name="P16" xml:id="id25" draw:id="id25" draw:layer="layout" svg:width="0.964cm" svg:height="0.001cm" svg:x="5.942cm" svg:y="7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15" draw:style-name="gr5" draw:text-style-name="P16" xml:id="id26" draw:id="id26" draw:layer="layout" svg:width="0.001cm" svg:height="0.962cm" svg:x="4.183cm" svg:y="8.4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;p15" draw:style-name="gr5" draw:text-style-name="P16" xml:id="id27" draw:id="id27" draw:layer="layout" svg:width="0.001cm" svg:height="0.962cm" svg:x="8.666cm" svg:y="8.4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;p15" draw:style-name="gr5" draw:text-style-name="P16" xml:id="id28" draw:id="id28" draw:layer="layout" svg:width="0.964cm" svg:height="0.001cm" svg:x="5.942cm" svg:y="10.8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15" draw:style-name="gr5" draw:text-style-name="P16" xml:id="id29" draw:id="id29" draw:layer="layout" svg:width="1.002cm" svg:height="0.982cm" draw:transform="rotate (-3.14159265358979) translate (6.937cm 9.4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;p15" draw:style-name="gr5" draw:text-style-name="P16" xml:id="id30" draw:id="id30" draw:layer="layout" svg:width="1.002cm" svg:height="1.021cm" draw:transform="rotate (-3.14159265358979) translate (6.918cm 9.46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2;p15" draw:style-name="gr5" draw:text-style-name="P16" xml:id="id31" draw:id="id31" draw:layer="layout" svg:width="0.532cm" svg:height="0.001cm" draw:transform="rotate (-3.14159265358979) translate (4.455cm 7.7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3;p15" draw:style-name="gr5" draw:text-style-name="P16" xml:id="id32" draw:id="id32" draw:layer="layout" svg:width="0.532cm" svg:height="0.001cm" draw:transform="rotate (-3.14159265358979) translate (4.455cm 6.4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4;p15" draw:style-name="gr5" draw:text-style-name="P16" xml:id="id33" draw:id="id33" draw:layer="layout" svg:width="0.001cm" svg:height="0.352cm" svg:x="5.066cm" svg:y="6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5" draw:style-name="gr5" draw:text-style-name="P16" xml:id="id34" draw:id="id34" draw:layer="layout" svg:width="0.001cm" svg:height="0.352cm" svg:x="3.312cm" svg:y="6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5" draw:style-name="gr3" draw:text-style-name="P14" xml:id="id49" draw:id="id49" draw:layer="layout" svg:width="1.757cm" svg:height="2.719cm" svg:x="14.066cm" svg:y="5.78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5" draw:style-name="gr4" draw:text-style-name="P15" xml:id="id50" draw:id="id50" draw:layer="layout" svg:width="1.222cm" svg:height="0.954cm" svg:x="14.342cm" svg:y="6.008cm">
          <text:p text:style-name="P1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5" draw:style-name="gr4" draw:text-style-name="P15" xml:id="id51" draw:id="id51" draw:layer="layout" svg:width="1.222cm" svg:height="0.954cm" svg:x="14.342cm" svg:y="7.316cm">
          <text:p text:style-name="P1"><text:span text:style-name="T7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5" draw:style-name="gr5" draw:text-style-name="P16" xml:id="id52" draw:id="id52" draw:layer="layout" svg:width="0.001cm" svg:height="0.352cm" svg:x="14.953cm" svg:y="6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;p15" draw:style-name="gr3" draw:text-style-name="P14" xml:id="id53" draw:id="id53" draw:layer="layout" svg:width="1.757cm" svg:height="2.719cm" svg:x="16.475cm" svg:y="5.78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5" draw:style-name="gr4" draw:text-style-name="P15" xml:id="id54" draw:id="id54" draw:layer="layout" svg:width="1.222cm" svg:height="0.954cm" svg:x="16.751cm" svg:y="6.008cm">
          <text:p text:style-name="P1"><text:span text:style-name="T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5" draw:style-name="gr4" draw:text-style-name="P15" xml:id="id55" draw:id="id55" draw:layer="layout" svg:width="1.222cm" svg:height="0.954cm" svg:x="16.751cm" svg:y="7.316cm">
          <text:p text:style-name="P1"><text:span text:style-name="T7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5" draw:style-name="gr5" draw:text-style-name="P16" xml:id="id56" draw:id="id56" draw:layer="layout" svg:width="0.001cm" svg:height="0.352cm" svg:x="17.362cm" svg:y="6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4;p15" draw:style-name="gr3" draw:text-style-name="P14" xml:id="id57" draw:id="id57" draw:layer="layout" svg:width="1.757cm" svg:height="2.719cm" svg:x="19.298cm" svg:y="5.78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5" draw:style-name="gr4" draw:text-style-name="P15" xml:id="id58" draw:id="id58" draw:layer="layout" svg:width="1.222cm" svg:height="0.954cm" svg:x="19.574cm" svg:y="6.008cm">
          <text:p text:style-name="P1"><text:span text:style-name="T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5" draw:style-name="gr4" draw:text-style-name="P15" xml:id="id59" draw:id="id59" draw:layer="layout" svg:width="1.222cm" svg:height="0.954cm" svg:x="19.574cm" svg:y="7.316cm">
          <text:p text:style-name="P1"><text:span text:style-name="T7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5" draw:style-name="gr5" draw:text-style-name="P16" xml:id="id60" draw:id="id60" draw:layer="layout" svg:width="0.001cm" svg:height="0.352cm" svg:x="20.185cm" svg:y="6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8;p15" draw:style-name="gr3" draw:text-style-name="P14" xml:id="id61" draw:id="id61" draw:layer="layout" svg:width="1.757cm" svg:height="2.719cm" svg:x="21.707cm" svg:y="5.78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5" draw:style-name="gr4" draw:text-style-name="P15" xml:id="id62" draw:id="id62" draw:layer="layout" svg:width="1.222cm" svg:height="0.954cm" svg:x="21.983cm" svg:y="6.008cm">
          <text:p text:style-name="P1"><text:span text:style-name="T7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5" draw:style-name="gr4" draw:text-style-name="P15" xml:id="id63" draw:id="id63" draw:layer="layout" svg:width="1.222cm" svg:height="0.954cm" svg:x="21.983cm" svg:y="7.316cm">
          <text:p text:style-name="P1"><text:span text:style-name="T7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5" draw:style-name="gr5" draw:text-style-name="P16" xml:id="id64" draw:id="id64" draw:layer="layout" svg:width="0.001cm" svg:height="0.352cm" svg:x="22.594cm" svg:y="6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2;p15" draw:style-name="gr3" draw:text-style-name="P14" xml:id="id65" draw:id="id65" draw:layer="layout" svg:width="1.757cm" svg:height="2.719cm" svg:x="14.066cm" svg:y="9.45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5" draw:style-name="gr4" draw:text-style-name="P15" xml:id="id66" draw:id="id66" draw:layer="layout" svg:width="1.222cm" svg:height="0.954cm" svg:x="14.342cm" svg:y="9.681cm">
          <text:p text:style-name="P1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5" draw:style-name="gr4" draw:text-style-name="P15" xml:id="id67" draw:id="id67" draw:layer="layout" svg:width="1.222cm" svg:height="0.954cm" svg:x="14.342cm" svg:y="10.989cm">
          <text:p text:style-name="P1"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5" draw:style-name="gr5" draw:text-style-name="P16" xml:id="id68" draw:id="id68" draw:layer="layout" svg:width="0.001cm" svg:height="0.352cm" svg:x="14.953cm" svg:y="10.6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;p15" draw:style-name="gr3" draw:text-style-name="P14" xml:id="id69" draw:id="id69" draw:layer="layout" svg:width="1.757cm" svg:height="2.719cm" svg:x="16.475cm" svg:y="9.45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5" draw:style-name="gr4" draw:text-style-name="P15" xml:id="id70" draw:id="id70" draw:layer="layout" svg:width="1.222cm" svg:height="0.954cm" svg:x="16.751cm" svg:y="9.681cm">
          <text:p text:style-name="P1"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5" draw:style-name="gr4" draw:text-style-name="P15" xml:id="id71" draw:id="id71" draw:layer="layout" svg:width="1.222cm" svg:height="0.954cm" svg:x="16.751cm" svg:y="10.989cm">
          <text:p text:style-name="P1"><text:span text:style-name="T7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5" draw:style-name="gr5" draw:text-style-name="P16" xml:id="id72" draw:id="id72" draw:layer="layout" svg:width="0.001cm" svg:height="0.352cm" svg:x="17.362cm" svg:y="10.6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15" draw:style-name="gr3" draw:text-style-name="P14" xml:id="id73" draw:id="id73" draw:layer="layout" svg:width="1.757cm" svg:height="2.719cm" svg:x="19.298cm" svg:y="9.45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5" draw:style-name="gr4" draw:text-style-name="P15" xml:id="id74" draw:id="id74" draw:layer="layout" svg:width="1.222cm" svg:height="0.954cm" svg:x="19.574cm" svg:y="9.681cm">
          <text:p text:style-name="P1"><text:span text:style-name="T7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5" draw:style-name="gr4" draw:text-style-name="P15" xml:id="id75" draw:id="id75" draw:layer="layout" svg:width="1.222cm" svg:height="0.954cm" svg:x="19.574cm" svg:y="10.989cm">
          <text:p text:style-name="P1"><text:span text:style-name="T7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5" draw:style-name="gr5" draw:text-style-name="P16" xml:id="id76" draw:id="id76" draw:layer="layout" svg:width="0.001cm" svg:height="0.352cm" svg:x="20.185cm" svg:y="10.6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;p15" draw:style-name="gr3" draw:text-style-name="P14" xml:id="id77" draw:id="id77" draw:layer="layout" svg:width="1.757cm" svg:height="2.667cm" svg:x="21.697cm" svg:y="9.488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5" draw:style-name="gr4" draw:text-style-name="P15" xml:id="id78" draw:id="id78" draw:layer="layout" svg:width="1.222cm" svg:height="0.936cm" svg:x="21.973cm" svg:y="9.709cm">
          <text:p text:style-name="P1"><text:span text:style-name="T7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5" draw:style-name="gr4" draw:text-style-name="P15" xml:id="id79" draw:id="id79" draw:layer="layout" svg:width="1.222cm" svg:height="0.936cm" svg:x="21.973cm" svg:y="10.991cm">
          <text:p text:style-name="P1"><text:span text:style-name="T7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5" draw:style-name="gr5" draw:text-style-name="P16" xml:id="id80" draw:id="id80" draw:layer="layout" svg:width="0.001cm" svg:height="0.345cm" svg:x="22.584cm" svg:y="10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8;p15" draw:style-name="gr6" draw:text-style-name="P16" xml:id="id81" draw:id="id81" draw:layer="layout" svg:width="0.001cm" svg:height="0.952cm" svg:x="14.945cm" svg:y="8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9;p15" draw:style-name="gr6" draw:text-style-name="P16" xml:id="id82" draw:id="id82" draw:layer="layout" svg:width="2.408cm" svg:height="0.952cm" svg:x="14.945cm" svg:y="8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;p15" draw:style-name="gr6" draw:text-style-name="P16" xml:id="id83" draw:id="id83" draw:layer="layout" svg:width="2.408cm" svg:height="0.952cm" draw:transform="rotate (-3.14159265358979) translate (17.355cm 9.4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1;p15" draw:style-name="gr6" draw:text-style-name="P16" xml:id="id84" draw:id="id84" draw:layer="layout" svg:width="0.001cm" svg:height="0.952cm" svg:x="20.177cm" svg:y="8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2;p15" draw:style-name="gr6" draw:text-style-name="P16" xml:id="id85" draw:id="id85" draw:layer="layout" svg:width="0.009cm" svg:height="0.984cm" svg:x="22.574cm" svg:y="8.5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15" draw:style-name="gr6" draw:text-style-name="P16" xml:id="id86" draw:id="id86" draw:layer="layout" svg:width="0.001cm" svg:height="0.952cm" svg:x="17.355cm" svg:y="8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15" draw:style-name="gr6" draw:text-style-name="P16" xml:id="id87" draw:id="id87" draw:layer="layout" svg:width="2.398cm" svg:height="0.972cm" draw:transform="rotate (-3.14159265358979) translate (22.586cm 9.4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5;p15" draw:style-name="gr6" draw:text-style-name="P16" xml:id="id88" draw:id="id88" draw:layer="layout" svg:width="2.398cm" svg:height="0.984cm" svg:x="20.177cm" svg:y="8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15" draw:style-name="gr6" draw:text-style-name="P16" xml:id="id89" draw:id="id89" draw:layer="layout" svg:width="0.65cm" svg:height="0.001cm" svg:x="21.056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gr6" draw:text-style-name="P16" xml:id="id90" draw:id="id90" draw:layer="layout" svg:width="0.64cm" svg:height="0.005cm" svg:x="21.056cm" svg:y="10.8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15" draw:style-name="gr6" draw:text-style-name="P16" xml:id="id91" draw:id="id91" draw:layer="layout" svg:width="1.063cm" svg:height="0.001cm" svg:x="18.234cm" svg:y="10.8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;p15" draw:style-name="gr6" draw:text-style-name="P16" xml:id="id92" draw:id="id92" draw:layer="layout" svg:width="0.65cm" svg:height="0.001cm" svg:x="15.825cm" svg:y="10.8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15" draw:style-name="gr6" draw:text-style-name="P16" xml:id="id93" draw:id="id93" draw:layer="layout" svg:width="0.65cm" svg:height="0.001cm" svg:x="15.825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15" draw:style-name="gr6" draw:text-style-name="P16" xml:id="id94" draw:id="id94" draw:layer="layout" svg:width="1.063cm" svg:height="0.001cm" svg:x="18.234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15" draw:style-name="gr6" draw:text-style-name="P16" xml:id="id95" draw:id="id95" draw:layer="layout" svg:width="0.001cm" svg:height="5.231cm" draw:transform="rotate (-1.5707963267949) translate (22.584cm 8.504cm)">
          <text:p/>
          <draw:enhanced-geometry draw:mirror-horizontal="true" draw:mirror-vertical="false" draw:text-areas="0 0 ?f2 ?f3" svg:viewBox="0 0 0 0" draw:type="ooxml-bentConnector3" draw:modifiers="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53;p15" draw:style-name="gr6" draw:text-style-name="P16" xml:id="id96" draw:id="id96" draw:layer="layout" svg:width="0.952cm" svg:height="2.822cm" draw:transform="rotate (1.5707963267949) translate (17.354cm 9.456cm)">
          <text:p/>
          <draw:enhanced-geometry draw:mirror-horizontal="true" draw:mirror-vertical="false" draw:text-areas="0 0 ?f2 ?f3" svg:viewBox="0 0 0 0" draw:type="ooxml-bentConnector3" draw:modifiers="5001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54;p15" draw:style-name="gr6" draw:text-style-name="P16" xml:id="id97" draw:id="id97" draw:layer="layout" svg:width="0.984cm" svg:height="5.221cm" draw:transform="rotate (1.5707963267949) translate (17.352cm 9.488cm)">
          <text:p/>
          <draw:enhanced-geometry draw:mirror-horizontal="true" draw:mirror-vertical="false" draw:text-areas="0 0 ?f2 ?f3" svg:viewBox="0 0 0 0" draw:type="ooxml-bentConnector3" draw:modifiers="4998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55;p15" draw:style-name="gr6" draw:text-style-name="P16" xml:id="id98" draw:id="id98" draw:layer="layout" svg:width="0.001cm" svg:height="5.231cm" draw:transform="rotate (-1.5707963267949) translate (20.175cm 8.504cm)">
          <text:p/>
          <draw:enhanced-geometry draw:mirror-horizontal="true" draw:mirror-vertical="false" draw:text-areas="0 0 ?f2 ?f3" svg:viewBox="0 0 0 0" draw:type="ooxml-bentConnector3" draw:modifiers="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56;p15" draw:style-name="gr6" draw:text-style-name="P16" xml:id="id99" draw:id="id99" draw:layer="layout" svg:width="0.001cm" svg:height="7.64cm" draw:transform="rotate (-1.5707963267949) translate (22.586cm 8.504cm)">
          <text:p/>
          <draw:enhanced-geometry draw:mirror-horizontal="true" draw:mirror-vertical="false" draw:text-areas="0 0 ?f2 ?f3" svg:viewBox="0 0 0 0" draw:type="ooxml-bentConnector3" draw:modifiers="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57;p15" draw:style-name="gr6" draw:text-style-name="P16" xml:id="id100" draw:id="id100" draw:layer="layout" svg:width="0.984cm" svg:height="7.63cm" draw:transform="rotate (-1.5707963267949) translate (22.576cm 8.504cm)">
          <text:p/>
          <draw:enhanced-geometry draw:mirror-horizontal="true" draw:mirror-vertical="false" draw:text-areas="0 0 ?f2 ?f3" svg:viewBox="0 0 0 0" draw:type="ooxml-bentConnector3" draw:modifiers="4998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58;p15" draw:style-name="gr6" draw:text-style-name="P16" xml:id="id101" draw:id="id101" draw:layer="layout" svg:width="0.952cm" svg:height="5.231cm" draw:transform="rotate (-1.5707963267949) translate (20.175cm 8.504cm)">
          <text:p/>
          <draw:enhanced-geometry draw:mirror-horizontal="true" draw:mirror-vertical="false" draw:text-areas="0 0 ?f2 ?f3" svg:viewBox="0 0 0 0" draw:type="ooxml-bentConnector3" draw:modifiers="5001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59;p15" draw:style-name="gr5" draw:text-style-name="P16" xml:id="id35" draw:id="id35" draw:layer="layout" svg:width="0.532cm" svg:height="0.001cm" svg:x="8.405cm" svg:y="6.4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0;p15" draw:style-name="gr5" draw:text-style-name="P16" xml:id="id36" draw:id="id36" draw:layer="layout" svg:width="0.001cm" svg:height="0.352cm" svg:x="9.549cm" svg:y="6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15" draw:style-name="gr5" draw:text-style-name="P16" xml:id="id37" draw:id="id37" draw:layer="layout" svg:width="0.001cm" svg:height="0.352cm" svg:x="7.794cm" svg:y="6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2;p15" draw:style-name="gr5" draw:text-style-name="P16" xml:id="id38" draw:id="id38" draw:layer="layout" svg:width="0.532cm" svg:height="0.001cm" svg:x="8.405cm" svg:y="7.7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15" draw:style-name="gr5" draw:text-style-name="P16" xml:id="id39" draw:id="id39" draw:layer="layout" svg:width="0.532cm" svg:height="0.001cm" draw:transform="rotate (-3.14159265358979) translate (8.938cm 10.1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15" draw:style-name="gr5" draw:text-style-name="P16" xml:id="id40" draw:id="id40" draw:layer="layout" svg:width="0.001cm" svg:height="0.352cm" draw:transform="rotate (-3.14159265358979) translate (9.549cm 10.97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5;p15" draw:style-name="gr5" draw:text-style-name="P16" xml:id="id41" draw:id="id41" draw:layer="layout" svg:width="0.001cm" svg:height="0.352cm" svg:x="7.794cm" svg:y="10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15" draw:style-name="gr5" draw:text-style-name="P16" xml:id="id42" draw:id="id42" draw:layer="layout" svg:width="0.532cm" svg:height="0.001cm" svg:x="8.405cm" svg:y="11.4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5" draw:style-name="gr5" draw:text-style-name="P16" xml:id="id43" draw:id="id43" draw:layer="layout" svg:width="0.532cm" svg:height="0.001cm" svg:x="3.923cm" svg:y="10.1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15" draw:style-name="gr5" draw:text-style-name="P16" xml:id="id44" draw:id="id44" draw:layer="layout" svg:width="0.001cm" svg:height="0.352cm" svg:x="3.312cm" svg:y="10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15" draw:style-name="gr5" draw:text-style-name="P16" xml:id="id45" draw:id="id45" draw:layer="layout" svg:width="0.532cm" svg:height="0.001cm" svg:x="3.923cm" svg:y="11.4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0;p15" draw:style-name="gr5" draw:text-style-name="P16" xml:id="id46" draw:id="id46" draw:layer="layout" svg:width="0.001cm" svg:height="0.352cm" svg:x="5.066cm" svg:y="10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15" draw:style-name="gr2" draw:text-style-name="P12" xml:id="id47" draw:id="id47" draw:layer="layout" svg:width="7.999cm" svg:height="1.1cm" svg:x="2.417cm" svg:y="12.312cm">
          <text:p text:style-name="P3"><text:span text:style-name="T8">4 Nodes, 4 Cores/Ranks per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5" draw:style-name="gr2" draw:text-style-name="P12" xml:id="id102" draw:id="id102" draw:layer="layout" svg:width="7.999cm" svg:height="1.1cm" svg:x="14.617cm" svg:y="12.296cm">
          <text:p text:style-name="P3"><text:span text:style-name="T8">8 Nodes, 2 Cores/Ranks per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5" draw:style-name="gr7" draw:text-style-name="P16" xml:id="id104" draw:id="id104" draw:layer="layout" svg:width="2.102cm" svg:height="0.001cm" draw:transform="rotate (-3.14159265358979) translate (12.125cm 7.1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;p15" draw:style-name="gr2" draw:text-style-name="P12" xml:id="id103" draw:id="id103" draw:layer="layout" svg:width="2.314cm" svg:height="1.32cm" svg:x="11.088cm" svg:y="7.113cm">
          <text:p text:style-name="P3"><text:span text:style-name="T9">Shared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5" draw:style-name="gr7" draw:text-style-name="P16" xml:id="id106" draw:id="id106" draw:layer="layout" svg:width="1.748cm" svg:height="0.001cm" svg:x="13.019cm" svg:y="10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6;p15" draw:style-name="gr2" draw:text-style-name="P12" xml:id="id105" draw:id="id105" draw:layer="layout" svg:width="2.314cm" svg:height="1.59cm" svg:x="11.537cm" svg:y="10.698cm">
          <text:p text:style-name="P3"><text:span text:style-name="T9">Shared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1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1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1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1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1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1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1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1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1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1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1s" smil:targetElement="id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1s" smil:targetElement="id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1s" smil:targetElement="id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1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1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1s" smil:targetElement="id1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1s" smil:targetElement="id10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1.1s" smil:targetElement="id1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4" smil:attributeName="visibility" smil:to="visible"/>
                  <anim:transitionFilter smil:dur="1s" smil:targetElement="id104" smil:type="fade" smil:subtype="crossfade"/>
                </anim:par>
              </anim:par>
              <anim:par smil:begin="1.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5" smil:attributeName="visibility" smil:to="visible"/>
                  <anim:transitionFilter smil:dur="1s" smil:targetElement="id10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6" smil:attributeName="visibility" smil:to="visible"/>
                  <anim:transitionFilter smil:dur="1s" smil:targetElement="id106" smil:type="fade" smil:subtype="crossfade"/>
                </anim:par>
              </anim:par>
            </anim:par>
          </anim:seq>
        </anim:par>
        <presentation:notes draw:style-name="dp2">
          <draw:page-thumbnail draw:name="Google Shape;70;g59982e8308_8_0:notes" draw:style-name="gr1" draw:layer="layout" svg:width="16.932cm" svg:height="9.524cm" svg:x="1.059cm" svg:y="1.905cm" draw:page-number="3" presentation:class="page"/>
          <draw:frame draw:name="Google Shape;71;g59982e8308_8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oss-Cluster Migration" draw:style-name="dp5" draw:master-page-name="TITLE_5f_AND_5f_BODY" presentation:presentation-page-layout-name="AL2T1">
        <draw:frame draw:name="Google Shape;181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Cross-Cluster Migration</text:span></text:p>
          </draw:text-box>
        </draw:frame>
        <draw:frame draw:name="Google Shape;182;p16" presentation:style-name="pr5" draw:text-style-name="P8" xml:id="id107" draw:id="id107" draw:layer="layout" svg:width="11.833cm" svg:height="2.467cm" svg:x="0.866cm" svg:y="2.901cm" presentation:class="outline" presentation:user-transformed="true">
          <draw:text-box>
            <text:p text:style-name="P9"><text:span text:style-name="T5">It is now possible to checkpoint on</text:span></text:p>
            <text:p text:style-name="P13"><text:span text:style-name="T5"><text:s text:c="12"/></text:span><text:span text:style-name="T5">Cray MPI over Infiniband</text:span></text:p>
          </draw:text-box>
        </draw:frame>
        <draw:frame draw:name="Google Shape;183;p16" presentation:style-name="pr5" draw:text-style-name="P8" xml:id="id151" draw:id="id151" draw:layer="layout" svg:width="11.833cm" svg:height="2.467cm" svg:x="12.7cm" svg:y="2.901cm" presentation:class="outline" presentation:user-transformed="true">
          <draw:text-box>
            <text:p text:style-name="P9"><text:span text:style-name="T5">And restart on…</text:span></text:p>
            <text:p text:style-name="P13"><text:span text:style-name="T5"><text:s text:c="15"/></text:span><text:span text:style-name="T5">MPICH over TCP/IP</text:span></text:p>
          </draw:text-box>
        </draw:frame>
        <draw:custom-shape draw:name="Google Shape;184;p16" draw:style-name="gr3" draw:text-style-name="P14" xml:id="id108" draw:id="id108" draw:layer="layout" svg:width="3.517cm" svg:height="2.719cm" svg:x="2.425cm" svg:y="5.76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6" draw:style-name="gr4" draw:text-style-name="P15" xml:id="id109" draw:id="id109" draw:layer="layout" svg:width="1.222cm" svg:height="0.954cm" svg:x="2.7cm" svg:y="5.988cm">
          <text:p text:style-name="P1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16" draw:style-name="gr4" draw:text-style-name="P15" xml:id="id110" draw:id="id110" draw:layer="layout" svg:width="1.222cm" svg:height="0.954cm" svg:x="4.455cm" svg:y="5.988cm">
          <text:p text:style-name="P1"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16" draw:style-name="gr4" draw:text-style-name="P15" xml:id="id111" draw:id="id111" draw:layer="layout" svg:width="1.222cm" svg:height="0.954cm" svg:x="2.7cm" svg:y="7.296cm">
          <text:p text:style-name="P1"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16" draw:style-name="gr4" draw:text-style-name="P15" xml:id="id112" draw:id="id112" draw:layer="layout" svg:width="1.222cm" svg:height="0.954cm" svg:x="4.455cm" svg:y="7.296cm">
          <text:p text:style-name="P1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16" draw:style-name="gr3" draw:text-style-name="P14" xml:id="id113" draw:id="id113" draw:layer="layout" svg:width="3.517cm" svg:height="2.719cm" svg:x="6.907cm" svg:y="5.76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16" draw:style-name="gr4" draw:text-style-name="P15" xml:id="id114" draw:id="id114" draw:layer="layout" svg:width="1.222cm" svg:height="0.954cm" svg:x="7.183cm" svg:y="5.988cm">
          <text:p text:style-name="P1"><text:span text:style-name="T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16" draw:style-name="gr4" draw:text-style-name="P15" xml:id="id115" draw:id="id115" draw:layer="layout" svg:width="1.222cm" svg:height="0.954cm" svg:x="8.938cm" svg:y="5.988cm">
          <text:p text:style-name="P1"><text:span text:style-name="T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16" draw:style-name="gr4" draw:text-style-name="P15" xml:id="id116" draw:id="id116" draw:layer="layout" svg:width="1.222cm" svg:height="0.954cm" svg:x="7.183cm" svg:y="7.296cm">
          <text:p text:style-name="P1"><text:span text:style-name="T7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16" draw:style-name="gr4" draw:text-style-name="P15" xml:id="id117" draw:id="id117" draw:layer="layout" svg:width="1.222cm" svg:height="0.954cm" svg:x="8.938cm" svg:y="7.296cm">
          <text:p text:style-name="P1"><text:span text:style-name="T7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16" draw:style-name="gr3" draw:text-style-name="P14" xml:id="id118" draw:id="id118" draw:layer="layout" svg:width="3.517cm" svg:height="2.719cm" svg:x="2.425cm" svg:y="9.44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16" draw:style-name="gr4" draw:text-style-name="P15" xml:id="id119" draw:id="id119" draw:layer="layout" svg:width="1.222cm" svg:height="0.954cm" svg:x="2.7cm" svg:y="9.671cm">
          <text:p text:style-name="P1"><text:span text:style-name="T7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16" draw:style-name="gr4" draw:text-style-name="P15" xml:id="id120" draw:id="id120" draw:layer="layout" svg:width="1.222cm" svg:height="0.954cm" svg:x="4.455cm" svg:y="9.671cm">
          <text:p text:style-name="P1"><text:span text:style-name="T7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16" draw:style-name="gr4" draw:text-style-name="P15" xml:id="id121" draw:id="id121" draw:layer="layout" svg:width="1.222cm" svg:height="0.954cm" svg:x="2.7cm" svg:y="10.979cm">
          <text:p text:style-name="P1"><text:span text:style-name="T7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6" draw:style-name="gr4" draw:text-style-name="P15" xml:id="id122" draw:id="id122" draw:layer="layout" svg:width="1.222cm" svg:height="0.954cm" svg:x="4.455cm" svg:y="10.979cm">
          <text:p text:style-name="P1"><text:span text:style-name="T7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6" draw:style-name="gr3" draw:text-style-name="P14" xml:id="id123" draw:id="id123" draw:layer="layout" svg:width="3.517cm" svg:height="2.719cm" svg:x="6.907cm" svg:y="9.44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16" draw:style-name="gr4" draw:text-style-name="P15" xml:id="id124" draw:id="id124" draw:layer="layout" svg:width="1.222cm" svg:height="0.954cm" svg:x="7.183cm" svg:y="9.671cm">
          <text:p text:style-name="P1"><text:span text:style-name="T7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16" draw:style-name="gr4" draw:text-style-name="P15" xml:id="id125" draw:id="id125" draw:layer="layout" svg:width="1.222cm" svg:height="0.954cm" svg:x="8.938cm" svg:y="9.671cm">
          <text:p text:style-name="P1"><text:span text:style-name="T7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16" draw:style-name="gr4" draw:text-style-name="P15" xml:id="id126" draw:id="id126" draw:layer="layout" svg:width="1.222cm" svg:height="0.954cm" svg:x="7.183cm" svg:y="10.979cm">
          <text:p text:style-name="P1"><text:span text:style-name="T7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16" draw:style-name="gr4" draw:text-style-name="P15" xml:id="id127" draw:id="id127" draw:layer="layout" svg:width="1.222cm" svg:height="0.954cm" svg:x="8.938cm" svg:y="10.979cm">
          <text:p text:style-name="P1"><text:span text:style-name="T7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6" draw:style-name="gr5" draw:text-style-name="P16" xml:id="id128" draw:id="id128" draw:layer="layout" svg:width="0.964cm" svg:height="0.001cm" svg:x="5.942cm" svg:y="7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5;p16" draw:style-name="gr5" draw:text-style-name="P16" xml:id="id129" draw:id="id129" draw:layer="layout" svg:width="0.001cm" svg:height="0.962cm" svg:x="4.183cm" svg:y="8.4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6;p16" draw:style-name="gr5" draw:text-style-name="P16" xml:id="id130" draw:id="id130" draw:layer="layout" svg:width="0.001cm" svg:height="0.962cm" svg:x="8.666cm" svg:y="8.4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7;p16" draw:style-name="gr5" draw:text-style-name="P16" xml:id="id131" draw:id="id131" draw:layer="layout" svg:width="0.964cm" svg:height="0.001cm" svg:x="5.942cm" svg:y="10.8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;p16" draw:style-name="gr5" draw:text-style-name="P16" xml:id="id132" draw:id="id132" draw:layer="layout" svg:width="1.002cm" svg:height="0.982cm" draw:transform="rotate (-3.14159265358979) translate (6.937cm 9.4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9;p16" draw:style-name="gr5" draw:text-style-name="P16" xml:id="id133" draw:id="id133" draw:layer="layout" svg:width="1.002cm" svg:height="1.021cm" draw:transform="rotate (-3.14159265358979) translate (6.918cm 9.46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0;p16" draw:style-name="gr5" draw:text-style-name="P16" xml:id="id134" draw:id="id134" draw:layer="layout" svg:width="0.532cm" svg:height="0.001cm" draw:transform="rotate (-3.14159265358979) translate (4.455cm 7.7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16" draw:style-name="gr5" draw:text-style-name="P16" xml:id="id135" draw:id="id135" draw:layer="layout" svg:width="0.532cm" svg:height="0.001cm" draw:transform="rotate (-3.14159265358979) translate (4.455cm 6.4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;p16" draw:style-name="gr5" draw:text-style-name="P16" xml:id="id136" draw:id="id136" draw:layer="layout" svg:width="0.001cm" svg:height="0.352cm" svg:x="5.066cm" svg:y="6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p16" draw:style-name="gr5" draw:text-style-name="P16" xml:id="id137" draw:id="id137" draw:layer="layout" svg:width="0.001cm" svg:height="0.352cm" svg:x="3.312cm" svg:y="6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16" draw:style-name="gr3" draw:text-style-name="P14" xml:id="id152" draw:id="id152" draw:layer="layout" svg:width="1.757cm" svg:height="2.719cm" svg:x="14.066cm" svg:y="5.78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16" draw:style-name="gr4" draw:text-style-name="P15" xml:id="id153" draw:id="id153" draw:layer="layout" svg:width="1.222cm" svg:height="0.954cm" svg:x="14.342cm" svg:y="6.008cm">
          <text:p text:style-name="P1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16" draw:style-name="gr4" draw:text-style-name="P15" xml:id="id154" draw:id="id154" draw:layer="layout" svg:width="1.222cm" svg:height="0.954cm" svg:x="14.342cm" svg:y="7.316cm">
          <text:p text:style-name="P1"><text:span text:style-name="T7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16" draw:style-name="gr5" draw:text-style-name="P16" xml:id="id155" draw:id="id155" draw:layer="layout" svg:width="0.001cm" svg:height="0.352cm" svg:x="14.953cm" svg:y="6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;p16" draw:style-name="gr3" draw:text-style-name="P14" xml:id="id156" draw:id="id156" draw:layer="layout" svg:width="1.757cm" svg:height="2.719cm" svg:x="16.475cm" svg:y="5.78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16" draw:style-name="gr4" draw:text-style-name="P15" xml:id="id157" draw:id="id157" draw:layer="layout" svg:width="1.222cm" svg:height="0.954cm" svg:x="16.751cm" svg:y="6.008cm">
          <text:p text:style-name="P1"><text:span text:style-name="T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16" draw:style-name="gr4" draw:text-style-name="P15" xml:id="id158" draw:id="id158" draw:layer="layout" svg:width="1.222cm" svg:height="0.954cm" svg:x="16.751cm" svg:y="7.316cm">
          <text:p text:style-name="P1"><text:span text:style-name="T7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16" draw:style-name="gr5" draw:text-style-name="P16" xml:id="id159" draw:id="id159" draw:layer="layout" svg:width="0.001cm" svg:height="0.352cm" svg:x="17.362cm" svg:y="6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2;p16" draw:style-name="gr3" draw:text-style-name="P14" xml:id="id160" draw:id="id160" draw:layer="layout" svg:width="1.757cm" svg:height="2.719cm" svg:x="19.298cm" svg:y="5.78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16" draw:style-name="gr4" draw:text-style-name="P15" xml:id="id161" draw:id="id161" draw:layer="layout" svg:width="1.222cm" svg:height="0.954cm" svg:x="19.574cm" svg:y="6.008cm">
          <text:p text:style-name="P1"><text:span text:style-name="T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16" draw:style-name="gr4" draw:text-style-name="P15" xml:id="id162" draw:id="id162" draw:layer="layout" svg:width="1.222cm" svg:height="0.954cm" svg:x="19.574cm" svg:y="7.316cm">
          <text:p text:style-name="P1"><text:span text:style-name="T7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16" draw:style-name="gr5" draw:text-style-name="P16" xml:id="id163" draw:id="id163" draw:layer="layout" svg:width="0.001cm" svg:height="0.352cm" svg:x="20.185cm" svg:y="6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6;p16" draw:style-name="gr3" draw:text-style-name="P14" xml:id="id164" draw:id="id164" draw:layer="layout" svg:width="1.757cm" svg:height="2.719cm" svg:x="21.707cm" svg:y="5.78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16" draw:style-name="gr4" draw:text-style-name="P15" xml:id="id165" draw:id="id165" draw:layer="layout" svg:width="1.222cm" svg:height="0.954cm" svg:x="21.983cm" svg:y="6.008cm">
          <text:p text:style-name="P1"><text:span text:style-name="T7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16" draw:style-name="gr4" draw:text-style-name="P15" xml:id="id166" draw:id="id166" draw:layer="layout" svg:width="1.222cm" svg:height="0.954cm" svg:x="21.983cm" svg:y="7.316cm">
          <text:p text:style-name="P1"><text:span text:style-name="T7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16" draw:style-name="gr5" draw:text-style-name="P16" xml:id="id167" draw:id="id167" draw:layer="layout" svg:width="0.001cm" svg:height="0.352cm" svg:x="22.594cm" svg:y="6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16" draw:style-name="gr3" draw:text-style-name="P14" xml:id="id168" draw:id="id168" draw:layer="layout" svg:width="1.757cm" svg:height="2.719cm" svg:x="14.066cm" svg:y="9.45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16" draw:style-name="gr4" draw:text-style-name="P15" xml:id="id169" draw:id="id169" draw:layer="layout" svg:width="1.222cm" svg:height="0.954cm" svg:x="14.342cm" svg:y="9.681cm">
          <text:p text:style-name="P1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16" draw:style-name="gr4" draw:text-style-name="P15" xml:id="id170" draw:id="id170" draw:layer="layout" svg:width="1.222cm" svg:height="0.954cm" svg:x="14.342cm" svg:y="10.989cm">
          <text:p text:style-name="P1"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16" draw:style-name="gr5" draw:text-style-name="P16" xml:id="id171" draw:id="id171" draw:layer="layout" svg:width="0.001cm" svg:height="0.352cm" svg:x="14.953cm" svg:y="10.6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16" draw:style-name="gr3" draw:text-style-name="P14" xml:id="id172" draw:id="id172" draw:layer="layout" svg:width="1.757cm" svg:height="2.719cm" svg:x="16.475cm" svg:y="9.45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16" draw:style-name="gr4" draw:text-style-name="P15" xml:id="id173" draw:id="id173" draw:layer="layout" svg:width="1.222cm" svg:height="0.954cm" svg:x="16.751cm" svg:y="9.681cm">
          <text:p text:style-name="P1"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16" draw:style-name="gr4" draw:text-style-name="P15" xml:id="id174" draw:id="id174" draw:layer="layout" svg:width="1.222cm" svg:height="0.954cm" svg:x="16.751cm" svg:y="10.989cm">
          <text:p text:style-name="P1"><text:span text:style-name="T7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16" draw:style-name="gr5" draw:text-style-name="P16" xml:id="id175" draw:id="id175" draw:layer="layout" svg:width="0.001cm" svg:height="0.352cm" svg:x="17.362cm" svg:y="10.6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8;p16" draw:style-name="gr3" draw:text-style-name="P14" xml:id="id176" draw:id="id176" draw:layer="layout" svg:width="1.757cm" svg:height="2.719cm" svg:x="19.298cm" svg:y="9.45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16" draw:style-name="gr4" draw:text-style-name="P15" xml:id="id177" draw:id="id177" draw:layer="layout" svg:width="1.222cm" svg:height="0.954cm" svg:x="19.574cm" svg:y="9.681cm">
          <text:p text:style-name="P1"><text:span text:style-name="T7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16" draw:style-name="gr4" draw:text-style-name="P15" xml:id="id178" draw:id="id178" draw:layer="layout" svg:width="1.222cm" svg:height="0.954cm" svg:x="19.574cm" svg:y="10.989cm">
          <text:p text:style-name="P1"><text:span text:style-name="T7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16" draw:style-name="gr5" draw:text-style-name="P16" xml:id="id179" draw:id="id179" draw:layer="layout" svg:width="0.001cm" svg:height="0.352cm" svg:x="20.185cm" svg:y="10.6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2;p16" draw:style-name="gr3" draw:text-style-name="P14" xml:id="id180" draw:id="id180" draw:layer="layout" svg:width="1.757cm" svg:height="2.667cm" svg:x="21.697cm" svg:y="9.488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16" draw:style-name="gr4" draw:text-style-name="P15" xml:id="id181" draw:id="id181" draw:layer="layout" svg:width="1.222cm" svg:height="0.936cm" svg:x="21.973cm" svg:y="9.709cm">
          <text:p text:style-name="P1"><text:span text:style-name="T7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16" draw:style-name="gr4" draw:text-style-name="P15" xml:id="id182" draw:id="id182" draw:layer="layout" svg:width="1.222cm" svg:height="0.936cm" svg:x="21.973cm" svg:y="10.991cm">
          <text:p text:style-name="P1"><text:span text:style-name="T7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16" draw:style-name="gr5" draw:text-style-name="P16" xml:id="id183" draw:id="id183" draw:layer="layout" svg:width="0.001cm" svg:height="0.345cm" svg:x="22.584cm" svg:y="10.6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6;p16" draw:style-name="gr6" draw:text-style-name="P16" xml:id="id184" draw:id="id184" draw:layer="layout" svg:width="0.001cm" svg:height="0.952cm" svg:x="14.945cm" svg:y="8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7;p16" draw:style-name="gr6" draw:text-style-name="P16" xml:id="id185" draw:id="id185" draw:layer="layout" svg:width="2.408cm" svg:height="0.952cm" svg:x="14.945cm" svg:y="8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8;p16" draw:style-name="gr6" draw:text-style-name="P16" xml:id="id186" draw:id="id186" draw:layer="layout" svg:width="2.408cm" svg:height="0.952cm" draw:transform="rotate (-3.14159265358979) translate (17.355cm 9.4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9;p16" draw:style-name="gr6" draw:text-style-name="P16" xml:id="id187" draw:id="id187" draw:layer="layout" svg:width="0.001cm" svg:height="0.952cm" svg:x="20.177cm" svg:y="8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16" draw:style-name="gr6" draw:text-style-name="P16" xml:id="id188" draw:id="id188" draw:layer="layout" svg:width="0.009cm" svg:height="0.984cm" svg:x="22.574cm" svg:y="8.5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1;p16" draw:style-name="gr6" draw:text-style-name="P16" xml:id="id189" draw:id="id189" draw:layer="layout" svg:width="0.001cm" svg:height="0.952cm" svg:x="17.355cm" svg:y="8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16" draw:style-name="gr6" draw:text-style-name="P16" xml:id="id190" draw:id="id190" draw:layer="layout" svg:width="2.398cm" svg:height="0.972cm" draw:transform="rotate (-3.14159265358979) translate (22.586cm 9.4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3;p16" draw:style-name="gr6" draw:text-style-name="P16" xml:id="id191" draw:id="id191" draw:layer="layout" svg:width="2.398cm" svg:height="0.984cm" svg:x="20.177cm" svg:y="8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4;p16" draw:style-name="gr6" draw:text-style-name="P16" xml:id="id192" draw:id="id192" draw:layer="layout" svg:width="0.65cm" svg:height="0.001cm" svg:x="21.056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5;p16" draw:style-name="gr6" draw:text-style-name="P16" xml:id="id193" draw:id="id193" draw:layer="layout" svg:width="0.64cm" svg:height="0.005cm" svg:x="21.056cm" svg:y="10.8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6;p16" draw:style-name="gr6" draw:text-style-name="P16" xml:id="id194" draw:id="id194" draw:layer="layout" svg:width="1.063cm" svg:height="0.001cm" svg:x="18.234cm" svg:y="10.8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7;p16" draw:style-name="gr6" draw:text-style-name="P16" xml:id="id195" draw:id="id195" draw:layer="layout" svg:width="0.65cm" svg:height="0.001cm" svg:x="15.825cm" svg:y="10.8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8;p16" draw:style-name="gr6" draw:text-style-name="P16" xml:id="id196" draw:id="id196" draw:layer="layout" svg:width="0.65cm" svg:height="0.001cm" svg:x="15.825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9;p16" draw:style-name="gr6" draw:text-style-name="P16" xml:id="id197" draw:id="id197" draw:layer="layout" svg:width="1.063cm" svg:height="0.001cm" svg:x="18.234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0;p16" draw:style-name="gr6" draw:text-style-name="P16" xml:id="id198" draw:id="id198" draw:layer="layout" svg:width="0.001cm" svg:height="5.231cm" draw:transform="rotate (-1.5707963267949) translate (22.584cm 8.504cm)">
          <text:p/>
          <draw:enhanced-geometry draw:mirror-horizontal="true" draw:mirror-vertical="false" draw:text-areas="0 0 ?f2 ?f3" svg:viewBox="0 0 0 0" draw:type="ooxml-bentConnector3" draw:modifiers="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61;p16" draw:style-name="gr6" draw:text-style-name="P16" xml:id="id199" draw:id="id199" draw:layer="layout" svg:width="0.952cm" svg:height="2.822cm" draw:transform="rotate (1.5707963267949) translate (17.354cm 9.456cm)">
          <text:p/>
          <draw:enhanced-geometry draw:mirror-horizontal="true" draw:mirror-vertical="false" draw:text-areas="0 0 ?f2 ?f3" svg:viewBox="0 0 0 0" draw:type="ooxml-bentConnector3" draw:modifiers="5001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62;p16" draw:style-name="gr6" draw:text-style-name="P16" xml:id="id200" draw:id="id200" draw:layer="layout" svg:width="0.984cm" svg:height="5.221cm" draw:transform="rotate (1.5707963267949) translate (17.352cm 9.488cm)">
          <text:p/>
          <draw:enhanced-geometry draw:mirror-horizontal="true" draw:mirror-vertical="false" draw:text-areas="0 0 ?f2 ?f3" svg:viewBox="0 0 0 0" draw:type="ooxml-bentConnector3" draw:modifiers="4998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63;p16" draw:style-name="gr6" draw:text-style-name="P16" xml:id="id201" draw:id="id201" draw:layer="layout" svg:width="0.001cm" svg:height="5.231cm" draw:transform="rotate (-1.5707963267949) translate (20.175cm 8.504cm)">
          <text:p/>
          <draw:enhanced-geometry draw:mirror-horizontal="true" draw:mirror-vertical="false" draw:text-areas="0 0 ?f2 ?f3" svg:viewBox="0 0 0 0" draw:type="ooxml-bentConnector3" draw:modifiers="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64;p16" draw:style-name="gr6" draw:text-style-name="P16" xml:id="id202" draw:id="id202" draw:layer="layout" svg:width="0.001cm" svg:height="7.64cm" draw:transform="rotate (-1.5707963267949) translate (22.586cm 8.504cm)">
          <text:p/>
          <draw:enhanced-geometry draw:mirror-horizontal="true" draw:mirror-vertical="false" draw:text-areas="0 0 ?f2 ?f3" svg:viewBox="0 0 0 0" draw:type="ooxml-bentConnector3" draw:modifiers="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65;p16" draw:style-name="gr6" draw:text-style-name="P16" xml:id="id203" draw:id="id203" draw:layer="layout" svg:width="0.984cm" svg:height="7.63cm" draw:transform="rotate (-1.5707963267949) translate (22.576cm 8.504cm)">
          <text:p/>
          <draw:enhanced-geometry draw:mirror-horizontal="true" draw:mirror-vertical="false" draw:text-areas="0 0 ?f2 ?f3" svg:viewBox="0 0 0 0" draw:type="ooxml-bentConnector3" draw:modifiers="4998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66;p16" draw:style-name="gr6" draw:text-style-name="P16" xml:id="id204" draw:id="id204" draw:layer="layout" svg:width="0.952cm" svg:height="5.231cm" draw:transform="rotate (-1.5707963267949) translate (20.175cm 8.504cm)">
          <text:p/>
          <draw:enhanced-geometry draw:mirror-horizontal="true" draw:mirror-vertical="false" draw:text-areas="0 0 ?f2 ?f3" svg:viewBox="0 0 0 0" draw:type="ooxml-bentConnector3" draw:modifiers="5001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67;p16" draw:style-name="gr5" draw:text-style-name="P16" xml:id="id138" draw:id="id138" draw:layer="layout" svg:width="0.532cm" svg:height="0.001cm" svg:x="8.405cm" svg:y="6.4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8;p16" draw:style-name="gr5" draw:text-style-name="P16" xml:id="id139" draw:id="id139" draw:layer="layout" svg:width="0.001cm" svg:height="0.352cm" svg:x="9.549cm" svg:y="6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9;p16" draw:style-name="gr5" draw:text-style-name="P16" xml:id="id140" draw:id="id140" draw:layer="layout" svg:width="0.001cm" svg:height="0.352cm" svg:x="7.794cm" svg:y="6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0;p16" draw:style-name="gr5" draw:text-style-name="P16" xml:id="id141" draw:id="id141" draw:layer="layout" svg:width="0.532cm" svg:height="0.001cm" svg:x="8.405cm" svg:y="7.7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1;p16" draw:style-name="gr5" draw:text-style-name="P16" xml:id="id142" draw:id="id142" draw:layer="layout" svg:width="0.532cm" svg:height="0.001cm" draw:transform="rotate (-3.14159265358979) translate (8.938cm 10.1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2;p16" draw:style-name="gr5" draw:text-style-name="P16" xml:id="id143" draw:id="id143" draw:layer="layout" svg:width="0.001cm" svg:height="0.352cm" draw:transform="rotate (-3.14159265358979) translate (9.549cm 10.97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3;p16" draw:style-name="gr5" draw:text-style-name="P16" xml:id="id144" draw:id="id144" draw:layer="layout" svg:width="0.001cm" svg:height="0.352cm" svg:x="7.794cm" svg:y="10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4;p16" draw:style-name="gr5" draw:text-style-name="P16" xml:id="id145" draw:id="id145" draw:layer="layout" svg:width="0.532cm" svg:height="0.001cm" svg:x="8.405cm" svg:y="11.4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5;p16" draw:style-name="gr5" draw:text-style-name="P16" xml:id="id146" draw:id="id146" draw:layer="layout" svg:width="0.532cm" svg:height="0.001cm" svg:x="3.923cm" svg:y="10.1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;p16" draw:style-name="gr5" draw:text-style-name="P16" xml:id="id147" draw:id="id147" draw:layer="layout" svg:width="0.001cm" svg:height="0.352cm" svg:x="3.312cm" svg:y="10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7;p16" draw:style-name="gr5" draw:text-style-name="P16" xml:id="id148" draw:id="id148" draw:layer="layout" svg:width="0.532cm" svg:height="0.001cm" svg:x="3.923cm" svg:y="11.4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;p16" draw:style-name="gr5" draw:text-style-name="P16" xml:id="id149" draw:id="id149" draw:layer="layout" svg:width="0.001cm" svg:height="0.352cm" svg:x="5.066cm" svg:y="10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9;p16" draw:style-name="gr2" draw:text-style-name="P12" xml:id="id150" draw:id="id150" draw:layer="layout" svg:width="7.999cm" svg:height="1.1cm" svg:x="2.417cm" svg:y="12.312cm">
          <text:p text:style-name="P3"><text:span text:style-name="T8">4 Nodes, 4 Cores/Ranks per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16" draw:style-name="gr2" draw:text-style-name="P12" xml:id="id205" draw:id="id205" draw:layer="layout" svg:width="7.999cm" svg:height="1.1cm" svg:x="14.617cm" svg:y="12.296cm">
          <text:p text:style-name="P3"><text:span text:style-name="T8">8 Nodes, 2 Cores/Ranks per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16" draw:style-name="gr7" draw:text-style-name="P16" xml:id="id207" draw:id="id207" draw:layer="layout" svg:width="2.102cm" svg:height="0.001cm" draw:transform="rotate (-3.14159265358979) translate (12.125cm 7.1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2;p16" draw:style-name="gr2" draw:text-style-name="P12" xml:id="id206" draw:id="id206" draw:layer="layout" svg:width="2.314cm" svg:height="1.32cm" svg:x="11.088cm" svg:y="7.113cm">
          <text:p text:style-name="P3"><text:span text:style-name="T9">Shared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16" draw:style-name="gr7" draw:text-style-name="P16" xml:id="id209" draw:id="id209" draw:layer="layout" svg:width="1.748cm" svg:height="0.001cm" svg:x="13.019cm" svg:y="10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4;p16" draw:style-name="gr2" draw:text-style-name="P12" xml:id="id208" draw:id="id208" draw:layer="layout" svg:width="2.314cm" svg:height="1.59cm" svg:x="11.537cm" svg:y="10.698cm">
          <text:p text:style-name="P3"><text:span text:style-name="T9">Shared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" smil:attributeName="visibility" smil:to="visible"/>
                  <anim:transitionFilter smil:dur="1s" smil:targetElement="id107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8" smil:attributeName="visibility" smil:to="visible"/>
                  <anim:transitionFilter smil:dur="1s" smil:targetElement="id1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9" smil:attributeName="visibility" smil:to="visible"/>
                  <anim:transitionFilter smil:dur="1s" smil:targetElement="id1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0" smil:attributeName="visibility" smil:to="visible"/>
                  <anim:transitionFilter smil:dur="1s" smil:targetElement="id1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1" smil:attributeName="visibility" smil:to="visible"/>
                  <anim:transitionFilter smil:dur="1s" smil:targetElement="id1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2" smil:attributeName="visibility" smil:to="visible"/>
                  <anim:transitionFilter smil:dur="1s" smil:targetElement="id1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3" smil:attributeName="visibility" smil:to="visible"/>
                  <anim:transitionFilter smil:dur="1s" smil:targetElement="id1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" smil:attributeName="visibility" smil:to="visible"/>
                  <anim:transitionFilter smil:dur="1s" smil:targetElement="id1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5" smil:attributeName="visibility" smil:to="visible"/>
                  <anim:transitionFilter smil:dur="1s" smil:targetElement="id1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6" smil:attributeName="visibility" smil:to="visible"/>
                  <anim:transitionFilter smil:dur="1s" smil:targetElement="id1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7" smil:attributeName="visibility" smil:to="visible"/>
                  <anim:transitionFilter smil:dur="1s" smil:targetElement="id1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8" smil:attributeName="visibility" smil:to="visible"/>
                  <anim:transitionFilter smil:dur="1s" smil:targetElement="id1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9" smil:attributeName="visibility" smil:to="visible"/>
                  <anim:transitionFilter smil:dur="1s" smil:targetElement="id1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0" smil:attributeName="visibility" smil:to="visible"/>
                  <anim:transitionFilter smil:dur="1s" smil:targetElement="id1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1s" smil:targetElement="id1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2" smil:attributeName="visibility" smil:to="visible"/>
                  <anim:transitionFilter smil:dur="1s" smil:targetElement="id1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3" smil:attributeName="visibility" smil:to="visible"/>
                  <anim:transitionFilter smil:dur="1s" smil:targetElement="id1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4" smil:attributeName="visibility" smil:to="visible"/>
                  <anim:transitionFilter smil:dur="1s" smil:targetElement="id1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5" smil:attributeName="visibility" smil:to="visible"/>
                  <anim:transitionFilter smil:dur="1s" smil:targetElement="id1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6" smil:attributeName="visibility" smil:to="visible"/>
                  <anim:transitionFilter smil:dur="1s" smil:targetElement="id1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7" smil:attributeName="visibility" smil:to="visible"/>
                  <anim:transitionFilter smil:dur="1s" smil:targetElement="id1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8" smil:attributeName="visibility" smil:to="visible"/>
                  <anim:transitionFilter smil:dur="1s" smil:targetElement="id1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9" smil:attributeName="visibility" smil:to="visible"/>
                  <anim:transitionFilter smil:dur="1s" smil:targetElement="id1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0" smil:attributeName="visibility" smil:to="visible"/>
                  <anim:transitionFilter smil:dur="1s" smil:targetElement="id1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1" smil:attributeName="visibility" smil:to="visible"/>
                  <anim:transitionFilter smil:dur="1s" smil:targetElement="id1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2" smil:attributeName="visibility" smil:to="visible"/>
                  <anim:transitionFilter smil:dur="1s" smil:targetElement="id1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3" smil:attributeName="visibility" smil:to="visible"/>
                  <anim:transitionFilter smil:dur="1s" smil:targetElement="id1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4" smil:attributeName="visibility" smil:to="visible"/>
                  <anim:transitionFilter smil:dur="1s" smil:targetElement="id1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5" smil:attributeName="visibility" smil:to="visible"/>
                  <anim:transitionFilter smil:dur="1s" smil:targetElement="id1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6" smil:attributeName="visibility" smil:to="visible"/>
                  <anim:transitionFilter smil:dur="1s" smil:targetElement="id1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7" smil:attributeName="visibility" smil:to="visible"/>
                  <anim:transitionFilter smil:dur="1s" smil:targetElement="id1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8" smil:attributeName="visibility" smil:to="visible"/>
                  <anim:transitionFilter smil:dur="1s" smil:targetElement="id1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9" smil:attributeName="visibility" smil:to="visible"/>
                  <anim:transitionFilter smil:dur="1s" smil:targetElement="id1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0" smil:attributeName="visibility" smil:to="visible"/>
                  <anim:transitionFilter smil:dur="1s" smil:targetElement="id1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1" smil:attributeName="visibility" smil:to="visible"/>
                  <anim:transitionFilter smil:dur="1s" smil:targetElement="id1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2" smil:attributeName="visibility" smil:to="visible"/>
                  <anim:transitionFilter smil:dur="1s" smil:targetElement="id1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3" smil:attributeName="visibility" smil:to="visible"/>
                  <anim:transitionFilter smil:dur="1s" smil:targetElement="id1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4" smil:attributeName="visibility" smil:to="visible"/>
                  <anim:transitionFilter smil:dur="1s" smil:targetElement="id1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5" smil:attributeName="visibility" smil:to="visible"/>
                  <anim:transitionFilter smil:dur="1s" smil:targetElement="id1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6" smil:attributeName="visibility" smil:to="visible"/>
                  <anim:transitionFilter smil:dur="1s" smil:targetElement="id1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7" smil:attributeName="visibility" smil:to="visible"/>
                  <anim:transitionFilter smil:dur="1s" smil:targetElement="id1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8" smil:attributeName="visibility" smil:to="visible"/>
                  <anim:transitionFilter smil:dur="1s" smil:targetElement="id1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9" smil:attributeName="visibility" smil:to="visible"/>
                  <anim:transitionFilter smil:dur="1s" smil:targetElement="id1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0" smil:attributeName="visibility" smil:to="visible"/>
                  <anim:transitionFilter smil:dur="1s" smil:targetElement="id1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1s" smil:targetElement="id151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1s" smil:targetElement="id1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1s" smil:targetElement="id1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4" smil:attributeName="visibility" smil:to="visible"/>
                  <anim:transitionFilter smil:dur="1s" smil:targetElement="id1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5" smil:attributeName="visibility" smil:to="visible"/>
                  <anim:transitionFilter smil:dur="1s" smil:targetElement="id1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6" smil:attributeName="visibility" smil:to="visible"/>
                  <anim:transitionFilter smil:dur="1s" smil:targetElement="id1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7" smil:attributeName="visibility" smil:to="visible"/>
                  <anim:transitionFilter smil:dur="1s" smil:targetElement="id1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8" smil:attributeName="visibility" smil:to="visible"/>
                  <anim:transitionFilter smil:dur="1s" smil:targetElement="id1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9" smil:attributeName="visibility" smil:to="visible"/>
                  <anim:transitionFilter smil:dur="1s" smil:targetElement="id1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0" smil:attributeName="visibility" smil:to="visible"/>
                  <anim:transitionFilter smil:dur="1s" smil:targetElement="id1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1" smil:attributeName="visibility" smil:to="visible"/>
                  <anim:transitionFilter smil:dur="1s" smil:targetElement="id1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2" smil:attributeName="visibility" smil:to="visible"/>
                  <anim:transitionFilter smil:dur="1s" smil:targetElement="id1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3" smil:attributeName="visibility" smil:to="visible"/>
                  <anim:transitionFilter smil:dur="1s" smil:targetElement="id1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4" smil:attributeName="visibility" smil:to="visible"/>
                  <anim:transitionFilter smil:dur="1s" smil:targetElement="id1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5" smil:attributeName="visibility" smil:to="visible"/>
                  <anim:transitionFilter smil:dur="1s" smil:targetElement="id1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6" smil:attributeName="visibility" smil:to="visible"/>
                  <anim:transitionFilter smil:dur="1s" smil:targetElement="id1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7" smil:attributeName="visibility" smil:to="visible"/>
                  <anim:transitionFilter smil:dur="1s" smil:targetElement="id1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8" smil:attributeName="visibility" smil:to="visible"/>
                  <anim:transitionFilter smil:dur="1s" smil:targetElement="id1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9" smil:attributeName="visibility" smil:to="visible"/>
                  <anim:transitionFilter smil:dur="1s" smil:targetElement="id1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0" smil:attributeName="visibility" smil:to="visible"/>
                  <anim:transitionFilter smil:dur="1s" smil:targetElement="id1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1" smil:attributeName="visibility" smil:to="visible"/>
                  <anim:transitionFilter smil:dur="1s" smil:targetElement="id1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2" smil:attributeName="visibility" smil:to="visible"/>
                  <anim:transitionFilter smil:dur="1s" smil:targetElement="id1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3" smil:attributeName="visibility" smil:to="visible"/>
                  <anim:transitionFilter smil:dur="1s" smil:targetElement="id1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4" smil:attributeName="visibility" smil:to="visible"/>
                  <anim:transitionFilter smil:dur="1s" smil:targetElement="id1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5" smil:attributeName="visibility" smil:to="visible"/>
                  <anim:transitionFilter smil:dur="1s" smil:targetElement="id1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6" smil:attributeName="visibility" smil:to="visible"/>
                  <anim:transitionFilter smil:dur="1s" smil:targetElement="id1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7" smil:attributeName="visibility" smil:to="visible"/>
                  <anim:transitionFilter smil:dur="1s" smil:targetElement="id1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8" smil:attributeName="visibility" smil:to="visible"/>
                  <anim:transitionFilter smil:dur="1s" smil:targetElement="id1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9" smil:attributeName="visibility" smil:to="visible"/>
                  <anim:transitionFilter smil:dur="1s" smil:targetElement="id1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0" smil:attributeName="visibility" smil:to="visible"/>
                  <anim:transitionFilter smil:dur="1s" smil:targetElement="id1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1" smil:attributeName="visibility" smil:to="visible"/>
                  <anim:transitionFilter smil:dur="1s" smil:targetElement="id1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2" smil:attributeName="visibility" smil:to="visible"/>
                  <anim:transitionFilter smil:dur="1s" smil:targetElement="id1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3" smil:attributeName="visibility" smil:to="visible"/>
                  <anim:transitionFilter smil:dur="1s" smil:targetElement="id1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4" smil:attributeName="visibility" smil:to="visible"/>
                  <anim:transitionFilter smil:dur="1s" smil:targetElement="id1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5" smil:attributeName="visibility" smil:to="visible"/>
                  <anim:transitionFilter smil:dur="1s" smil:targetElement="id1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6" smil:attributeName="visibility" smil:to="visible"/>
                  <anim:transitionFilter smil:dur="1s" smil:targetElement="id1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7" smil:attributeName="visibility" smil:to="visible"/>
                  <anim:transitionFilter smil:dur="1s" smil:targetElement="id1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8" smil:attributeName="visibility" smil:to="visible"/>
                  <anim:transitionFilter smil:dur="1s" smil:targetElement="id1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9" smil:attributeName="visibility" smil:to="visible"/>
                  <anim:transitionFilter smil:dur="1s" smil:targetElement="id1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0" smil:attributeName="visibility" smil:to="visible"/>
                  <anim:transitionFilter smil:dur="1s" smil:targetElement="id1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1" smil:attributeName="visibility" smil:to="visible"/>
                  <anim:transitionFilter smil:dur="1s" smil:targetElement="id1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2" smil:attributeName="visibility" smil:to="visible"/>
                  <anim:transitionFilter smil:dur="1s" smil:targetElement="id1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3" smil:attributeName="visibility" smil:to="visible"/>
                  <anim:transitionFilter smil:dur="1s" smil:targetElement="id1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4" smil:attributeName="visibility" smil:to="visible"/>
                  <anim:transitionFilter smil:dur="1s" smil:targetElement="id1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5" smil:attributeName="visibility" smil:to="visible"/>
                  <anim:transitionFilter smil:dur="1s" smil:targetElement="id1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6" smil:attributeName="visibility" smil:to="visible"/>
                  <anim:transitionFilter smil:dur="1s" smil:targetElement="id1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7" smil:attributeName="visibility" smil:to="visible"/>
                  <anim:transitionFilter smil:dur="1s" smil:targetElement="id1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8" smil:attributeName="visibility" smil:to="visible"/>
                  <anim:transitionFilter smil:dur="1s" smil:targetElement="id1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9" smil:attributeName="visibility" smil:to="visible"/>
                  <anim:transitionFilter smil:dur="1s" smil:targetElement="id1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0" smil:attributeName="visibility" smil:to="visible"/>
                  <anim:transitionFilter smil:dur="1s" smil:targetElement="id2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1" smil:attributeName="visibility" smil:to="visible"/>
                  <anim:transitionFilter smil:dur="1s" smil:targetElement="id2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2" smil:attributeName="visibility" smil:to="visible"/>
                  <anim:transitionFilter smil:dur="1s" smil:targetElement="id2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3" smil:attributeName="visibility" smil:to="visible"/>
                  <anim:transitionFilter smil:dur="1s" smil:targetElement="id2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4" smil:attributeName="visibility" smil:to="visible"/>
                  <anim:transitionFilter smil:dur="1s" smil:targetElement="id2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5" smil:attributeName="visibility" smil:to="visible"/>
                  <anim:transitionFilter smil:dur="1s" smil:targetElement="id20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6" smil:attributeName="visibility" smil:to="visible"/>
                  <anim:transitionFilter smil:dur="1.1s" smil:targetElement="id2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7" smil:attributeName="visibility" smil:to="visible"/>
                  <anim:transitionFilter smil:dur="1s" smil:targetElement="id207" smil:type="fade" smil:subtype="crossfade"/>
                </anim:par>
              </anim:par>
              <anim:par smil:begin="1.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08" smil:attributeName="visibility" smil:to="visible"/>
                  <anim:transitionFilter smil:dur="1s" smil:targetElement="id2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9" smil:attributeName="visibility" smil:to="visible"/>
                  <anim:transitionFilter smil:dur="1s" smil:targetElement="id209" smil:type="fade" smil:subtype="crossfade"/>
                </anim:par>
              </anim:par>
            </anim:par>
          </anim:seq>
        </anim:par>
        <presentation:notes draw:style-name="dp2">
          <draw:page-thumbnail draw:name="Google Shape;178;g5c5402db85_5_0:notes" draw:style-name="gr1" draw:layer="layout" svg:width="16.932cm" svg:height="9.524cm" svg:x="1.059cm" svg:y="1.905cm" draw:page-number="4" presentation:class="page"/>
          <draw:frame draw:name="Google Shape;179;g5c5402db85_5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Answer" draw:style-name="dp6" draw:master-page-name="TITLE_5f_AND_5f_BODY" presentation:presentation-page-layout-name="AL2T1">
        <draw:frame draw:name="Google Shape;289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The Problem</text:span></text:p>
          </draw:text-box>
        </draw:frame>
        <draw:frame draw:name="Google Shape;290;p17" presentation:style-name="pr5" draw:text-style-name="P8" draw:layer="layout" svg:width="23.667cm" svg:height="4.809cm" svg:x="0.866cm" svg:y="3.201cm" presentation:class="outline" presentation:user-transformed="true">
          <draw:text-box>
            <text:p text:style-name="P3"><text:span text:style-name="T10">How do we best transparently checkpoint an</text:span></text:p>
            <text:p text:style-name="P3"><text:span text:style-name="T10">MPI Library?</text:span></text:p>
          </draw:text-box>
        </draw:frame>
        <draw:frame draw:name="Google Shape;291;p17" presentation:style-name="pr4" draw:text-style-name="P6" xml:id="id210" draw:id="id210" draw:layer="layout" svg:width="23.667cm" svg:height="1.59cm" svg:x="0.866cm" svg:y="6.991cm" presentation:class="title" presentation:user-transformed="true">
          <draw:text-box>
            <text:p text:style-name="P3"><text:span text:style-name="T4">The Answer</text:span></text:p>
          </draw:text-box>
        </draw:frame>
        <draw:frame draw:name="Google Shape;292;p17" presentation:style-name="pr5" draw:text-style-name="P8" xml:id="id211" draw:id="id211" draw:layer="layout" svg:width="23.667cm" svg:height="1.797cm" svg:x="0.866cm" svg:y="8.956cm" presentation:class="outline" presentation:user-transformed="true">
          <draw:text-box>
            <text:p text:style-name="P3"><text:span text:style-name="T10">Don’t. <text:s/>:]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0" smil:attributeName="visibility" smil:to="visible"/>
                  <anim:transitionFilter smil:dur="1s" smil:targetElement="id2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86;g5b60dd2bc4_0_50:notes" draw:style-name="gr1" draw:layer="layout" svg:width="16.932cm" svg:height="9.524cm" svg:x="1.059cm" svg:y="1.905cm" draw:page-number="5" presentation:class="page"/>
          <draw:frame draw:name="Google Shape;287;g5b60dd2bc4_0_5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PC Checkpointing Spectrum" draw:style-name="dp7" draw:master-page-name="TITLE_5f_AND_5f_BODY" presentation:presentation-page-layout-name="AL2T1">
        <draw:frame draw:name="Google Shape;297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HPC Checkpointing Spectrum</text:span></text:p>
          </draw:text-box>
        </draw:frame>
        <draw:frame draw:name="Google Shape;298;p18" presentation:style-name="pr5" draw:text-style-name="P8" xml:id="id212" draw:id="id212" draw:layer="layout" svg:width="23.667cm" svg:height="4.777cm" svg:x="0.866cm" svg:y="3.201cm" presentation:class="outline" presentation:user-transformed="true">
          <draw:text-box>
            <text:p text:style-name="P17"><text:span text:style-name="T5">Low vs. High End: <text:s/>Defined by level of effort, funding, and time frame.</text:span></text:p>
            <text:p text:style-name="P10"><text:span text:style-name="T5"><text:s text:c="4"/></text:span><text:span text:style-name="T5">Short term <text:s text:c="94"/>Long Term <text:s text:c="22"/></text:span></text:p>
            <text:p text:style-name="P13"><text:span text:style-name="T5">Low Investment <text:s text:c="85"/>High Investment</text:span></text:p>
          </draw:text-box>
        </draw:frame>
        <draw:custom-shape draw:name="Google Shape;299;p18" draw:style-name="gr8" draw:text-style-name="P16" xml:id="id213" draw:id="id213" draw:layer="layout" svg:width="22.452cm" svg:height="0.024cm" draw:transform="rotate (-3.14159265358979) translate (23.743cm 8.206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00;p18" presentation:style-name="pr5" draw:text-style-name="P8" xml:id="id214" draw:id="id214" draw:layer="layout" svg:width="23.667cm" svg:height="4.647cm" svg:x="0.866cm" svg:y="8.765cm" presentation:class="outline" presentation:user-transformed="true">
          <draw:text-box>
            <text:p text:style-name="P9"><text:span text:style-name="T5">Ready-made solution <text:s text:c="66"/>Hand-Rolled Solution</text:span></text:p>
            <text:p text:style-name="P10"><text:span text:style-name="T5"><text:s text:c="4"/></text:span><text:span text:style-name="T5">Limit Cost / Effort <text:s text:c="72"/>Maximize Results</text:span></text:p>
            <text:p text:style-name="P18"><text:span text:style-name="T5">Terms of the project dictate the technology employed </text:span></text:p>
          </draw:text-box>
        </draw:frame>
        <draw:custom-shape draw:name="Google Shape;301;p18" draw:style-name="gr9" draw:text-style-name="P12" xml:id="id215" draw:id="id215" draw:layer="layout" svg:width="11.496cm" svg:height="1.964cm" svg:x="1.12cm" svg:y="7.11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18" draw:style-name="gr2" draw:text-style-name="P12" xml:id="id216" draw:id="id216" draw:layer="layout" svg:width="8.273cm" svg:height="1.837cm" svg:x="3.773cm" svg:y="7.016cm">
          <text:p text:style-name="P3"><text:span text:style-name="T5">Transparent Checkpoin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2" smil:attributeName="visibility" smil:to="visible"/>
                  <anim:transitionFilter smil:dur="1s" smil:targetElement="id2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3" smil:attributeName="visibility" smil:to="visible"/>
                  <anim:transitionFilter smil:dur="1s" smil:targetElement="id2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4" smil:attributeName="visibility" smil:to="visible"/>
                  <anim:transitionFilter smil:dur="1s" smil:targetElement="id2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5" smil:attributeName="visibility" smil:to="visible"/>
                  <anim:transitionFilter smil:dur="1s" smil:targetElement="id2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6" smil:attributeName="visibility" smil:to="visible"/>
                  <anim:transitionFilter smil:dur="1s" smil:targetElement="id216" smil:type="fade" smil:subtype="crossfade"/>
                </anim:par>
              </anim:par>
            </anim:par>
          </anim:seq>
        </anim:par>
        <presentation:notes draw:style-name="dp2">
          <draw:page-thumbnail draw:name="Google Shape;294;g5b60dd2bc4_0_61:notes" draw:style-name="gr1" draw:layer="layout" svg:width="16.932cm" svg:height="9.524cm" svg:x="1.059cm" svg:y="1.905cm" draw:page-number="6" presentation:class="page"/>
          <draw:frame draw:name="Google Shape;295;g5b60dd2bc4_0_6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parency and Agnosticism" draw:style-name="dp8" draw:master-page-name="TITLE_5f_AND_5f_BODY" presentation:presentation-page-layout-name="AL2T1">
        <draw:frame draw:name="Google Shape;307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Transparency and Agnosticism</text:span></text:p>
          </draw:text-box>
        </draw:frame>
        <draw:frame draw:name="Google Shape;308;p19" presentation:style-name="pr5" draw:text-style-name="P8" xml:id="id217" draw:id="id217" draw:layer="layout" svg:width="23.667cm" svg:height="9.847cm" svg:x="0.866cm" svg:y="3.201cm" presentation:class="outline" presentation:user-transformed="true">
          <draw:text-box>
            <text:p text:style-name="P9"><text:span text:style-name="T5">Transparency</text:span></text:p>
            <text:list text:style-name="L8">
              <text:list-item>
                <text:p text:style-name="P10"><text:span text:style-name="T5">No re-compilation and no re-linking of application</text:span></text:p>
              </text:list-item>
              <text:list-item>
                <text:p text:style-name="P9"><text:span text:style-name="T5">No re-compilation of MPI</text:span></text:p>
              </text:list-item>
              <text:list-item>
                <text:p text:style-name="P9"><text:span text:style-name="T5">No special transport stack or drivers</text:span></text:p>
              </text:list-item>
            </text:list>
            <text:p text:style-name="P10"><text:span text:style-name="T5">Agnosticism</text:span></text:p>
            <text:list text:continue-numbering="true" text:style-name="L8">
              <text:list-item>
                <text:p text:style-name="P10"><text:span text:style-name="T5">Works with any libc or Linux kernel</text:span></text:p>
              </text:list-item>
              <text:list-item>
                <text:p text:style-name="P9"><text:span text:style-name="T5">Works with any MPI implementation (MPICH, CRAY MPI, etc)</text:span></text:p>
              </text:list-item>
              <text:list-item>
                <text:p text:style-name="P9"><text:span text:style-name="T5">Works with any network stack (Ethernet, Infiniband, Omni-Path, etc)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7" smil:attributeName="visibility" smil:to="visible"/>
                  <anim:transitionFilter smil:dur="1s" smil:targetElement="id217" smil:type="fade" smil:subtype="crossfade"/>
                </anim:par>
              </anim:par>
            </anim:par>
          </anim:seq>
        </anim:par>
        <presentation:notes draw:style-name="dp2">
          <draw:page-thumbnail draw:name="Google Shape;304;g5b60dd2bc4_0_74:notes" draw:style-name="gr1" draw:layer="layout" svg:width="16.932cm" svg:height="9.524cm" svg:x="1.059cm" svg:y="1.905cm" draw:page-number="7" presentation:class="page"/>
          <draw:frame draw:name="Google Shape;305;g5b60dd2bc4_0_7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as, poor transparency, I knew him Horatio..." draw:style-name="dp9" draw:master-page-name="TITLE_5f_AND_5f_BODY" presentation:presentation-page-layout-name="AL2T1">
        <draw:frame draw:name="Google Shape;313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Alas, poor transparency, I knew him Horatio...</text:span></text:p>
          </draw:text-box>
        </draw:frame>
        <draw:frame draw:name="Google Shape;314;p20" presentation:style-name="pr5" draw:text-style-name="P8" xml:id="id218" draw:id="id218" draw:layer="layout" svg:width="23.667cm" svg:height="1.298cm" svg:x="0.866cm" svg:y="3.201cm" presentation:class="outline" presentation:user-transformed="true">
          <draw:text-box>
            <text:p text:style-name="P7"><text:span text:style-name="T5">Transparent checkpointing could die a slow, painful death.</text:span></text:p>
          </draw:text-box>
        </draw:frame>
        <draw:frame draw:name="Google Shape;315;p20" presentation:style-name="pr5" draw:text-style-name="P8" xml:id="id219" draw:id="id219" draw:layer="layout" svg:width="23.667cm" svg:height="5.345cm" svg:x="0.866cm" svg:y="4.5cm" presentation:class="outline" presentation:user-transformed="true">
          <draw:text-box>
            <text:list text:style-name="L8">
              <text:list-item>
                <text:p text:style-name="P19"><text:span text:style-name="T5">Open MPI Checkpoint-Restart service (Network Agnostic; cf. Hursey et al.)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8">MPI implementation provides checkpoint service to the application.</text:span></text:p>
                  </text:list-item>
                </text:list>
              </text:list-item>
              <text:list-item>
                <text:p text:style-name="P19"><text:span text:style-name="T5">BLCR</text:span></text:p>
                <text:list>
                  <text:list-item>
                    <text:p text:style-name="P19"><text:span text:style-name="T8">Utilizes kernel module to checkpoint local MPI ranks</text:span></text:p>
                  </text:list-item>
                </text:list>
              </text:list-item>
              <text:list-item>
                <text:p text:style-name="P19"><text:span text:style-name="T5">DMTCP <text:s/>(MPI Agnostic)</text:span></text:p>
                <text:list>
                  <text:list-item>
                    <text:p text:style-name="P19"><text:span text:style-name="T8">External program that wraps MPI for checkpointing. </text:span></text:p>
                  </text:list-item>
                </text:list>
              </text:list-item>
            </text:list>
          </draw:text-box>
        </draw:frame>
        <draw:frame draw:name="Google Shape;316;p20" presentation:style-name="pr5" draw:text-style-name="P8" xml:id="id220" draw:id="id220" draw:layer="layout" svg:width="23.667cm" svg:height="1.298cm" svg:x="0.866cm" svg:y="9.846cm" presentation:class="outline" presentation:user-transformed="true">
          <draw:text-box>
            <text:p text:style-name="P7"><text:span text:style-name="T5">These, and others, have run up against a wall:</text:span></text:p>
          </draw:text-box>
        </draw:frame>
        <draw:frame draw:name="Google Shape;317;p20" presentation:style-name="pr5" draw:text-style-name="P8" xml:id="id221" draw:id="id221" draw:layer="layout" svg:width="23.667cm" svg:height="1.298cm" svg:x="0.866cm" svg:y="11.145cm" presentation:class="outline" presentation:user-transformed="true">
          <draw:text-box>
            <text:p text:style-name="P20"><text:span text:style-name="T11">MAINTENANC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8" smil:attributeName="visibility" smil:to="visible"/>
                  <anim:transitionFilter smil:dur="1s" smil:targetElement="id2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9" smil:attributeName="visibility" smil:to="visible"/>
                  <anim:transitionFilter smil:dur="1s" smil:targetElement="id2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0" smil:attributeName="visibility" smil:to="visible"/>
                  <anim:transitionFilter smil:dur="1s" smil:targetElement="id2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1" smil:attributeName="visibility" smil:to="visible"/>
                  <anim:transitionFilter smil:dur="1s" smil:targetElement="id221" smil:type="fade" smil:subtype="crossfade"/>
                </anim:par>
              </anim:par>
            </anim:par>
          </anim:seq>
        </anim:par>
        <presentation:notes draw:style-name="dp2">
          <draw:page-thumbnail draw:name="Google Shape;310;g5b60dd2bc4_0_83:notes" draw:style-name="gr1" draw:layer="layout" svg:width="16.932cm" svg:height="9.524cm" svg:x="1.059cm" svg:y="1.905cm" draw:page-number="8" presentation:class="page"/>
          <draw:frame draw:name="Google Shape;311;g5b60dd2bc4_0_8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M x N maintenance penalty" draw:style-name="dp10" draw:master-page-name="TITLE_5f_AND_5f_BODY" presentation:presentation-page-layout-name="AL2T1">
        <draw:frame draw:name="Google Shape;32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The M x N maintenance penalty</text:span></text:p>
          </draw:text-box>
        </draw:frame>
        <draw:frame draw:name="Google Shape;323;p21" presentation:style-name="pr5" draw:text-style-name="P8" draw:layer="layout" svg:width="11.833cm" svg:height="9.747cm" svg:x="0.866cm" svg:y="3.164cm" presentation:class="outline" presentation:user-transformed="true">
          <draw:text-box>
            <text:p text:style-name="P9"><text:span text:style-name="T5">MPI:</text:span></text:p>
            <text:list text:style-name="L11">
              <text:list-item>
                <text:p text:style-name="P10"><text:span text:style-name="T5">MPICH</text:span></text:p>
              </text:list-item>
              <text:list-item>
                <text:p text:style-name="P9"><text:span text:style-name="T5">OPEN MPI</text:span></text:p>
              </text:list-item>
              <text:list-item>
                <text:p text:style-name="P9"><text:span text:style-name="T5">LAM-MPI</text:span></text:p>
              </text:list-item>
              <text:list-item>
                <text:p text:style-name="P9"><text:span text:style-name="T5">CRAY MPI</text:span></text:p>
              </text:list-item>
              <text:list-item>
                <text:p text:style-name="P9"><text:span text:style-name="T5">HP MPI</text:span></text:p>
              </text:list-item>
              <text:list-item>
                <text:p text:style-name="P9"><text:span text:style-name="T5">IBM MPI</text:span></text:p>
              </text:list-item>
              <text:list-item>
                <text:p text:style-name="P9"><text:span text:style-name="T5">SGI MPI</text:span></text:p>
              </text:list-item>
              <text:list-item>
                <text:p text:style-name="P9"><text:span text:style-name="T5">MPI-BIP</text:span></text:p>
              </text:list-item>
              <text:list-item>
                <text:p text:style-name="P9"><text:span text:style-name="T5">POWER-MPI</text:span></text:p>
              </text:list-item>
              <text:list-item>
                <text:p text:style-name="P9"><text:span text:style-name="T5">…</text:span><text:span text:style-name="T5">.</text:span></text:p>
              </text:list-item>
            </text:list>
          </draw:text-box>
        </draw:frame>
        <draw:frame draw:name="Google Shape;324;p21" presentation:style-name="pr5" draw:text-style-name="P8" draw:layer="layout" svg:width="11.833cm" svg:height="9.747cm" svg:x="12.7cm" svg:y="3.164cm" presentation:class="outline" presentation:user-transformed="true">
          <draw:text-box>
            <text:p text:style-name="P9"><text:span text:style-name="T5">Interconnect:</text:span></text:p>
            <text:list text:style-name="L11">
              <text:list-item>
                <text:p text:style-name="P10"><text:span text:style-name="T5">Ethernet</text:span></text:p>
              </text:list-item>
              <text:list-item>
                <text:p text:style-name="P9"><text:span text:style-name="T5">InfiniBand</text:span></text:p>
              </text:list-item>
              <text:list-item>
                <text:p text:style-name="P9"><text:span text:style-name="T5">InfiniBand + Mellanox</text:span></text:p>
              </text:list-item>
              <text:list-item>
                <text:p text:style-name="P9"><text:span text:style-name="T5">Cray GNI</text:span></text:p>
              </text:list-item>
              <text:list-item>
                <text:p text:style-name="P9"><text:span text:style-name="T5">Intel Omni-path</text:span></text:p>
              </text:list-item>
              <text:list-item>
                <text:p text:style-name="P9"><text:span text:style-name="T5">libfabric</text:span></text:p>
              </text:list-item>
              <text:list-item>
                <text:p text:style-name="P9"><text:span text:style-name="T5">System V Shared Memory</text:span></text:p>
              </text:list-item>
              <text:list-item>
                <text:p text:style-name="P9"><text:span text:style-name="T5">115200 baud serial</text:span></text:p>
              </text:list-item>
              <text:list-item>
                <text:p text:style-name="P9"><text:span text:style-name="T5">Carrier Pigeon</text:span></text:p>
              </text:list-item>
              <text:list-item>
                <text:p text:style-name="P9"><text:span text:style-name="T5">…</text:span><text:span text:style-name="T5">.</text:span></text:p>
              </text:list-item>
            </text:list>
          </draw:text-box>
        </draw:frame>
        <presentation:notes draw:style-name="dp2">
          <draw:page-thumbnail draw:name="Google Shape;319;g5b60dd2bc4_0_91:notes" draw:style-name="gr1" draw:layer="layout" svg:width="16.932cm" svg:height="9.524cm" svg:x="1.059cm" svg:y="1.905cm" draw:page-number="9" presentation:class="page"/>
          <draw:frame draw:name="Google Shape;320;g5b60dd2bc4_0_9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M x N maintenance penalty" draw:style-name="dp11" draw:master-page-name="TITLE_5f_AND_5f_BODY" presentation:presentation-page-layout-name="AL2T1">
        <draw:frame draw:name="Google Shape;329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The M x N maintenance penalty</text:span></text:p>
          </draw:text-box>
        </draw:frame>
        <draw:frame draw:name="Google Shape;330;p22" presentation:style-name="pr5" draw:text-style-name="P8" draw:layer="layout" svg:width="11.833cm" svg:height="9.747cm" svg:x="0.866cm" svg:y="3.164cm" presentation:class="outline" presentation:user-transformed="true">
          <draw:text-box>
            <text:p text:style-name="P9"><text:span text:style-name="T5">MPI:</text:span></text:p>
            <text:list text:style-name="L11">
              <text:list-item>
                <text:p text:style-name="P10"><text:span text:style-name="T5">MPICH</text:span></text:p>
              </text:list-item>
              <text:list-item>
                <text:p text:style-name="P9"><text:span text:style-name="T5">OPEN-MPI</text:span></text:p>
              </text:list-item>
              <text:list-item>
                <text:p text:style-name="P9"><text:span text:style-name="T5">LAM-MPI</text:span></text:p>
              </text:list-item>
              <text:list-item>
                <text:p text:style-name="P9"><text:span text:style-name="T5">CRAY MPI</text:span></text:p>
              </text:list-item>
              <text:list-item>
                <text:p text:style-name="P9"><text:span text:style-name="T5">HP MPI</text:span></text:p>
              </text:list-item>
              <text:list-item>
                <text:p text:style-name="P9"><text:span text:style-name="T5">IBM MPI</text:span></text:p>
              </text:list-item>
              <text:list-item>
                <text:p text:style-name="P9"><text:span text:style-name="T5">SGI MPI</text:span></text:p>
              </text:list-item>
              <text:list-item>
                <text:p text:style-name="P9"><text:span text:style-name="T5">MPI-BIP</text:span></text:p>
              </text:list-item>
              <text:list-item>
                <text:p text:style-name="P9"><text:span text:style-name="T5">POWER-MPI</text:span></text:p>
              </text:list-item>
              <text:list-item>
                <text:p text:style-name="P9"><text:span text:style-name="T5">…</text:span><text:span text:style-name="T5">.</text:span></text:p>
              </text:list-item>
            </text:list>
          </draw:text-box>
        </draw:frame>
        <draw:frame draw:name="Google Shape;331;p22" presentation:style-name="pr5" draw:text-style-name="P8" draw:layer="layout" svg:width="11.833cm" svg:height="9.747cm" svg:x="12.7cm" svg:y="3.164cm" presentation:class="outline" presentation:user-transformed="true">
          <draw:text-box>
            <text:p text:style-name="P9"><text:span text:style-name="T5">Interconnect:</text:span></text:p>
            <text:list text:style-name="L11">
              <text:list-item>
                <text:p text:style-name="P10"><text:span text:style-name="T5">Ethernet</text:span></text:p>
              </text:list-item>
              <text:list-item>
                <text:p text:style-name="P9"><text:span text:style-name="T5">InfiniBand</text:span></text:p>
              </text:list-item>
              <text:list-item>
                <text:p text:style-name="P9"><text:span text:style-name="T5">InfiniBand + Mellanox</text:span></text:p>
              </text:list-item>
              <text:list-item>
                <text:p text:style-name="P9"><text:span text:style-name="T5">Cray GNI</text:span></text:p>
              </text:list-item>
              <text:list-item>
                <text:p text:style-name="P9"><text:span text:style-name="T5">Intel Omni-path</text:span></text:p>
              </text:list-item>
              <text:list-item>
                <text:p text:style-name="P9"><text:span text:style-name="T5">libfabric</text:span></text:p>
              </text:list-item>
              <text:list-item>
                <text:p text:style-name="P9"><text:span text:style-name="T5">System V Shared Memory</text:span></text:p>
              </text:list-item>
              <text:list-item>
                <text:p text:style-name="P9"><text:span text:style-name="T5">115200 baud serial</text:span></text:p>
              </text:list-item>
              <text:list-item>
                <text:p text:style-name="P9"><text:span text:style-name="T5">Carrier Pigeon</text:span></text:p>
              </text:list-item>
              <text:list-item>
                <text:p text:style-name="P9"><text:span text:style-name="T5">…</text:span><text:span text:style-name="T5">.</text:span></text:p>
              </text:list-item>
            </text:list>
          </draw:text-box>
        </draw:frame>
        <draw:custom-shape draw:name="Google Shape;332;p22" draw:style-name="gr10" draw:text-style-name="P16" draw:layer="layout" svg:width="7.369cm" svg:height="0.922cm" draw:transform="rotate (-3.14159265358979) translate (12.93cm 6.1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3;p22" draw:style-name="gr10" draw:text-style-name="P16" draw:layer="layout" svg:width="7.388cm" svg:height="0.117cm" draw:transform="rotate (-3.14159265358979) translate (12.99cm 6.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4;p22" draw:style-name="gr10" draw:text-style-name="P16" draw:layer="layout" svg:width="7.29cm" svg:height="0.824cm" svg:x="5.621cm" svg:y="6.1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5;p22" draw:style-name="gr10" draw:text-style-name="P16" draw:layer="layout" svg:width="7.039cm" svg:height="1.886cm" svg:x="5.66cm" svg:y="6.1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6;p22" draw:style-name="gr10" draw:text-style-name="P16" draw:layer="layout" svg:width="7.074cm" svg:height="2.534cm" svg:x="5.68cm" svg:y="6.1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7;p22" draw:style-name="gr10" draw:text-style-name="P16" draw:layer="layout" svg:width="6.976cm" svg:height="3.301cm" svg:x="5.621cm" svg:y="6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8;p22" draw:style-name="gr10" draw:text-style-name="P16" draw:layer="layout" svg:width="7.094cm" svg:height="4.185cm" svg:x="5.601cm" svg:y="6.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9;p22" draw:style-name="gr2" draw:text-style-name="P12" draw:layer="layout" svg:width="5.266cm" svg:height="2.927cm" svg:x="5.562cm" svg:y="3.164cm">
          <text:p text:style-name="P3"><text:span text:style-name="T12">Network Agno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6;g5b60dd2bc4_0_102:notes" draw:style-name="gr1" draw:layer="layout" svg:width="16.932cm" svg:height="9.524cm" svg:x="1.059cm" svg:y="1.905cm" draw:page-number="10" presentation:class="page"/>
          <draw:frame draw:name="Google Shape;327;g5b60dd2bc4_0_102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M x N maintenance penalty" draw:style-name="dp12" draw:master-page-name="TITLE_5f_AND_5f_BODY" presentation:presentation-page-layout-name="AL2T1">
        <draw:frame draw:name="Google Shape;344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The M x N maintenance penalty</text:span></text:p>
          </draw:text-box>
        </draw:frame>
        <draw:frame draw:name="Google Shape;345;p23" presentation:style-name="pr5" draw:text-style-name="P8" draw:layer="layout" svg:width="11.833cm" svg:height="9.747cm" svg:x="0.866cm" svg:y="3.164cm" presentation:class="outline" presentation:user-transformed="true">
          <draw:text-box>
            <text:p text:style-name="P9"><text:span text:style-name="T5">MPI:</text:span></text:p>
            <text:list text:style-name="L11">
              <text:list-item>
                <text:p text:style-name="P10"><text:span text:style-name="T5">MPICH</text:span></text:p>
              </text:list-item>
              <text:list-item>
                <text:p text:style-name="P9"><text:span text:style-name="T5">OPEN-MPI</text:span></text:p>
              </text:list-item>
              <text:list-item>
                <text:p text:style-name="P9"><text:span text:style-name="T5">LAM-MPI</text:span></text:p>
              </text:list-item>
              <text:list-item>
                <text:p text:style-name="P9"><text:span text:style-name="T5">CRAY MPI</text:span></text:p>
              </text:list-item>
              <text:list-item>
                <text:p text:style-name="P9"><text:span text:style-name="T5">HP MPI</text:span></text:p>
              </text:list-item>
              <text:list-item>
                <text:p text:style-name="P9"><text:span text:style-name="T5">IBM MPI</text:span></text:p>
              </text:list-item>
              <text:list-item>
                <text:p text:style-name="P9"><text:span text:style-name="T5">SGI MPI</text:span></text:p>
              </text:list-item>
              <text:list-item>
                <text:p text:style-name="P9"><text:span text:style-name="T5">MPI-BIP</text:span></text:p>
              </text:list-item>
              <text:list-item>
                <text:p text:style-name="P9"><text:span text:style-name="T5">POWER-MPI</text:span></text:p>
              </text:list-item>
              <text:list-item>
                <text:p text:style-name="P9"><text:span text:style-name="T5">…</text:span><text:span text:style-name="T5">.</text:span></text:p>
              </text:list-item>
            </text:list>
          </draw:text-box>
        </draw:frame>
        <draw:frame draw:name="Google Shape;346;p23" presentation:style-name="pr5" draw:text-style-name="P8" draw:layer="layout" svg:width="11.833cm" svg:height="9.747cm" svg:x="12.7cm" svg:y="3.164cm" presentation:class="outline" presentation:user-transformed="true">
          <draw:text-box>
            <text:p text:style-name="P9"><text:span text:style-name="T5">Interconnect:</text:span></text:p>
            <text:list text:style-name="L11">
              <text:list-item>
                <text:p text:style-name="P10"><text:span text:style-name="T5">Ethernet</text:span></text:p>
              </text:list-item>
              <text:list-item>
                <text:p text:style-name="P9"><text:span text:style-name="T5">InfiniBand</text:span></text:p>
              </text:list-item>
              <text:list-item>
                <text:p text:style-name="P9"><text:span text:style-name="T5">InfiniBand + Mellanox</text:span></text:p>
              </text:list-item>
              <text:list-item>
                <text:p text:style-name="P9"><text:span text:style-name="T5">Cray GNI</text:span></text:p>
              </text:list-item>
              <text:list-item>
                <text:p text:style-name="P9"><text:span text:style-name="T5">Intel Omni-path</text:span></text:p>
              </text:list-item>
              <text:list-item>
                <text:p text:style-name="P9"><text:span text:style-name="T5">libfabric</text:span></text:p>
              </text:list-item>
              <text:list-item>
                <text:p text:style-name="P9"><text:span text:style-name="T5">System V Shared Memory</text:span></text:p>
              </text:list-item>
              <text:list-item>
                <text:p text:style-name="P9"><text:span text:style-name="T5">115200 baud serial</text:span></text:p>
              </text:list-item>
              <text:list-item>
                <text:p text:style-name="P9"><text:span text:style-name="T5">Carrier Pigeon</text:span></text:p>
              </text:list-item>
              <text:list-item>
                <text:p text:style-name="P9"><text:span text:style-name="T5">…</text:span><text:span text:style-name="T5">.</text:span></text:p>
              </text:list-item>
            </text:list>
          </draw:text-box>
        </draw:frame>
        <draw:custom-shape draw:name="Google Shape;347;p23" draw:style-name="gr10" draw:text-style-name="P16" draw:layer="layout" svg:width="7.369cm" svg:height="0.922cm" draw:transform="rotate (-3.14159265358979) translate (12.93cm 6.1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8;p23" draw:style-name="gr10" draw:text-style-name="P16" draw:layer="layout" svg:width="7.388cm" svg:height="0.117cm" draw:transform="rotate (-3.14159265358979) translate (12.99cm 6.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9;p23" draw:style-name="gr10" draw:text-style-name="P16" draw:layer="layout" svg:width="7.29cm" svg:height="0.824cm" svg:x="5.621cm" svg:y="6.1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23" draw:style-name="gr10" draw:text-style-name="P16" draw:layer="layout" svg:width="7.039cm" svg:height="1.886cm" svg:x="5.66cm" svg:y="6.1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1;p23" draw:style-name="gr10" draw:text-style-name="P16" draw:layer="layout" svg:width="7.074cm" svg:height="2.534cm" svg:x="5.68cm" svg:y="6.1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2;p23" draw:style-name="gr10" draw:text-style-name="P16" draw:layer="layout" svg:width="6.976cm" svg:height="3.301cm" svg:x="5.621cm" svg:y="6.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3;p23" draw:style-name="gr10" draw:text-style-name="P16" draw:layer="layout" svg:width="7.094cm" svg:height="4.185cm" svg:x="5.601cm" svg:y="6.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4;p23" draw:style-name="gr2" draw:text-style-name="P12" draw:layer="layout" svg:width="6.72cm" svg:height="2.927cm" svg:x="5.562cm" svg:y="3.164cm">
          <text:p text:style-name="P3"><text:span text:style-name="T12">MPI and Network Agno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23" draw:style-name="gr10" draw:text-style-name="P16" draw:layer="layout" svg:width="7.369cm" svg:height="0.922cm" draw:transform="rotate (-3.14159265358979) translate (12.92cm 6.83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6;p23" draw:style-name="gr10" draw:text-style-name="P16" draw:layer="layout" svg:width="7.388cm" svg:height="0.117cm" draw:transform="rotate (-3.14159265358979) translate (12.98cm 6.87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7;p23" draw:style-name="gr10" draw:text-style-name="P16" draw:layer="layout" svg:width="7.29cm" svg:height="0.824cm" svg:x="5.611cm" svg:y="6.8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8;p23" draw:style-name="gr10" draw:text-style-name="P16" draw:layer="layout" svg:width="7.039cm" svg:height="1.886cm" svg:x="5.65cm" svg:y="6.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9;p23" draw:style-name="gr10" draw:text-style-name="P16" draw:layer="layout" svg:width="7.074cm" svg:height="2.534cm" svg:x="5.67cm" svg:y="6.8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0;p23" draw:style-name="gr10" draw:text-style-name="P16" draw:layer="layout" svg:width="6.976cm" svg:height="3.301cm" svg:x="5.611cm" svg:y="6.8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1;p23" draw:style-name="gr10" draw:text-style-name="P16" draw:layer="layout" svg:width="7.094cm" svg:height="4.185cm" svg:x="5.591cm" svg:y="6.8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2;p23" draw:style-name="gr10" draw:text-style-name="P16" draw:layer="layout" svg:width="7.369cm" svg:height="0.922cm" draw:transform="rotate (-3.14159265358979) translate (13.048cm 7.76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3;p23" draw:style-name="gr10" draw:text-style-name="P16" draw:layer="layout" svg:width="7.388cm" svg:height="0.117cm" draw:transform="rotate (-3.14159265358979) translate (13.108cm 7.8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4;p23" draw:style-name="gr10" draw:text-style-name="P16" draw:layer="layout" svg:width="7.29cm" svg:height="0.824cm" svg:x="5.739cm" svg:y="7.7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5;p23" draw:style-name="gr10" draw:text-style-name="P16" draw:layer="layout" svg:width="7.039cm" svg:height="1.886cm" svg:x="5.778cm" svg:y="7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6;p23" draw:style-name="gr10" draw:text-style-name="P16" draw:layer="layout" svg:width="7.074cm" svg:height="2.534cm" svg:x="5.798cm" svg:y="7.7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23" draw:style-name="gr10" draw:text-style-name="P16" draw:layer="layout" svg:width="6.976cm" svg:height="3.301cm" svg:x="5.739cm" svg:y="7.8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8;p23" draw:style-name="gr10" draw:text-style-name="P16" draw:layer="layout" svg:width="7.094cm" svg:height="4.185cm" svg:x="5.719cm" svg:y="7.8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9;p23" draw:style-name="gr10" draw:text-style-name="P16" draw:layer="layout" svg:width="7.369cm" svg:height="0.922cm" draw:transform="rotate (-3.14159265358979) translate (12.901cm 8.60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0;p23" draw:style-name="gr10" draw:text-style-name="P16" draw:layer="layout" svg:width="7.388cm" svg:height="0.117cm" draw:transform="rotate (-3.14159265358979) translate (12.961cm 8.6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1;p23" draw:style-name="gr10" draw:text-style-name="P16" draw:layer="layout" svg:width="7.29cm" svg:height="0.824cm" svg:x="5.591cm" svg:y="8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2;p23" draw:style-name="gr10" draw:text-style-name="P16" draw:layer="layout" svg:width="7.039cm" svg:height="1.886cm" svg:x="5.631cm" svg:y="8.5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3;p23" draw:style-name="gr10" draw:text-style-name="P16" draw:layer="layout" svg:width="7.074cm" svg:height="2.534cm" svg:x="5.65cm" svg:y="8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4;p23" draw:style-name="gr10" draw:text-style-name="P16" draw:layer="layout" svg:width="6.976cm" svg:height="3.301cm" svg:x="5.591cm" svg:y="8.6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5;p23" draw:style-name="gr10" draw:text-style-name="P16" draw:layer="layout" svg:width="7.094cm" svg:height="4.185cm" svg:x="5.572cm" svg:y="8.6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6;p23" draw:style-name="gr10" draw:text-style-name="P16" draw:layer="layout" svg:width="7.369cm" svg:height="0.922cm" draw:transform="rotate (-3.14159265358979) translate (12.989cm 9.3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7;p23" draw:style-name="gr10" draw:text-style-name="P16" draw:layer="layout" svg:width="7.388cm" svg:height="0.117cm" draw:transform="rotate (-3.14159265358979) translate (13.049cm 9.43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8;p23" draw:style-name="gr10" draw:text-style-name="P16" draw:layer="layout" svg:width="7.29cm" svg:height="0.824cm" svg:x="5.68cm" svg:y="9.4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9;p23" draw:style-name="gr10" draw:text-style-name="P16" draw:layer="layout" svg:width="7.039cm" svg:height="1.886cm" svg:x="5.719cm" svg:y="9.3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23" draw:style-name="gr10" draw:text-style-name="P16" draw:layer="layout" svg:width="7.074cm" svg:height="2.534cm" svg:x="5.739cm" svg:y="9.4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1;p23" draw:style-name="gr10" draw:text-style-name="P16" draw:layer="layout" svg:width="6.976cm" svg:height="3.301cm" svg:x="5.68cm" svg:y="9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2;p23" draw:style-name="gr10" draw:text-style-name="P16" draw:layer="layout" svg:width="7.094cm" svg:height="4.185cm" svg:x="5.66cm" svg:y="9.4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3;p23" draw:style-name="gr10" draw:text-style-name="P16" draw:layer="layout" svg:width="7.388cm" svg:height="0.117cm" draw:transform="rotate (-3.14159265358979) translate (13.049cm 5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4;p23" draw:style-name="gr10" draw:text-style-name="P16" draw:layer="layout" svg:width="7.29cm" svg:height="0.824cm" svg:x="5.68cm" svg:y="5.1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5;p23" draw:style-name="gr10" draw:text-style-name="P16" draw:layer="layout" svg:width="7.039cm" svg:height="1.886cm" svg:x="5.719cm" svg:y="5.1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6;p23" draw:style-name="gr10" draw:text-style-name="P16" draw:layer="layout" svg:width="7.074cm" svg:height="2.534cm" svg:x="5.739cm" svg:y="5.1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7;p23" draw:style-name="gr10" draw:text-style-name="P16" draw:layer="layout" svg:width="6.976cm" svg:height="3.301cm" svg:x="5.68cm" svg:y="5.1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8;p23" draw:style-name="gr10" draw:text-style-name="P16" draw:layer="layout" svg:width="7.094cm" svg:height="4.185cm" svg:x="5.66cm" svg:y="5.21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41;g5b60dd2bc4_0_116:notes" draw:style-name="gr1" draw:layer="layout" svg:width="16.932cm" svg:height="9.524cm" svg:x="1.059cm" svg:y="1.905cm" draw:page-number="11" presentation:class="page"/>
          <draw:frame draw:name="Google Shape;342;g5b60dd2bc4_0_116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NA: MPI-Agnostic, Network-Agnostic" draw:style-name="dp13" draw:master-page-name="TITLE_5f_AND_5f_BODY" presentation:presentation-page-layout-name="AL2T1">
        <draw:frame draw:name="Google Shape;393;p24" presentation:style-name="pr5" draw:text-style-name="P8" xml:id="id222" draw:id="id222" draw:layer="layout" svg:width="23.667cm" svg:height="9.847cm" svg:x="0.866cm" svg:y="3.201cm" presentation:class="outline" presentation:user-transformed="true">
          <draw:text-box>
            <text:p text:style-name="P7"><text:span text:style-name="T5">The problem stems from checkpointing both the MPI coordinator and the MPI lib.</text:span></text:p>
          </draw:text-box>
        </draw:frame>
        <draw:custom-shape draw:name="Google Shape;394;p24" draw:style-name="gr3" draw:text-style-name="P14" draw:layer="layout" svg:width="3.458cm" svg:height="6.917cm" svg:x="16.045cm" svg:y="5.42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24" draw:style-name="gr3" draw:text-style-name="P14" draw:layer="layout" svg:width="3.458cm" svg:height="6.917cm" svg:x="5.896cm" svg:y="5.42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6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MANA: MPI-Agnostic, Network-Agnostic</text:span></text:p>
          </draw:text-box>
        </draw:frame>
        <draw:custom-shape draw:name="Google Shape;397;p24" draw:style-name="gr4" draw:text-style-name="P15" draw:layer="layout" svg:width="4.283cm" svg:height="1.394cm" svg:x="10.558cm" svg:y="4.972cm">
          <text:p text:style-name="P1"><text:span text:style-name="T7">MPI Coordin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24" draw:style-name="gr4" draw:text-style-name="P15" draw:layer="layout" svg:width="2.759cm" svg:height="1.767cm" svg:x="6.285cm" svg:y="6.813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24" draw:style-name="gr4" draw:text-style-name="P15" draw:layer="layout" svg:width="2.759cm" svg:height="1.767cm" svg:x="6.285cm" svg:y="10.141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24" draw:style-name="gr4" draw:text-style-name="P15" draw:layer="layout" svg:width="2.759cm" svg:height="1.767cm" svg:x="16.395cm" svg:y="6.813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24" draw:style-name="gr4" draw:text-style-name="P15" draw:layer="layout" svg:width="2.759cm" svg:height="1.767cm" svg:x="16.395cm" svg:y="10.141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24" draw:style-name="gr2" draw:text-style-name="P12" draw:layer="layout" svg:width="2.043cm" svg:height="0.942cm" svg:x="6.643cm" svg:y="5.424cm">
          <text:p text:style-name="P3"><text:span text:style-name="T8">Nod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24" draw:style-name="gr2" draw:text-style-name="P12" draw:layer="layout" svg:width="2.251cm" svg:height="0.942cm" svg:x="16.713cm" svg:y="5.424cm">
          <text:p text:style-name="P3"><text:span text:style-name="T8">Nod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24" draw:style-name="gr11" draw:text-style-name="P16" draw:layer="layout" svg:width="7.349cm" svg:height="0.001cm" svg:x="9.045cm" svg:y="7.6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5;p24" draw:style-name="gr11" draw:text-style-name="P16" draw:layer="layout" svg:width="7.349cm" svg:height="3.327cm" svg:x="9.045cm" svg:y="7.6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6;p24" draw:style-name="gr11" draw:text-style-name="P16" draw:layer="layout" svg:width="0.001cm" svg:height="1.559cm" svg:x="17.77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7;p24" draw:style-name="gr11" draw:text-style-name="P16" draw:layer="layout" svg:width="7.349cm" svg:height="0.001cm" svg:x="9.045cm" svg:y="11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8;p24" draw:style-name="gr11" draw:text-style-name="P16" draw:layer="layout" svg:width="0.001cm" svg:height="1.559cm" svg:x="7.66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9;p24" draw:style-name="gr11" draw:text-style-name="P16" draw:layer="layout" svg:width="7.349cm" svg:height="3.327cm" draw:transform="rotate (-3.14159265358979) translate (16.393cm 11.0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0;p24" draw:style-name="gr11" draw:text-style-name="P16" draw:layer="layout" svg:width="3.654cm" svg:height="1.329cm" draw:transform="rotate (-3.14159265358979) translate (12.7cm 7.6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1;p24" draw:style-name="gr11" draw:text-style-name="P16" draw:layer="layout" svg:width="3.654cm" svg:height="4.657cm" draw:transform="rotate (-3.14159265358979) translate (12.7cm 11.0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2;p24" draw:style-name="gr11" draw:text-style-name="P16" draw:layer="layout" svg:width="3.693cm" svg:height="1.329cm" draw:transform="rotate (-3.14159265358979) translate (16.395cm 7.6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3;p24" draw:style-name="gr11" draw:text-style-name="P16" draw:layer="layout" svg:width="3.693cm" svg:height="4.657cm" draw:transform="rotate (-3.14159265358979) translate (16.395cm 11.025cm)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2" smil:attributeName="visibility" smil:to="visible"/>
                  <anim:transitionFilter smil:dur="1s" smil:targetElement="id222" smil:type="fade" smil:subtype="crossfade"/>
                </anim:par>
              </anim:par>
            </anim:par>
          </anim:seq>
        </anim:par>
        <presentation:notes draw:style-name="dp2">
          <draw:page-thumbnail draw:name="Google Shape;390;g5b60dd2bc4_0_166:notes" draw:style-name="gr1" draw:layer="layout" svg:width="16.932cm" svg:height="9.524cm" svg:x="1.059cm" svg:y="1.905cm" draw:page-number="12" presentation:class="page"/>
          <draw:frame draw:name="Google Shape;391;g5b60dd2bc4_0_166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NA: MPI-Agnostic, Network-Agnostic" draw:style-name="dp14" draw:master-page-name="TITLE_5f_AND_5f_BODY" presentation:presentation-page-layout-name="AL2T1">
        <draw:frame draw:name="Google Shape;418;p25" presentation:style-name="pr5" draw:text-style-name="P8" draw:layer="layout" svg:width="23.667cm" svg:height="9.847cm" svg:x="0.866cm" svg:y="3.201cm" presentation:class="outline" presentation:user-transformed="true">
          <draw:text-box>
            <text:p text:style-name="P9"><text:span text:style-name="T5">The problem stems from checkpointing MPI - both the coordinator and the library.</text:span></text:p>
            <text:p text:style-name="P10"><text:span text:style-name="T5"/></text:p>
            <text:p text:style-name="P10"><text:span text:style-name="T5">Connections</text:span></text:p>
            <text:p text:style-name="P10"><text:span text:style-name="T5">Groups</text:span></text:p>
            <text:p text:style-name="P10"><text:span text:style-name="T5">Communicators</text:span></text:p>
            <text:p text:style-name="P13"><text:span text:style-name="T5">Link State</text:span></text:p>
          </draw:text-box>
        </draw:frame>
        <draw:custom-shape draw:name="Google Shape;419;p25" draw:style-name="gr3" draw:text-style-name="P14" draw:layer="layout" svg:width="3.458cm" svg:height="6.917cm" svg:x="16.045cm" svg:y="5.42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25" draw:style-name="gr3" draw:text-style-name="P14" draw:layer="layout" svg:width="3.458cm" svg:height="6.917cm" svg:x="5.896cm" svg:y="5.42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1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MANA: MPI-Agnostic, Network-Agnostic</text:span></text:p>
          </draw:text-box>
        </draw:frame>
        <draw:custom-shape draw:name="Google Shape;422;p25" draw:style-name="gr4" draw:text-style-name="P15" draw:layer="layout" svg:width="4.283cm" svg:height="1.394cm" svg:x="10.558cm" svg:y="4.972cm">
          <text:p text:style-name="P1"><text:span text:style-name="T7">MPI Coordin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25" draw:style-name="gr12" draw:text-style-name="P21" draw:layer="layout" svg:width="2.759cm" svg:height="1.767cm" svg:x="6.285cm" svg:y="6.813cm">
          <text:p text:style-name="P1"><text:span text:style-name="T13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25" draw:style-name="gr13" draw:text-style-name="P22" draw:layer="layout" svg:width="2.759cm" svg:height="1.767cm" svg:x="6.285cm" svg:y="10.141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25" draw:style-name="gr13" draw:text-style-name="P22" draw:layer="layout" svg:width="2.759cm" svg:height="1.767cm" svg:x="16.395cm" svg:y="6.813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25" draw:style-name="gr12" draw:text-style-name="P21" draw:layer="layout" svg:width="2.759cm" svg:height="1.767cm" svg:x="16.395cm" svg:y="10.141cm">
          <text:p text:style-name="P1"><text:span text:style-name="T13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25" draw:style-name="gr2" draw:text-style-name="P12" draw:layer="layout" svg:width="2.043cm" svg:height="0.942cm" svg:x="6.643cm" svg:y="5.424cm">
          <text:p text:style-name="P3"><text:span text:style-name="T8">Nod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25" draw:style-name="gr2" draw:text-style-name="P12" draw:layer="layout" svg:width="2.251cm" svg:height="0.942cm" svg:x="16.713cm" svg:y="5.424cm">
          <text:p text:style-name="P3"><text:span text:style-name="T8">Nod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25" draw:style-name="gr14" draw:text-style-name="P16" draw:layer="layout" svg:width="7.349cm" svg:height="0.001cm" svg:x="9.045cm" svg:y="7.6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0;p25" draw:style-name="gr11" draw:text-style-name="P16" draw:layer="layout" svg:width="7.349cm" svg:height="3.327cm" svg:x="9.045cm" svg:y="7.6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1;p25" draw:style-name="gr11" draw:text-style-name="P16" draw:layer="layout" svg:width="0.001cm" svg:height="1.559cm" svg:x="17.77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2;p25" draw:style-name="gr11" draw:text-style-name="P16" draw:layer="layout" svg:width="7.349cm" svg:height="0.001cm" svg:x="9.045cm" svg:y="11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3;p25" draw:style-name="gr11" draw:text-style-name="P16" draw:layer="layout" svg:width="0.001cm" svg:height="1.559cm" svg:x="7.66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4;p25" draw:style-name="gr14" draw:text-style-name="P16" draw:layer="layout" svg:width="7.349cm" svg:height="3.327cm" draw:transform="rotate (-3.14159265358979) translate (16.393cm 11.0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5;p25" draw:style-name="gr11" draw:text-style-name="P16" draw:layer="layout" svg:width="3.654cm" svg:height="1.329cm" draw:transform="rotate (-3.14159265358979) translate (12.7cm 7.6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6;p25" draw:style-name="gr11" draw:text-style-name="P16" draw:layer="layout" svg:width="3.654cm" svg:height="4.657cm" draw:transform="rotate (-3.14159265358979) translate (12.7cm 11.0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7;p25" draw:style-name="gr11" draw:text-style-name="P16" draw:layer="layout" svg:width="3.693cm" svg:height="1.329cm" draw:transform="rotate (-3.14159265358979) translate (16.395cm 7.6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8;p25" draw:style-name="gr11" draw:text-style-name="P16" draw:layer="layout" svg:width="3.693cm" svg:height="4.657cm" draw:transform="rotate (-3.14159265358979) translate (16.395cm 11.025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15;g5b60dd2bc4_0_214:notes" draw:style-name="gr1" draw:layer="layout" svg:width="16.932cm" svg:height="9.524cm" svg:x="1.059cm" svg:y="1.905cm" draw:page-number="13" presentation:class="page"/>
          <draw:frame draw:name="Google Shape;416;g5b60dd2bc4_0_214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hieving Agnosticism" draw:style-name="dp15" draw:master-page-name="TITLE_5f_AND_5f_BODY" presentation:presentation-page-layout-name="AL2T1">
        <draw:frame draw:name="Google Shape;443;p26" presentation:style-name="pr5" draw:text-style-name="P8" draw:layer="layout" svg:width="23.667cm" svg:height="9.847cm" svg:x="0.866cm" svg:y="3.201cm" presentation:class="outline" presentation:user-transformed="true">
          <draw:text-box>
            <text:p text:style-name="P7"><text:span text:style-name="T5">Step 1: <text:s/>Drain the Network</text:span></text:p>
          </draw:text-box>
        </draw:frame>
        <draw:custom-shape draw:name="Google Shape;444;p26" draw:style-name="gr3" draw:text-style-name="P14" draw:layer="layout" svg:width="3.458cm" svg:height="6.917cm" svg:x="16.045cm" svg:y="5.42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26" draw:style-name="gr3" draw:text-style-name="P14" draw:layer="layout" svg:width="3.458cm" svg:height="6.917cm" svg:x="5.896cm" svg:y="5.42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6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Achieving Agnosticism</text:span></text:p>
          </draw:text-box>
        </draw:frame>
        <draw:custom-shape draw:name="Google Shape;447;p26" draw:style-name="gr4" draw:text-style-name="P15" draw:layer="layout" svg:width="4.283cm" svg:height="1.394cm" svg:x="10.558cm" svg:y="4.972cm">
          <text:p text:style-name="P1"><text:span text:style-name="T7">MPI Coordin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26" draw:style-name="gr13" draw:text-style-name="P22" draw:layer="layout" svg:width="2.759cm" svg:height="1.767cm" svg:x="6.285cm" svg:y="6.813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26" draw:style-name="gr13" draw:text-style-name="P22" draw:layer="layout" svg:width="2.759cm" svg:height="1.767cm" svg:x="6.285cm" svg:y="10.141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26" draw:style-name="gr13" draw:text-style-name="P22" draw:layer="layout" svg:width="2.759cm" svg:height="1.767cm" svg:x="16.395cm" svg:y="6.813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26" draw:style-name="gr13" draw:text-style-name="P22" draw:layer="layout" svg:width="2.759cm" svg:height="1.767cm" svg:x="16.395cm" svg:y="10.141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26" draw:style-name="gr11" draw:text-style-name="P16" draw:layer="layout" svg:width="7.349cm" svg:height="0.001cm" svg:x="9.045cm" svg:y="7.6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3;p26" draw:style-name="gr11" draw:text-style-name="P16" draw:layer="layout" svg:width="7.349cm" svg:height="3.327cm" svg:x="9.045cm" svg:y="7.6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4;p26" draw:style-name="gr11" draw:text-style-name="P16" draw:layer="layout" svg:width="0.001cm" svg:height="1.559cm" svg:x="17.77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5;p26" draw:style-name="gr11" draw:text-style-name="P16" draw:layer="layout" svg:width="7.349cm" svg:height="0.001cm" svg:x="9.045cm" svg:y="11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6;p26" draw:style-name="gr11" draw:text-style-name="P16" draw:layer="layout" svg:width="0.001cm" svg:height="1.559cm" svg:x="7.66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7;p26" draw:style-name="gr11" draw:text-style-name="P16" draw:layer="layout" svg:width="7.349cm" svg:height="3.327cm" draw:transform="rotate (-3.14159265358979) translate (16.393cm 11.0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58;p26" draw:style-name="gr11" draw:text-style-name="P16" draw:layer="layout" svg:width="3.654cm" svg:height="1.329cm" draw:transform="rotate (-3.14159265358979) translate (12.7cm 7.6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59;p26" draw:style-name="gr11" draw:text-style-name="P16" draw:layer="layout" svg:width="3.654cm" svg:height="4.657cm" draw:transform="rotate (-3.14159265358979) translate (12.7cm 11.0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60;p26" draw:style-name="gr11" draw:text-style-name="P16" draw:layer="layout" svg:width="3.693cm" svg:height="1.329cm" draw:transform="rotate (-3.14159265358979) translate (16.395cm 7.6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1;p26" draw:style-name="gr11" draw:text-style-name="P16" draw:layer="layout" svg:width="3.693cm" svg:height="4.657cm" draw:transform="rotate (-3.14159265358979) translate (16.395cm 11.0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2;p26" draw:style-name="gr2" draw:text-style-name="P12" draw:layer="layout" svg:width="2.251cm" svg:height="0.942cm" svg:x="16.713cm" svg:y="5.424cm">
          <text:p text:style-name="P3"><text:span text:style-name="T8">Nod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3;p26" draw:style-name="gr2" draw:text-style-name="P12" draw:layer="layout" svg:width="2.043cm" svg:height="0.942cm" svg:x="6.643cm" svg:y="5.424cm">
          <text:p text:style-name="P3"><text:span text:style-name="T8">Nod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26" draw:style-name="gr2" draw:text-style-name="P12" draw:layer="layout" svg:width="4.566cm" svg:height="4.657cm" svg:x="1.098cm" svg:y="7.684cm">
          <text:p text:style-name="P3"><text:span text:style-name="T8">Chandy-Lamport</text:span></text:p>
          <text:p text:style-name="P3"><text:span text:style-name="T8">Algorithm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26" draw:style-name="gr2" draw:text-style-name="P12" draw:layer="layout" svg:width="23.207cm" svg:height="1.316cm" svg:x="1.096cm" svg:y="12.355cm">
          <text:p text:style-name="P3"><text:span text:style-name="T8">As demonstrated by </text:span><text:span text:style-name="T14">Hursey et al.</text:span><text:span text:style-name="T8">, abstracting by “MPI Messages” allows for Network Agnosticism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0;g5b60dd2bc4_0_324:notes" draw:style-name="gr1" draw:layer="layout" svg:width="16.932cm" svg:height="9.524cm" svg:x="1.059cm" svg:y="1.905cm" draw:page-number="14" presentation:class="page"/>
          <draw:frame draw:name="Google Shape;441;g5b60dd2bc4_0_324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pired by Chandy-Lamport" draw:style-name="dp16" draw:master-page-name="TITLE_5f_AND_5f_BODY" presentation:presentation-page-layout-name="AL2T1">
        <draw:frame draw:name="Google Shape;470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Inspired by Chandy-Lamport</text:span></text:p>
          </draw:text-box>
        </draw:frame>
        <draw:frame draw:name="Google Shape;471;p27" presentation:style-name="pr5" draw:text-style-name="P8" xml:id="id223" draw:id="id223" draw:layer="layout" svg:width="23.667cm" svg:height="10.293cm" svg:x="0.866cm" svg:y="3.201cm" presentation:class="outline" presentation:user-transformed="true">
          <draw:text-box>
            <text:p text:style-name="P9"><text:span text:style-name="T5">Chandy-Lamport - Common mechanism of recording a consistent global state</text:span></text:p>
            <text:p text:style-name="P10"><text:span text:style-name="T5">Usage is established among MPI checkpointing solutions (e.g. </text:span><text:span text:style-name="T15">Hursey et. al.</text:span><text:span text:style-name="T5">)</text:span></text:p>
            <text:list text:style-name="L8">
              <text:list-item>
                <text:p text:style-name="P10"><text:span text:style-name="T5">Count the number of messages sent</text:span></text:p>
              </text:list-item>
              <text:list-item>
                <text:p text:style-name="P9"><text:span text:style-name="T5">Count the number of messages received or drained</text:span></text:p>
              </text:list-item>
              <text:list-item>
                <text:p text:style-name="P9"><text:span text:style-name="T5">When they’re equivalent, the network is drained and safe to checkpoint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3" smil:attributeName="visibility" smil:to="visible"/>
                  <anim:transitionFilter smil:dur="1s" smil:targetElement="id223" smil:type="fade" smil:subtype="crossfade"/>
                </anim:par>
              </anim:par>
            </anim:par>
          </anim:seq>
        </anim:par>
        <presentation:notes draw:style-name="dp2">
          <draw:page-thumbnail draw:name="Google Shape;467;g5b60dd2bc4_0_885:notes" draw:style-name="gr1" draw:layer="layout" svg:width="16.932cm" svg:height="9.524cm" svg:x="1.059cm" svg:y="1.905cm" draw:page-number="15" presentation:class="page"/>
          <draw:frame draw:name="Google Shape;468;g5b60dd2bc4_0_885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pointing Message Operations" draw:style-name="dp17" draw:master-page-name="TITLE_5f_AND_5f_BODY" presentation:presentation-page-layout-name="AL2T1">
        <draw:frame draw:name="Google Shape;476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Checkpointing Message Operations</text:span></text:p>
          </draw:text-box>
        </draw:frame>
        <draw:frame draw:name="Google Shape;477;p28" presentation:style-name="pr5" draw:text-style-name="P8" draw:layer="layout" svg:width="23.667cm" svg:height="5.5cm" svg:x="0.866cm" svg:y="3.201cm" presentation:class="outline" presentation:user-transformed="true">
          <draw:text-box>
            <text:list text:style-name="L11">
              <text:list-item>
                <text:p text:style-name="P19"><text:span text:style-name="T5">Apply Chandy-Lamport outside the MPI library, checkpointing MPI API calls.</text:span></text:p>
              </text:list-item>
              <text:list-item>
                <text:p text:style-name="P19"><text:span text:style-name="T5">Can be naively applied to point-to-point communications</text:span></text:p>
              </text:list-item>
            </text:list>
            <text:list text:style-name="L12">
              <text:list-item>
                <text:list>
                  <text:list-item>
                    <text:p text:style-name="P19"><text:span text:style-name="T8">Send, Recv, iSend, iRecv, etc.</text:span></text:p>
                  </text:list-item>
                </text:list>
              </text:list-item>
              <text:list-item>
                <text:p text:style-name="P19"><text:span text:style-name="T5">Collectives (Scatter / Gather) could not be naively supported</text:span></text:p>
                <text:list>
                  <text:list-item>
                    <text:p text:style-name="P19"><text:span text:style-name="T8">Collectives can produce un-recordable MPI Library and Network events.</text:span></text:p>
                  </text:list-item>
                  <text:list-item>
                    <text:p text:style-name="P19"><text:span text:style-name="T8">Can cause straggler and starvation issues when applied naively </text:span></text:p>
                  </text:list-item>
                </text:list>
              </text:list-item>
            </text:list>
          </draw:text-box>
        </draw:frame>
        <draw:custom-shape draw:name="Google Shape;478;p28" draw:style-name="gr4" draw:text-style-name="P15" draw:layer="layout" svg:width="2.449cm" svg:height="1.195cm" svg:x="1.399cm" svg:y="8.878cm">
          <text:p text:style-name="P3"><text:span text:style-name="T7">Ran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p28" draw:style-name="gr4" draw:text-style-name="P15" draw:layer="layout" svg:width="2.449cm" svg:height="1.195cm" svg:x="1.399cm" svg:y="10.448cm">
          <text:p text:style-name="P3"><text:span text:style-name="T7">Ran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28" draw:style-name="gr4" draw:text-style-name="P15" draw:layer="layout" svg:width="2.449cm" svg:height="1.195cm" svg:x="1.399cm" svg:y="12.018cm">
          <text:p text:style-name="P3"><text:span text:style-name="T7">Rank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1;p28" draw:style-name="gr15" draw:text-style-name="P16" draw:layer="layout" svg:width="8.524cm" svg:height="0.029cm" draw:transform="rotate (-3.14159265358979) translate (12.374cm 9.4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2;p28" draw:style-name="gr15" draw:text-style-name="P16" draw:layer="layout" svg:width="8.466cm" svg:height="0.031cm" draw:transform="rotate (-3.14159265358979) translate (12.345cm 12.61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3;p28" draw:style-name="gr15" draw:text-style-name="P16" draw:layer="layout" svg:width="3.664cm" svg:height="0.007cm" svg:x="3.849cm" svg:y="11.0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4;p28" draw:style-name="gr14" draw:text-style-name="P16" draw:layer="layout" svg:width="0.019cm" svg:height="4.742cm" svg:x="7.73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5;p28" draw:style-name="gr2" draw:text-style-name="P12" draw:layer="layout" svg:width="4.507cm" svg:height="1.316cm" svg:x="7.867cm" svg:y="9.192cm">
          <text:p text:style-name="P3"><text:span text:style-name="T8">Inside Collec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28" draw:style-name="gr2" draw:text-style-name="P12" draw:layer="layout" svg:width="4.507cm" svg:height="1.316cm" svg:x="7.867cm" svg:y="12.379cm">
          <text:p text:style-name="P3"><text:span text:style-name="T8">Inside Collec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28" draw:style-name="gr2" draw:text-style-name="P12" draw:layer="layout" svg:width="4.272cm" svg:height="1.316cm" svg:x="3.849cm" svg:y="10.785cm">
          <text:p text:style-name="P3"><text:span text:style-name="T8">Stragg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3;g5b60dd2bc4_0_890:notes" draw:style-name="gr1" draw:layer="layout" svg:width="16.932cm" svg:height="9.524cm" svg:x="1.059cm" svg:y="1.905cm" draw:page-number="16" presentation:class="page"/>
          <draw:frame draw:name="Google Shape;474;g5b60dd2bc4_0_89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pointing Collective Operations" draw:style-name="dp18" draw:master-page-name="TITLE_5f_AND_5f_BODY" presentation:presentation-page-layout-name="AL2T1">
        <draw:frame draw:name="Google Shape;492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Checkpointing Collective Operations</text:span></text:p>
          </draw:text-box>
        </draw:frame>
        <draw:frame draw:name="Google Shape;493;p29" presentation:style-name="pr5" draw:text-style-name="P8" draw:layer="layout" svg:width="23.667cm" svg:height="4.965cm" svg:x="0.866cm" svg:y="3.201cm" presentation:class="outline" presentation:user-transformed="true">
          <draw:text-box>
            <text:p text:style-name="P9"><text:span text:style-name="T5">Solution: <text:s/>Two-phase collectives</text:span></text:p>
            <text:list text:style-name="L8">
              <text:list-item>
                <text:p text:style-name="P10"><text:span text:style-name="T5">Preface all collectives with a trivial barrier</text:span></text:p>
              </text:list-item>
              <text:list-item>
                <text:p text:style-name="P9"><text:span text:style-name="T5">When the trivial barrier is completed, call the original collective</text:span></text:p>
              </text:list-item>
            </text:list>
          </draw:text-box>
        </draw:frame>
        <draw:custom-shape draw:name="Google Shape;494;p29" draw:style-name="gr4" draw:text-style-name="P15" draw:layer="layout" svg:width="2.449cm" svg:height="1.195cm" svg:x="1.399cm" svg:y="8.878cm">
          <text:p text:style-name="P3"><text:span text:style-name="T7">Ran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29" draw:style-name="gr4" draw:text-style-name="P15" draw:layer="layout" svg:width="2.449cm" svg:height="1.195cm" svg:x="1.399cm" svg:y="10.448cm">
          <text:p text:style-name="P3"><text:span text:style-name="T7">Ran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p29" draw:style-name="gr4" draw:text-style-name="P15" draw:layer="layout" svg:width="2.449cm" svg:height="1.195cm" svg:x="1.399cm" svg:y="12.018cm">
          <text:p text:style-name="P3"><text:span text:style-name="T7">Rank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29" draw:style-name="gr15" draw:text-style-name="P16" draw:layer="layout" svg:width="8.258cm" svg:height="0.048cm" draw:transform="rotate (-3.14159265358979) translate (12.109cm 9.4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98;p29" draw:style-name="gr15" draw:text-style-name="P16" draw:layer="layout" svg:width="3.664cm" svg:height="0.007cm" svg:x="3.849cm" svg:y="11.0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9;p29" draw:style-name="gr16" draw:text-style-name="P16" draw:layer="layout" svg:width="0.019cm" svg:height="4.742cm" svg:x="7.73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0;p29" draw:style-name="gr2" draw:text-style-name="P12" draw:layer="layout" svg:width="4.507cm" svg:height="1.316cm" svg:x="7.867cm" svg:y="9.192cm">
          <text:p text:style-name="P3"><text:span text:style-name="T8">Inside Bar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1;p29" draw:style-name="gr2" draw:text-style-name="P12" draw:layer="layout" svg:width="4.507cm" svg:height="1.316cm" svg:x="7.867cm" svg:y="12.379cm">
          <text:p text:style-name="P3"><text:span text:style-name="T8">Inside Bar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29" draw:style-name="gr2" draw:text-style-name="P12" draw:layer="layout" svg:width="4.272cm" svg:height="1.316cm" svg:x="3.849cm" svg:y="10.785cm">
          <text:p text:style-name="P3"><text:span text:style-name="T8">Stragg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29" draw:style-name="gr15" draw:text-style-name="P16" draw:layer="layout" svg:width="8.277cm" svg:height="0.029cm" draw:transform="rotate (-3.14159265358979) translate (12.126cm 12.6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04;p29" draw:style-name="gr14" draw:text-style-name="P16" draw:layer="layout" svg:width="0.019cm" svg:height="4.742cm" svg:x="12.175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5;p29" draw:style-name="gr2" draw:text-style-name="P12" draw:layer="layout" svg:width="3.429cm" svg:height="1.117cm" svg:x="6.134cm" svg:y="7.584cm">
          <text:p text:style-name="P3"><text:span text:style-name="T16">Trivial Bar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29" draw:style-name="gr2" draw:text-style-name="P12" draw:layer="layout" svg:width="2.762cm" svg:height="1.117cm" svg:x="10.936cm" svg:y="7.584cm">
          <text:p text:style-name="P3"><text:span text:style-name="T12">Collec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9;g5b60dd2bc4_0_909:notes" draw:style-name="gr1" draw:layer="layout" svg:width="16.932cm" svg:height="9.524cm" svg:x="1.059cm" svg:y="1.905cm" draw:page-number="17" presentation:class="page"/>
          <draw:frame draw:name="Google Shape;490;g5b60dd2bc4_0_90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pointing Collective Operations" draw:style-name="dp19" draw:master-page-name="TITLE_5f_AND_5f_BODY" presentation:presentation-page-layout-name="AL2T1">
        <draw:frame draw:name="Google Shape;511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Checkpointing Collective Operations</text:span></text:p>
          </draw:text-box>
        </draw:frame>
        <draw:frame draw:name="Google Shape;512;p30" presentation:style-name="pr5" draw:text-style-name="P8" draw:layer="layout" svg:width="23.667cm" svg:height="4.965cm" svg:x="0.866cm" svg:y="3.201cm" presentation:class="outline" presentation:user-transformed="true">
          <draw:text-box>
            <text:p text:style-name="P9"><text:span text:style-name="T5">Solution: <text:s/>Two-phase collectives</text:span></text:p>
            <text:list text:style-name="L8">
              <text:list-item>
                <text:p text:style-name="P10"><text:span text:style-name="T5">Preface all collectives with a trivial barrier</text:span></text:p>
              </text:list-item>
              <text:list-item>
                <text:p text:style-name="P9"><text:span text:style-name="T5">When the trivial barrier is completed, call the original collective</text:span></text:p>
              </text:list-item>
            </text:list>
          </draw:text-box>
        </draw:frame>
        <draw:custom-shape draw:name="Google Shape;513;p30" draw:style-name="gr4" draw:text-style-name="P15" draw:layer="layout" svg:width="2.449cm" svg:height="1.195cm" svg:x="1.399cm" svg:y="8.878cm">
          <text:p text:style-name="P3"><text:span text:style-name="T7">Ran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4;p30" draw:style-name="gr4" draw:text-style-name="P15" draw:layer="layout" svg:width="2.449cm" svg:height="1.195cm" svg:x="1.399cm" svg:y="10.448cm">
          <text:p text:style-name="P3"><text:span text:style-name="T7">Ran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30" draw:style-name="gr4" draw:text-style-name="P15" draw:layer="layout" svg:width="2.449cm" svg:height="1.195cm" svg:x="1.399cm" svg:y="12.018cm">
          <text:p text:style-name="P3"><text:span text:style-name="T7">Rank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30" draw:style-name="gr15" draw:text-style-name="P16" draw:layer="layout" svg:width="12.805cm" svg:height="0.068cm" draw:transform="rotate (-3.14159265358979) translate (16.653cm 9.4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17;p30" draw:style-name="gr16" draw:text-style-name="P16" draw:layer="layout" svg:width="0.019cm" svg:height="4.742cm" svg:x="7.73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8;p30" draw:style-name="gr2" draw:text-style-name="P12" draw:layer="layout" svg:width="4.507cm" svg:height="1.316cm" svg:x="12.312cm" svg:y="12.379cm">
          <text:p text:style-name="P3"><text:span text:style-name="T8">Original Collec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30" draw:style-name="gr14" draw:text-style-name="P16" draw:layer="layout" svg:width="0.019cm" svg:height="4.742cm" svg:x="12.175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0;p30" draw:style-name="gr15" draw:text-style-name="P16" draw:layer="layout" svg:width="12.805cm" svg:height="0.068cm" draw:transform="rotate (-3.14159265358979) translate (16.653cm 11.1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21;p30" draw:style-name="gr15" draw:text-style-name="P16" draw:layer="layout" svg:width="12.805cm" svg:height="0.068cm" draw:transform="rotate (-3.14159265358979) translate (16.653cm 12.6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22;p30" draw:style-name="gr2" draw:text-style-name="P12" draw:layer="layout" svg:width="4.507cm" svg:height="1.316cm" svg:x="12.312cm" svg:y="10.897cm">
          <text:p text:style-name="P3"><text:span text:style-name="T8">Original Collec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30" draw:style-name="gr2" draw:text-style-name="P12" draw:layer="layout" svg:width="4.507cm" svg:height="1.316cm" svg:x="12.312cm" svg:y="9.204cm">
          <text:p text:style-name="P3"><text:span text:style-name="T8">Original Collec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30" draw:style-name="gr2" draw:text-style-name="P12" draw:layer="layout" svg:width="3.429cm" svg:height="1.117cm" svg:x="6.134cm" svg:y="7.584cm">
          <text:p text:style-name="P3"><text:span text:style-name="T16">Trivial Bar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30" draw:style-name="gr17" draw:text-style-name="P16" draw:layer="layout" svg:width="0.019cm" svg:height="4.742cm" svg:x="16.831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6;p30" draw:style-name="gr2" draw:text-style-name="P12" draw:layer="layout" svg:width="2.762cm" svg:height="1.117cm" svg:x="10.936cm" svg:y="7.584cm">
          <text:p text:style-name="P3"><text:span text:style-name="T12">Collec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8;g5b60dd2bc4_0_938:notes" draw:style-name="gr1" draw:layer="layout" svg:width="16.932cm" svg:height="9.524cm" svg:x="1.059cm" svg:y="1.905cm" draw:page-number="18" presentation:class="page"/>
          <draw:frame draw:name="Google Shape;509;g5b60dd2bc4_0_938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pointing Collective Operations" draw:style-name="dp20" draw:master-page-name="TITLE_5f_AND_5f_BODY" presentation:presentation-page-layout-name="AL2T1">
        <draw:frame draw:name="Google Shape;531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Checkpointing Collective Operations</text:span></text:p>
          </draw:text-box>
        </draw:frame>
        <draw:frame draw:name="Google Shape;532;p31" presentation:style-name="pr5" draw:text-style-name="P8" draw:layer="layout" svg:width="23.667cm" svg:height="4.965cm" svg:x="0.866cm" svg:y="3.201cm" presentation:class="outline" presentation:user-transformed="true">
          <draw:text-box>
            <text:p text:style-name="P9"><text:span text:style-name="T5">Solution: <text:s/>Two-phase collectives</text:span></text:p>
            <text:list text:style-name="L8">
              <text:list-item>
                <text:p text:style-name="P10"><text:span text:style-name="T5">Preface all collectives with a trivial barrier</text:span></text:p>
              </text:list-item>
              <text:list-item>
                <text:p text:style-name="P9"><text:span text:style-name="T5">When the trivial barrier is completed, call the original collective</text:span></text:p>
              </text:list-item>
            </text:list>
          </draw:text-box>
        </draw:frame>
        <draw:custom-shape draw:name="Google Shape;533;p31" draw:style-name="gr4" draw:text-style-name="P15" draw:layer="layout" svg:width="2.449cm" svg:height="1.195cm" svg:x="1.399cm" svg:y="8.878cm">
          <text:p text:style-name="P3"><text:span text:style-name="T7">Ran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4;p31" draw:style-name="gr4" draw:text-style-name="P15" draw:layer="layout" svg:width="2.449cm" svg:height="1.195cm" svg:x="1.399cm" svg:y="10.448cm">
          <text:p text:style-name="P3"><text:span text:style-name="T7">Ran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5;p31" draw:style-name="gr4" draw:text-style-name="P15" draw:layer="layout" svg:width="2.449cm" svg:height="1.195cm" svg:x="1.399cm" svg:y="12.018cm">
          <text:p text:style-name="P3"><text:span text:style-name="T7">Rank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6;p31" draw:style-name="gr15" draw:text-style-name="P16" draw:layer="layout" svg:width="16.434cm" svg:height="0.087cm" draw:transform="rotate (-3.14159265358979) translate (20.284cm 9.4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37;p31" draw:style-name="gr16" draw:text-style-name="P16" draw:layer="layout" svg:width="0.019cm" svg:height="4.742cm" svg:x="7.73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38;p31" draw:style-name="gr14" draw:text-style-name="P16" draw:layer="layout" svg:width="0.019cm" svg:height="4.742cm" svg:x="12.175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39;p31" draw:style-name="gr2" draw:text-style-name="P12" draw:layer="layout" svg:width="3.429cm" svg:height="1.117cm" svg:x="6.134cm" svg:y="7.584cm">
          <text:p text:style-name="P3"><text:span text:style-name="T16">Trivial Bar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0;p31" draw:style-name="gr17" draw:text-style-name="P16" draw:layer="layout" svg:width="0.019cm" svg:height="4.742cm" svg:x="16.831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1;p31" draw:style-name="gr15" draw:text-style-name="P16" draw:layer="layout" svg:width="16.434cm" svg:height="0.087cm" draw:transform="rotate (-3.14159265358979) translate (20.284cm 11.1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42;p31" draw:style-name="gr15" draw:text-style-name="P16" draw:layer="layout" svg:width="16.434cm" svg:height="0.087cm" draw:transform="rotate (-3.14159265358979) translate (20.284cm 12.6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43;p31" draw:style-name="gr2" draw:text-style-name="P12" draw:layer="layout" svg:width="2.762cm" svg:height="1.117cm" svg:x="10.936cm" svg:y="7.584cm">
          <text:p text:style-name="P3"><text:span text:style-name="T12">Collec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4;p31" draw:style-name="gr2" draw:text-style-name="P12" draw:layer="layout" svg:width="3.154cm" svg:height="1.316cm" svg:x="15.503cm" svg:y="7.228cm">
          <text:p text:style-name="P3"><text:span text:style-name="T9">Collective</text:span></text:p>
          <text:p text:style-name="P3"><text:span text:style-name="T9">Comp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8;g5b60dd2bc4_0_979:notes" draw:style-name="gr1" draw:layer="layout" svg:width="16.932cm" svg:height="9.524cm" svg:x="1.059cm" svg:y="1.905cm" draw:page-number="19" presentation:class="page"/>
          <draw:frame draw:name="Google Shape;529;g5b60dd2bc4_0_979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8cm" svg:y="0cm">
          <dc:creator>Gene Cooperman</dc:creator>
          <dc:date>2019-06-20T22:00:53.221000000</dc:date>
          <text:p>As we agreed, we can have two coll. comm.'s here: <text:s/>rank 1 &amp; 2 coll. comm.; and rank 2 &amp; 3 coll. comm.</text:p>
        </officeooo:annotation>
      </draw:page>
      <draw:page draw:name="Checkpointing Collective Operations" draw:style-name="dp21" draw:master-page-name="TITLE_5f_AND_5f_BODY" presentation:presentation-page-layout-name="AL2T1">
        <draw:frame draw:name="Google Shape;549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Checkpointing Collective Operations</text:span></text:p>
          </draw:text-box>
        </draw:frame>
        <draw:frame draw:name="Google Shape;550;p32" presentation:style-name="pr5" draw:text-style-name="P8" draw:layer="layout" svg:width="23.667cm" svg:height="1.815cm" svg:x="0.866cm" svg:y="3.201cm" presentation:class="outline" presentation:user-transformed="true">
          <draw:text-box>
            <text:p text:style-name="P9"><text:span text:style-name="T5">Solution: <text:s/>Two-phase collectives</text:span></text:p>
            <text:p text:style-name="P13"><text:span text:style-name="T5"/></text:p>
          </draw:text-box>
        </draw:frame>
        <draw:custom-shape draw:name="Google Shape;551;p32" draw:style-name="gr4" draw:text-style-name="P15" draw:layer="layout" svg:width="2.449cm" svg:height="1.195cm" svg:x="1.399cm" svg:y="8.878cm">
          <text:p text:style-name="P3"><text:span text:style-name="T7">Ran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2;p32" draw:style-name="gr4" draw:text-style-name="P15" draw:layer="layout" svg:width="2.449cm" svg:height="1.195cm" svg:x="1.399cm" svg:y="10.448cm">
          <text:p text:style-name="P3"><text:span text:style-name="T7">Ran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32" draw:style-name="gr4" draw:text-style-name="P15" draw:layer="layout" svg:width="2.449cm" svg:height="1.195cm" svg:x="1.399cm" svg:y="12.018cm">
          <text:p text:style-name="P3"><text:span text:style-name="T7">Rank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32" draw:style-name="gr15" draw:text-style-name="P16" draw:layer="layout" svg:width="16.434cm" svg:height="0.087cm" draw:transform="rotate (-3.14159265358979) translate (20.284cm 9.4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55;p32" draw:style-name="gr16" draw:text-style-name="P16" draw:layer="layout" svg:width="0.019cm" svg:height="4.742cm" svg:x="7.73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6;p32" draw:style-name="gr14" draw:text-style-name="P16" draw:layer="layout" svg:width="0.019cm" svg:height="4.742cm" svg:x="12.175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7;p32" draw:style-name="gr2" draw:text-style-name="P12" draw:layer="layout" svg:width="3.429cm" svg:height="1.117cm" svg:x="6.134cm" svg:y="7.584cm">
          <text:p text:style-name="P3"><text:span text:style-name="T16">Trivial Bar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8;p32" draw:style-name="gr17" draw:text-style-name="P16" draw:layer="layout" svg:width="0.019cm" svg:height="4.742cm" svg:x="16.831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9;p32" draw:style-name="gr15" draw:text-style-name="P16" draw:layer="layout" svg:width="16.434cm" svg:height="0.087cm" draw:transform="rotate (-3.14159265358979) translate (20.284cm 11.1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60;p32" draw:style-name="gr15" draw:text-style-name="P16" draw:layer="layout" svg:width="16.434cm" svg:height="0.087cm" draw:transform="rotate (-3.14159265358979) translate (20.284cm 12.6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61;p32" draw:style-name="gr2" draw:text-style-name="P12" draw:layer="layout" svg:width="2.79cm" svg:height="1.59cm" svg:x="10.697cm" svg:y="7.111cm">
          <text:p text:style-name="P1"><text:span text:style-name="T12">Collective</text:span></text:p>
          <text:p text:style-name="P1"><text:span text:style-name="T12">Beg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32" draw:style-name="gr2" draw:text-style-name="P12" draw:layer="layout" svg:width="2.79cm" svg:height="1.117cm" svg:x="15.503cm" svg:y="7.005cm">
          <text:p text:style-name="P3"><text:span text:style-name="T9">Collective</text:span></text:p>
          <text:p text:style-name="P3"><text:span text:style-name="T9">Comp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32" draw:style-name="gr5" draw:text-style-name="P16" draw:layer="layout" svg:width="0.106cm" svg:height="4.805cm" draw:transform="rotate (1.5707963267949) translate (12.093cm 7.111cm)">
          <text:p/>
          <draw:enhanced-geometry draw:mirror-horizontal="false" draw:mirror-vertical="false" draw:text-areas="0 0 ?f2 ?f3" svg:viewBox="0 0 0 0" draw:type="ooxml-bentConnector3" draw:modifiers="7197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564;p32" draw:style-name="gr2" draw:text-style-name="P12" draw:layer="layout" svg:width="5.389cm" svg:height="1.316cm" svg:x="11.916cm" svg:y="5.35cm">
          <text:p text:style-name="P3"><text:span text:style-name="T8">Checkpoint Disab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6;g5b60dd2bc4_0_1003:notes" draw:style-name="gr1" draw:layer="layout" svg:width="16.932cm" svg:height="9.524cm" svg:x="1.059cm" svg:y="1.905cm" draw:page-number="20" presentation:class="page"/>
          <draw:frame draw:name="Google Shape;547;g5b60dd2bc4_0_1003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pointing Collective Operations" draw:style-name="dp22" draw:master-page-name="TITLE_5f_AND_5f_BODY" presentation:presentation-page-layout-name="AL2T1">
        <draw:frame draw:name="Google Shape;569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Checkpointing Collective Operations</text:span></text:p>
          </draw:text-box>
        </draw:frame>
        <draw:frame draw:name="Google Shape;570;p33" presentation:style-name="pr5" draw:text-style-name="P8" draw:layer="layout" svg:width="23.667cm" svg:height="4.382cm" svg:x="0.866cm" svg:y="3.201cm" presentation:class="outline" presentation:user-transformed="true">
          <draw:text-box>
            <text:p text:style-name="P9"><text:span text:style-name="T5">Solution: <text:s/>Two-phase collectives</text:span></text:p>
            <text:p text:style-name="P10"><text:span text:style-name="T5">This prevents deadlock conditions</text:span></text:p>
            <text:p text:style-name="P13"><text:span text:style-name="T5"/></text:p>
          </draw:text-box>
        </draw:frame>
        <draw:custom-shape draw:name="Google Shape;571;p33" draw:style-name="gr4" draw:text-style-name="P15" draw:layer="layout" svg:width="2.449cm" svg:height="1.195cm" svg:x="1.399cm" svg:y="8.878cm">
          <text:p text:style-name="P3"><text:span text:style-name="T7">Ran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p33" draw:style-name="gr4" draw:text-style-name="P15" draw:layer="layout" svg:width="2.449cm" svg:height="1.195cm" svg:x="1.399cm" svg:y="10.448cm">
          <text:p text:style-name="P3"><text:span text:style-name="T7">Ran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3;p33" draw:style-name="gr4" draw:text-style-name="P15" draw:layer="layout" svg:width="2.449cm" svg:height="1.195cm" svg:x="1.399cm" svg:y="12.018cm">
          <text:p text:style-name="P3"><text:span text:style-name="T7">Rank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4;p33" draw:style-name="gr15" draw:text-style-name="P16" draw:layer="layout" svg:width="16.434cm" svg:height="0.087cm" draw:transform="rotate (-3.14159265358979) translate (20.284cm 9.4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75;p33" draw:style-name="gr16" draw:text-style-name="P16" draw:layer="layout" svg:width="0.019cm" svg:height="4.742cm" svg:x="7.73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76;p33" draw:style-name="gr14" draw:text-style-name="P16" draw:layer="layout" svg:width="0.019cm" svg:height="4.742cm" svg:x="12.175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77;p33" draw:style-name="gr2" draw:text-style-name="P12" draw:layer="layout" svg:width="3.429cm" svg:height="1.117cm" svg:x="6.134cm" svg:y="7.584cm">
          <text:p text:style-name="P3"><text:span text:style-name="T16">Trivial Bar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8;p33" draw:style-name="gr17" draw:text-style-name="P16" draw:layer="layout" svg:width="0.019cm" svg:height="4.742cm" svg:x="16.831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79;p33" draw:style-name="gr15" draw:text-style-name="P16" draw:layer="layout" svg:width="16.434cm" svg:height="0.087cm" draw:transform="rotate (-3.14159265358979) translate (20.284cm 11.1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80;p33" draw:style-name="gr15" draw:text-style-name="P16" draw:layer="layout" svg:width="16.434cm" svg:height="0.087cm" draw:transform="rotate (-3.14159265358979) translate (20.284cm 12.6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81;p33" draw:style-name="gr2" draw:text-style-name="P12" draw:layer="layout" svg:width="2.79cm" svg:height="1.59cm" svg:x="10.697cm" svg:y="7.111cm">
          <text:p text:style-name="P1"><text:span text:style-name="T12">Collective</text:span></text:p>
          <text:p text:style-name="P1"><text:span text:style-name="T12">Beg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2;p33" draw:style-name="gr2" draw:text-style-name="P12" draw:layer="layout" svg:width="2.79cm" svg:height="1.117cm" svg:x="15.503cm" svg:y="7.005cm">
          <text:p text:style-name="P3"><text:span text:style-name="T9">Collective</text:span></text:p>
          <text:p text:style-name="P3"><text:span text:style-name="T9">Comp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3;p33" draw:style-name="gr5" draw:text-style-name="P16" draw:layer="layout" svg:width="0.106cm" svg:height="4.805cm" draw:transform="rotate (1.5707963267949) translate (12.093cm 7.111cm)">
          <text:p/>
          <draw:enhanced-geometry draw:mirror-horizontal="false" draw:mirror-vertical="false" draw:text-areas="0 0 ?f2 ?f3" svg:viewBox="0 0 0 0" draw:type="ooxml-bentConnector3" draw:modifiers="7197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584;p33" draw:style-name="gr2" draw:text-style-name="P12" draw:layer="layout" svg:width="5.389cm" svg:height="1.316cm" svg:x="11.916cm" svg:y="5.35cm">
          <text:p text:style-name="P3"><text:span text:style-name="T8">Checkpoint Disab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6;g5b60dd2bc4_0_1023:notes" draw:style-name="gr1" draw:layer="layout" svg:width="16.932cm" svg:height="9.524cm" svg:x="1.059cm" svg:y="1.905cm" draw:page-number="21" presentation:class="page"/>
          <draw:frame draw:name="Google Shape;567;g5b60dd2bc4_0_1023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pointing Collective Operations" draw:style-name="dp23" draw:master-page-name="TITLE_5f_AND_5f_BODY" presentation:presentation-page-layout-name="AL2T1">
        <draw:frame draw:name="Google Shape;589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Checkpointing Collective Operations</text:span></text:p>
          </draw:text-box>
        </draw:frame>
        <draw:frame draw:name="Google Shape;590;p34" presentation:style-name="pr5" draw:text-style-name="P8" draw:layer="layout" svg:width="23.667cm" svg:height="4.382cm" svg:x="0.866cm" svg:y="3.201cm" presentation:class="outline" presentation:user-transformed="true">
          <draw:text-box>
            <text:p text:style-name="P9"><text:span text:style-name="T5">Solution: <text:s/>Two-phase collectives</text:span></text:p>
            <text:p text:style-name="P10"><text:span text:style-name="T5">This prevents deadlock conditions</text:span><text:span text:style-name="T5"><text:line-break/></text:span><text:span text:style-name="T5">(Additional logic to avoid starvation)</text:span></text:p>
            <text:p text:style-name="P13"><text:span text:style-name="T5"/></text:p>
          </draw:text-box>
        </draw:frame>
        <draw:custom-shape draw:name="Google Shape;591;p34" draw:style-name="gr4" draw:text-style-name="P15" draw:layer="layout" svg:width="2.449cm" svg:height="1.195cm" svg:x="1.399cm" svg:y="8.878cm">
          <text:p text:style-name="P3"><text:span text:style-name="T7">Ran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2;p34" draw:style-name="gr4" draw:text-style-name="P15" draw:layer="layout" svg:width="2.449cm" svg:height="1.195cm" svg:x="1.399cm" svg:y="10.448cm">
          <text:p text:style-name="P3"><text:span text:style-name="T7">Ran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3;p34" draw:style-name="gr4" draw:text-style-name="P15" draw:layer="layout" svg:width="2.449cm" svg:height="1.195cm" svg:x="1.399cm" svg:y="12.018cm">
          <text:p text:style-name="P3"><text:span text:style-name="T7">Rank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4;p34" draw:style-name="gr15" draw:text-style-name="P16" draw:layer="layout" svg:width="16.434cm" svg:height="0.087cm" draw:transform="rotate (-3.14159265358979) translate (20.284cm 9.4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95;p34" draw:style-name="gr16" draw:text-style-name="P16" draw:layer="layout" svg:width="0.019cm" svg:height="4.742cm" svg:x="7.73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6;p34" draw:style-name="gr14" draw:text-style-name="P16" draw:layer="layout" svg:width="0.019cm" svg:height="4.742cm" svg:x="12.175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7;p34" draw:style-name="gr2" draw:text-style-name="P12" draw:layer="layout" svg:width="3.429cm" svg:height="1.117cm" svg:x="6.134cm" svg:y="7.584cm">
          <text:p text:style-name="P3"><text:span text:style-name="T16">Trivial Bar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8;p34" draw:style-name="gr17" draw:text-style-name="P16" draw:layer="layout" svg:width="0.019cm" svg:height="4.742cm" svg:x="16.831cm" svg:y="8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9;p34" draw:style-name="gr15" draw:text-style-name="P16" draw:layer="layout" svg:width="16.434cm" svg:height="0.087cm" draw:transform="rotate (-3.14159265358979) translate (20.284cm 11.1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00;p34" draw:style-name="gr15" draw:text-style-name="P16" draw:layer="layout" svg:width="16.434cm" svg:height="0.087cm" draw:transform="rotate (-3.14159265358979) translate (20.284cm 12.6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01;p34" draw:style-name="gr2" draw:text-style-name="P12" draw:layer="layout" svg:width="2.79cm" svg:height="1.59cm" svg:x="10.697cm" svg:y="7.111cm">
          <text:p text:style-name="P1"><text:span text:style-name="T12">Collective</text:span></text:p>
          <text:p text:style-name="P1"><text:span text:style-name="T12">Beg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2;p34" draw:style-name="gr2" draw:text-style-name="P12" draw:layer="layout" svg:width="2.79cm" svg:height="1.117cm" svg:x="15.503cm" svg:y="7.005cm">
          <text:p text:style-name="P3"><text:span text:style-name="T9">Collective</text:span></text:p>
          <text:p text:style-name="P3"><text:span text:style-name="T9">Comp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3;p34" draw:style-name="gr5" draw:text-style-name="P16" draw:layer="layout" svg:width="0.106cm" svg:height="4.805cm" draw:transform="rotate (1.5707963267949) translate (12.093cm 7.111cm)">
          <text:p/>
          <draw:enhanced-geometry draw:mirror-horizontal="false" draw:mirror-vertical="false" draw:text-areas="0 0 ?f2 ?f3" svg:viewBox="0 0 0 0" draw:type="ooxml-bentConnector3" draw:modifiers="7197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04;p34" draw:style-name="gr2" draw:text-style-name="P12" draw:layer="layout" svg:width="5.389cm" svg:height="1.316cm" svg:x="11.916cm" svg:y="5.35cm">
          <text:p text:style-name="P3"><text:span text:style-name="T8">Checkpoint Disab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6;g5b60dd2bc4_0_1042:notes" draw:style-name="gr1" draw:layer="layout" svg:width="16.932cm" svg:height="9.524cm" svg:x="1.059cm" svg:y="1.905cm" draw:page-number="22" presentation:class="page"/>
          <draw:frame draw:name="Google Shape;587;g5b60dd2bc4_0_1042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hieving Agnosticism" draw:style-name="dp24" draw:master-page-name="TITLE_5f_AND_5f_BODY" presentation:presentation-page-layout-name="AL2T1">
        <draw:frame draw:name="Google Shape;609;p35" presentation:style-name="pr5" draw:text-style-name="P8" draw:layer="layout" svg:width="23.667cm" svg:height="9.847cm" svg:x="0.866cm" svg:y="3.201cm" presentation:class="outline" presentation:user-transformed="true">
          <draw:text-box>
            <text:p text:style-name="P7"><text:span text:style-name="T5">Step 2: <text:s/>Discard the network </text:span></text:p>
          </draw:text-box>
        </draw:frame>
        <draw:custom-shape draw:name="Google Shape;610;p35" draw:style-name="gr3" draw:text-style-name="P14" xml:id="id238" draw:id="id238" draw:layer="layout" svg:width="3.458cm" svg:height="6.917cm" svg:x="16.045cm" svg:y="5.42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1;p35" draw:style-name="gr3" draw:text-style-name="P14" xml:id="id224" draw:id="id224" draw:layer="layout" svg:width="3.458cm" svg:height="6.917cm" svg:x="5.896cm" svg:y="5.42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2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Achieving Agnosticism</text:span></text:p>
          </draw:text-box>
        </draw:frame>
        <draw:custom-shape draw:name="Google Shape;613;p35" draw:style-name="gr4" draw:text-style-name="P15" xml:id="id225" draw:id="id225" draw:layer="layout" svg:width="4.283cm" svg:height="1.394cm" svg:x="10.558cm" svg:y="4.972cm">
          <text:p text:style-name="P1"><text:span text:style-name="T7">MPI Coordin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4;p35" draw:style-name="gr13" draw:text-style-name="P22" draw:layer="layout" svg:width="2.759cm" svg:height="1.767cm" svg:x="6.285cm" svg:y="6.813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5;p35" draw:style-name="gr13" draw:text-style-name="P22" draw:layer="layout" svg:width="2.759cm" svg:height="1.767cm" svg:x="6.285cm" svg:y="10.141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6;p35" draw:style-name="gr13" draw:text-style-name="P22" draw:layer="layout" svg:width="2.759cm" svg:height="1.767cm" svg:x="16.395cm" svg:y="6.813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7;p35" draw:style-name="gr13" draw:text-style-name="P22" draw:layer="layout" svg:width="2.759cm" svg:height="1.767cm" svg:x="16.395cm" svg:y="10.141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8;p35" draw:style-name="gr11" draw:text-style-name="P16" xml:id="id226" draw:id="id226" draw:layer="layout" svg:width="7.349cm" svg:height="0.001cm" svg:x="9.045cm" svg:y="7.6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9;p35" draw:style-name="gr11" draw:text-style-name="P16" xml:id="id227" draw:id="id227" draw:layer="layout" svg:width="7.349cm" svg:height="3.327cm" svg:x="9.045cm" svg:y="7.6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0;p35" draw:style-name="gr11" draw:text-style-name="P16" xml:id="id228" draw:id="id228" draw:layer="layout" svg:width="0.001cm" svg:height="1.559cm" svg:x="17.77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1;p35" draw:style-name="gr11" draw:text-style-name="P16" xml:id="id229" draw:id="id229" draw:layer="layout" svg:width="7.349cm" svg:height="0.001cm" svg:x="9.045cm" svg:y="11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2;p35" draw:style-name="gr11" draw:text-style-name="P16" xml:id="id230" draw:id="id230" draw:layer="layout" svg:width="0.001cm" svg:height="1.559cm" svg:x="7.66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3;p35" draw:style-name="gr11" draw:text-style-name="P16" xml:id="id231" draw:id="id231" draw:layer="layout" svg:width="7.349cm" svg:height="3.327cm" draw:transform="rotate (-3.14159265358979) translate (16.393cm 11.0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24;p35" draw:style-name="gr11" draw:text-style-name="P16" xml:id="id232" draw:id="id232" draw:layer="layout" svg:width="3.654cm" svg:height="1.329cm" draw:transform="rotate (-3.14159265358979) translate (12.7cm 7.6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25;p35" draw:style-name="gr11" draw:text-style-name="P16" xml:id="id233" draw:id="id233" draw:layer="layout" svg:width="3.654cm" svg:height="4.657cm" draw:transform="rotate (-3.14159265358979) translate (12.7cm 11.0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26;p35" draw:style-name="gr11" draw:text-style-name="P16" xml:id="id234" draw:id="id234" draw:layer="layout" svg:width="3.693cm" svg:height="1.329cm" draw:transform="rotate (-3.14159265358979) translate (16.395cm 7.6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7;p35" draw:style-name="gr11" draw:text-style-name="P16" xml:id="id235" draw:id="id235" draw:layer="layout" svg:width="3.693cm" svg:height="4.657cm" draw:transform="rotate (-3.14159265358979) translate (16.395cm 11.0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8;p35" draw:style-name="gr2" draw:text-style-name="P12" xml:id="id236" draw:id="id236" draw:layer="layout" svg:width="2.251cm" svg:height="0.942cm" svg:x="16.713cm" svg:y="5.424cm">
          <text:p text:style-name="P3"><text:span text:style-name="T8">Nod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9;p35" draw:style-name="gr2" draw:text-style-name="P12" xml:id="id237" draw:id="id237" draw:layer="layout" svg:width="2.043cm" svg:height="0.942cm" svg:x="6.643cm" svg:y="5.424cm">
          <text:p text:style-name="P3"><text:span text:style-name="T8">Nod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24" smil:type="fade" smil:subtype="crossfade" smil:mode="out"/>
                  <anim:set smil:begin="1s" smil:dur="0.001s" smil:fill="hold" smil:targetElement="id22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5" smil:type="fade" smil:subtype="crossfade" smil:mode="out"/>
                  <anim:set smil:begin="1s" smil:dur="0.001s" smil:fill="hold" smil:targetElement="id22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6" smil:type="fade" smil:subtype="crossfade" smil:mode="out"/>
                  <anim:set smil:begin="1s" smil:dur="0.001s" smil:fill="hold" smil:targetElement="id2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7" smil:type="fade" smil:subtype="crossfade" smil:mode="out"/>
                  <anim:set smil:begin="1s" smil:dur="0.001s" smil:fill="hold" smil:targetElement="id2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8" smil:type="fade" smil:subtype="crossfade" smil:mode="out"/>
                  <anim:set smil:begin="1s" smil:dur="0.001s" smil:fill="hold" smil:targetElement="id2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9" smil:type="fade" smil:subtype="crossfade" smil:mode="out"/>
                  <anim:set smil:begin="1s" smil:dur="0.001s" smil:fill="hold" smil:targetElement="id2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0" smil:type="fade" smil:subtype="crossfade" smil:mode="out"/>
                  <anim:set smil:begin="1s" smil:dur="0.001s" smil:fill="hold" smil:targetElement="id23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1" smil:type="fade" smil:subtype="crossfade" smil:mode="out"/>
                  <anim:set smil:begin="1s" smil:dur="0.001s" smil:fill="hold" smil:targetElement="id23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2" smil:type="fade" smil:subtype="crossfade" smil:mode="out"/>
                  <anim:set smil:begin="1s" smil:dur="0.001s" smil:fill="hold" smil:targetElement="id23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3" smil:type="fade" smil:subtype="crossfade" smil:mode="out"/>
                  <anim:set smil:begin="1s" smil:dur="0.001s" smil:fill="hold" smil:targetElement="id23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4" smil:type="fade" smil:subtype="crossfade" smil:mode="out"/>
                  <anim:set smil:begin="1s" smil:dur="0.001s" smil:fill="hold" smil:targetElement="id23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5" smil:type="fade" smil:subtype="crossfade" smil:mode="out"/>
                  <anim:set smil:begin="1s" smil:dur="0.001s" smil:fill="hold" smil:targetElement="id2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6" smil:type="fade" smil:subtype="crossfade" smil:mode="out"/>
                  <anim:set smil:begin="1s" smil:dur="0.001s" smil:fill="hold" smil:targetElement="id23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7" smil:type="fade" smil:subtype="crossfade" smil:mode="out"/>
                  <anim:set smil:begin="1s" smil:dur="0.001s" smil:fill="hold" smil:targetElement="id2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8" smil:type="fade" smil:subtype="crossfade" smil:mode="out"/>
                  <anim:set smil:begin="1s" smil:dur="0.001s" smil:fill="hold" smil:targetElement="id238" smil:attributeName="visibility" smil:to="hidden"/>
                </anim:par>
              </anim:par>
            </anim:par>
          </anim:seq>
        </anim:par>
        <presentation:notes draw:style-name="dp2">
          <draw:page-thumbnail draw:name="Google Shape;606;g5b60dd2bc4_0_348:notes" draw:style-name="gr1" draw:layer="layout" svg:width="16.932cm" svg:height="9.524cm" svg:x="1.059cm" svg:y="1.905cm" draw:page-number="23" presentation:class="page"/>
          <draw:frame draw:name="Google Shape;607;g5b60dd2bc4_0_348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pointing A Rank" draw:style-name="dp25" draw:master-page-name="TITLE_5f_AND_5f_BODY" presentation:presentation-page-layout-name="AL2T1">
        <draw:custom-shape draw:name="Google Shape;634;p36" draw:style-name="gr2" draw:text-style-name="P12" xml:id="id245" draw:id="id245" draw:layer="layout" svg:width="8.154cm" svg:height="3.871cm" svg:x="0.866cm" svg:y="7.095cm">
          <text:p text:style-name="P1"><text:span text:style-name="T8">Problems:</text:span></text:p>
          <text:p text:style-name="P23"><text:span text:style-name="T8"/></text:p>
          <text:p text:style-name="P23"><text:span text:style-name="T8"/></text:p>
          <text:p text:style-name="P23"><text:span text:style-name="T8"/></text:p>
          <text:list text:style-name="L14">
            <text:list-item>
              <text:p text:style-name="P3"><text:span text:style-name="T8">MPI Implementation Specific</text:span></text:p>
            </text:list-item>
            <text:list-item>
              <text:p text:style-name="P3"><text:span text:style-name="T8">Contains MPI network sta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5;p36" presentation:style-name="pr5" draw:text-style-name="P8" xml:id="id250" draw:id="id250" draw:layer="layout" svg:width="23.667cm" svg:height="1.996cm" svg:x="0.904cm" svg:y="3.201cm" presentation:class="outline" presentation:user-transformed="true">
          <draw:text-box>
            <text:p text:style-name="P7"><text:span text:style-name="T5">Solution: Isolation</text:span></text:p>
          </draw:text-box>
        </draw:frame>
        <draw:frame draw:name="Google Shape;636;p36" presentation:style-name="pr5" draw:text-style-name="P8" xml:id="id239" draw:id="id239" draw:layer="layout" svg:width="23.667cm" svg:height="1.996cm" svg:x="0.904cm" svg:y="3.201cm" presentation:class="outline" presentation:user-transformed="true">
          <draw:text-box>
            <text:p text:style-name="P7"><text:span text:style-name="T5">Checkpointing the rank is simpler… right?</text:span></text:p>
          </draw:text-box>
        </draw:frame>
        <draw:frame draw:name="Google Shape;637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Checkpointing A Rank</text:span></text:p>
          </draw:text-box>
        </draw:frame>
        <draw:custom-shape draw:name="Google Shape;638;p36" draw:style-name="gr18" draw:text-style-name="P24" xml:id="id240" draw:id="id240" draw:layer="layout" svg:width="5.737cm" svg:height="8.607cm" svg:x="9.701cm" svg:y="4.71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9;p36" draw:style-name="gr19" draw:text-style-name="P16" xml:id="id249" draw:id="id249" draw:layer="layout" svg:width="23.995cm" svg:height="0.097cm" draw:transform="rotate (-3.14159265358979) translate (24.898cm 9.0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40;p36" draw:style-name="gr2" draw:text-style-name="P12" xml:id="id241" draw:id="id241" draw:layer="layout" svg:width="2.731cm" svg:height="1.114cm" svg:x="6.191cm" svg:y="8.463cm">
          <text:p text:style-name="P3"><text:span text:style-name="T8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1;p36" draw:style-name="gr4" draw:text-style-name="P15" xml:id="id242" draw:id="id242" draw:layer="layout" svg:width="5.717cm" svg:height="3.871cm" svg:x="9.72cm" svg:y="4.736cm">
          <text:p text:style-name="P1"><text:span text:style-name="T7">MPI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2;p36" draw:style-name="gr20" draw:text-style-name="P25" xml:id="id243" draw:id="id243" draw:layer="layout" svg:width="5.737cm" svg:height="1.375cm" svg:x="9.701cm" svg:y="9.591cm">
          <text:p text:style-name="P1"><text:span text:style-name="T7">MPI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3;p36" draw:style-name="gr21" draw:text-style-name="P26" xml:id="id244" draw:id="id244" draw:layer="layout" svg:width="5.737cm" svg:height="1.375cm" svg:x="9.701cm" svg:y="11.949cm">
          <text:p text:style-name="P1"><text:span text:style-name="T7">LIBC and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4;p36" draw:style-name="gr2" draw:text-style-name="P12" xml:id="id247" draw:id="id247" draw:layer="layout" svg:width="9.48cm" svg:height="1.59cm" svg:x="0.866cm" svg:y="11.734cm">
          <text:list text:style-name="L14">
            <text:list-item>
              <text:p text:style-name="P27"><text:span text:style-name="T8">Required by MPI and Application</text:span></text:p>
            </text:list-item>
            <text:list-item>
              <text:p text:style-name="P27"><text:span text:style-name="T8">Platform dependa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5;p36" draw:style-name="gr2" draw:text-style-name="P12" xml:id="id246" draw:id="id246" draw:layer="layout" svg:width="8.056cm" svg:height="1.704cm" svg:x="15.25cm" svg:y="9.426cm">
          <text:list text:style-name="L14">
            <text:list-item>
              <text:p text:style-name="P27"><text:span text:style-name="T8">Grouping information</text:span></text:p>
            </text:list-item>
            <text:list-item>
              <text:p text:style-name="P27"><text:span text:style-name="T8">Opaque MPI Objec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6;p36" draw:style-name="gr2" draw:text-style-name="P12" xml:id="id248" draw:id="id248" draw:layer="layout" svg:width="5.903cm" svg:height="1.318cm" svg:x="15.25cm" svg:y="12.006cm">
          <text:list text:style-name="L14">
            <text:list-item>
              <text:p text:style-name="P27"><text:span text:style-name="T8">Heap Alloca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9" smil:attributeName="visibility" smil:to="visible"/>
                  <anim:transitionFilter smil:dur="1s" smil:targetElement="id2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0" smil:attributeName="visibility" smil:to="visible"/>
                  <anim:transitionFilter smil:dur="1s" smil:targetElement="id2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1" smil:attributeName="visibility" smil:to="visible"/>
                  <anim:transitionFilter smil:dur="1s" smil:targetElement="id2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2" smil:attributeName="visibility" smil:to="visible"/>
                  <anim:transitionFilter smil:dur="1s" smil:targetElement="id2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3" smil:attributeName="visibility" smil:to="visible"/>
                  <anim:transitionFilter smil:dur="1s" smil:targetElement="id2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4" smil:attributeName="visibility" smil:to="visible"/>
                  <anim:transitionFilter smil:dur="1s" smil:targetElement="id2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5" smil:attributeName="visibility" smil:to="visible"/>
                  <anim:transitionFilter smil:dur="1s" smil:targetElement="id2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6" smil:attributeName="visibility" smil:to="visible"/>
                  <anim:transitionFilter smil:dur="1s" smil:targetElement="id246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41" smil:type="fade" smil:subtype="crossfade" smil:mode="out"/>
                  <anim:set smil:begin="1s" smil:dur="0.001s" smil:fill="hold" smil:targetElement="id24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7" smil:attributeName="visibility" smil:to="visible"/>
                  <anim:transitionFilter smil:dur="1s" smil:targetElement="id2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8" smil:attributeName="visibility" smil:to="visible"/>
                  <anim:transitionFilter smil:dur="1s" smil:targetElement="id2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39" smil:type="fade" smil:subtype="crossfade" smil:mode="out"/>
                  <anim:set smil:begin="1s" smil:dur="0.001s" smil:fill="hold" smil:targetElement="id23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45" smil:type="fade" smil:subtype="crossfade" smil:mode="out"/>
                  <anim:set smil:begin="1s" smil:dur="0.001s" smil:fill="hold" smil:targetElement="id24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47" smil:type="fade" smil:subtype="crossfade" smil:mode="out"/>
                  <anim:set smil:begin="1s" smil:dur="0.001s" smil:fill="hold" smil:targetElement="id24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9" smil:type="fade" smil:subtype="crossfade" smil:mode="out"/>
                  <anim:set smil:begin="1s" smil:dur="0.001s" smil:fill="hold" smil:targetElement="id23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46" smil:type="fade" smil:subtype="crossfade" smil:mode="out"/>
                  <anim:set smil:begin="1s" smil:dur="0.001s" smil:fill="hold" smil:targetElement="id24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48" smil:type="fade" smil:subtype="crossfade" smil:mode="out"/>
                  <anim:set smil:begin="1s" smil:dur="0.001s" smil:fill="hold" smil:targetElement="id248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9" smil:attributeName="visibility" smil:to="visible"/>
                  <anim:transitionFilter smil:dur="1s" smil:targetElement="id2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0" smil:attributeName="visibility" smil:to="visible"/>
                  <anim:transitionFilter smil:dur="1s" smil:targetElement="id250" smil:type="fade" smil:subtype="crossfade"/>
                </anim:par>
              </anim:par>
            </anim:par>
          </anim:seq>
        </anim:par>
        <presentation:notes draw:style-name="dp2">
          <draw:page-thumbnail draw:name="Google Shape;631;g5b60dd2bc4_0_239:notes" draw:style-name="gr1" draw:layer="layout" svg:width="16.932cm" svg:height="9.524cm" svg:x="1.059cm" svg:y="1.905cm" draw:page-number="24" presentation:class="page"/>
          <draw:frame draw:name="Google Shape;632;g5b60dd2bc4_0_239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olation -  The “Split-Process” Approach" draw:style-name="dp26" draw:master-page-name="TITLE_5f_AND_5f_BODY" presentation:presentation-page-layout-name="AL2T1">
        <draw:custom-shape draw:name="Google Shape;651;p37" draw:style-name="gr18" draw:text-style-name="P24" draw:layer="layout" svg:width="5.737cm" svg:height="8.607cm" svg:x="9.701cm" svg:y="4.71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2;p37" draw:style-name="gr4" draw:text-style-name="P15" draw:layer="layout" svg:width="5.717cm" svg:height="3.871cm" svg:x="9.72cm" svg:y="4.736cm">
          <text:p text:style-name="P1"><text:span text:style-name="T7">MPI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3;p37" draw:style-name="gr20" draw:text-style-name="P25" xml:id="id260" draw:id="id260" draw:layer="layout" svg:width="5.737cm" svg:height="1.375cm" svg:x="9.685cm" svg:y="10.321cm">
          <text:p text:style-name="P1"><text:span text:style-name="T7">MPI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4;p37" draw:style-name="gr20" draw:text-style-name="P25" xml:id="id259" draw:id="id259" draw:layer="layout" svg:width="5.737cm" svg:height="0.966cm" svg:x="9.685cm" svg:y="9.102cm">
          <text:p text:style-name="P1"><text:span text:style-name="T7">MPI Proxy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5;p37" draw:style-name="gr20" draw:text-style-name="P25" xml:id="id258" draw:id="id258" draw:layer="layout" svg:width="5.737cm" svg:height="1.375cm" svg:x="9.701cm" svg:y="9.591cm">
          <text:p text:style-name="P1"><text:span text:style-name="T7">MPI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6;p37" draw:style-name="gr21" draw:text-style-name="P26" draw:layer="layout" svg:width="5.737cm" svg:height="1.375cm" svg:x="9.701cm" svg:y="11.949cm">
          <text:p text:style-name="P1"><text:span text:style-name="T7">LIBC and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7;p37" presentation:style-name="pr5" draw:text-style-name="P8" draw:layer="layout" svg:width="4.4cm" svg:height="1.375cm" svg:x="2.821cm" svg:y="3.201cm" presentation:class="outline" presentation:user-transformed="true">
          <draw:text-box>
            <text:p text:style-name="P7"><text:span text:style-name="T5">Terminology</text:span></text:p>
          </draw:text-box>
        </draw:frame>
        <draw:frame draw:name="Google Shape;658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Isolation - <text:s/>The “Split-Process” Approach</text:span></text:p>
          </draw:text-box>
        </draw:frame>
        <draw:custom-shape draw:name="Google Shape;659;p37" draw:style-name="gr19" draw:text-style-name="P16" draw:layer="layout" svg:width="23.995cm" svg:height="0.097cm" draw:transform="rotate (-3.14159265358979) translate (24.898cm 9.06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660;p37" presentation:style-name="pr5" draw:text-style-name="P8" xml:id="id251" draw:id="id251" draw:layer="layout" svg:width="7.762cm" svg:height="3.871cm" svg:x="1.14cm" svg:y="4.736cm" presentation:class="outline" presentation:user-transformed="true">
          <draw:text-box>
            <text:p text:style-name="P20"><text:span text:style-name="T5">Upper-Half program</text:span></text:p>
          </draw:text-box>
        </draw:frame>
        <draw:frame draw:name="Google Shape;661;p37" presentation:style-name="pr5" draw:text-style-name="P8" xml:id="id252" draw:id="id252" draw:layer="layout" svg:width="7.762cm" svg:height="3.871cm" svg:x="15.635cm" svg:y="4.736cm" presentation:class="outline" presentation:user-transformed="true">
          <draw:text-box>
            <text:p text:style-name="P20"><text:span text:style-name="T5">Checkpoint and Restore</text:span></text:p>
          </draw:text-box>
        </draw:frame>
        <draw:frame draw:name="Google Shape;662;p37" presentation:style-name="pr5" draw:text-style-name="P8" xml:id="id253" draw:id="id253" draw:layer="layout" svg:width="7.762cm" svg:height="3.871cm" svg:x="1.14cm" svg:y="9.413cm" presentation:class="outline" presentation:user-transformed="true">
          <draw:text-box>
            <text:p text:style-name="P20"><text:span text:style-name="T5">Lower-Half program</text:span></text:p>
          </draw:text-box>
        </draw:frame>
        <draw:frame draw:name="Google Shape;663;p37" presentation:style-name="pr5" draw:text-style-name="P8" xml:id="id254" draw:id="id254" draw:layer="layout" svg:width="7.762cm" svg:height="3.871cm" svg:x="15.635cm" svg:y="9.295cm" presentation:class="outline" presentation:user-transformed="true">
          <draw:text-box>
            <text:p text:style-name="P20"><text:span text:style-name="T5">Discard and Re-initialize</text:span></text:p>
          </draw:text-box>
        </draw:frame>
        <draw:custom-shape draw:name="Google Shape;664;p37" draw:style-name="gr2" draw:text-style-name="P12" xml:id="id255" draw:id="id255" draw:layer="layout" svg:width="5.737cm" svg:height="0.966cm" svg:x="9.701cm" svg:y="3.61cm">
          <text:p text:style-name="P1"><text:span text:style-name="T8">Single Memory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5;p37" draw:style-name="gr10" draw:text-style-name="P16" xml:id="id257" draw:id="id257" draw:layer="layout" svg:width="0.003cm" svg:height="2.967cm" svg:x="9.292cm" svg:y="7.4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6;p37" draw:style-name="gr2" draw:text-style-name="P12" xml:id="id256" draw:id="id256" draw:layer="layout" svg:width="7.91cm" svg:height="2.117cm" svg:x="15.728cm" svg:y="6.741cm">
          <text:p text:style-name="P3"><text:span text:style-name="T16">Standard C Calling Conventions</text:span></text:p>
          <text:p text:style-name="P3"><text:span text:style-name="T16">No RPC involv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1" smil:attributeName="visibility" smil:to="visible"/>
                  <anim:transitionFilter smil:dur="1s" smil:targetElement="id2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2" smil:attributeName="visibility" smil:to="visible"/>
                  <anim:transitionFilter smil:dur="1s" smil:targetElement="id2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3" smil:attributeName="visibility" smil:to="visible"/>
                  <anim:transitionFilter smil:dur="1s" smil:targetElement="id2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4" smil:attributeName="visibility" smil:to="visible"/>
                  <anim:transitionFilter smil:dur="1s" smil:targetElement="id2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5" smil:attributeName="visibility" smil:to="visible"/>
                  <anim:transitionFilter smil:dur="1s" smil:targetElement="id25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6" smil:attributeName="visibility" smil:to="visible"/>
                  <anim:transitionFilter smil:dur="1s" smil:targetElement="id2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7" smil:attributeName="visibility" smil:to="visible"/>
                  <anim:transitionFilter smil:dur="1s" smil:targetElement="id2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58" smil:type="fade" smil:subtype="crossfade" smil:mode="out"/>
                  <anim:set smil:begin="1s" smil:dur="0.001s" smil:fill="hold" smil:targetElement="id258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59" smil:attributeName="visibility" smil:to="visible"/>
                  <anim:transitionFilter smil:dur="1s" smil:targetElement="id2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0" smil:attributeName="visibility" smil:to="visible"/>
                  <anim:transitionFilter smil:dur="1s" smil:targetElement="id260" smil:type="fade" smil:subtype="crossfade"/>
                </anim:par>
              </anim:par>
            </anim:par>
          </anim:seq>
        </anim:par>
        <presentation:notes draw:style-name="dp2">
          <draw:page-thumbnail draw:name="Google Shape;648;g5b60dd2bc4_0_286:notes" draw:style-name="gr1" draw:layer="layout" svg:width="16.932cm" svg:height="9.524cm" svg:x="1.059cm" svg:y="1.905cm" draw:page-number="25" presentation:class="page"/>
          <draw:frame draw:name="Google Shape;649;g5b60dd2bc4_0_286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-initializing the network" draw:style-name="dp27" draw:master-page-name="TITLE_5f_AND_5f_BODY" presentation:presentation-page-layout-name="AL2T1">
        <draw:custom-shape draw:name="Google Shape;671;p38" draw:style-name="gr18" draw:text-style-name="P24" draw:layer="layout" svg:width="5.737cm" svg:height="8.607cm" svg:x="9.701cm" svg:y="4.71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2;p38" draw:style-name="gr4" draw:text-style-name="P15" xml:id="id265" draw:id="id265" draw:layer="layout" svg:width="5.717cm" svg:height="3.871cm" svg:x="9.72cm" svg:y="4.736cm">
          <text:p text:style-name="P1"><text:span text:style-name="T7">MPI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3;p38" draw:style-name="gr20" draw:text-style-name="P25" draw:layer="layout" svg:width="5.737cm" svg:height="1.375cm" svg:x="9.685cm" svg:y="10.321cm">
          <text:p text:style-name="P1"><text:span text:style-name="T7">MPI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4;p38" draw:style-name="gr20" draw:text-style-name="P25" draw:layer="layout" svg:width="5.737cm" svg:height="0.966cm" svg:x="9.685cm" svg:y="9.102cm">
          <text:p text:style-name="P1"><text:span text:style-name="T7">MPI Proxy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5;p38" draw:style-name="gr21" draw:text-style-name="P26" draw:layer="layout" svg:width="5.737cm" svg:height="1.375cm" svg:x="9.701cm" svg:y="11.949cm">
          <text:p text:style-name="P1"><text:span text:style-name="T7">LIBC and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6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Re-initializing the network</text:span></text:p>
          </draw:text-box>
        </draw:frame>
        <draw:custom-shape draw:name="Google Shape;677;p38" draw:style-name="gr19" draw:text-style-name="P16" draw:layer="layout" svg:width="23.995cm" svg:height="0.097cm" draw:transform="rotate (-3.14159265358979) translate (24.898cm 9.0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8;p38" draw:style-name="gr2" draw:text-style-name="P12" xml:id="id261" draw:id="id261" draw:layer="layout" svg:width="8.502cm" svg:height="1.375cm" svg:x="0.904cm" svg:y="10.321cm">
          <text:list text:style-name="L14">
            <text:list-item>
              <text:p text:style-name="P27"><text:span text:style-name="T8">Contains MPI network sta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9;p38" draw:style-name="gr2" draw:text-style-name="P12" xml:id="id262" draw:id="id262" draw:layer="layout" svg:width="8.832cm" svg:height="1.375cm" svg:x="15.702cm" svg:y="10.283cm">
          <text:list text:style-name="L14">
            <text:list-item>
              <text:p text:style-name="P27"><text:span text:style-name="T8">Grouping information</text:span></text:p>
            </text:list-item>
            <text:list-item>
              <text:p text:style-name="P27"><text:span text:style-name="T8">Opaque MPI Objec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0;p38" draw:style-name="gr2" draw:text-style-name="P12" xml:id="id263" draw:id="id263" draw:layer="layout" svg:width="8.502cm" svg:height="4.244cm" svg:x="0.904cm" svg:y="4.717cm">
          <text:p text:style-name="P1"><text:span text:style-name="T8">Runtime</text:span></text:p>
          <text:list text:style-name="L14">
            <text:list-item>
              <text:p text:style-name="P3"><text:span text:style-name="T8">Record Configuration Calls</text:span></text:p>
            </text:list-item>
            <text:list-item>
              <text:p text:style-name="P3"><text:span text:style-name="T8">Initialize, Grouping, etc</text:span></text:p>
            </text:list-item>
          </text:list>
          <text:p text:style-name="P3"><text:span text:style-name="T8"/></text:p>
          <text:p text:style-name="P1"><text:span text:style-name="T8">Checkpoint</text:span></text:p>
          <text:list text:continue-numbering="true" text:style-name="L14">
            <text:list-item>
              <text:p text:style-name="P3"><text:span text:style-name="T8">Drain Networ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1;p38" draw:style-name="gr2" draw:text-style-name="P12" xml:id="id264" draw:id="id264" draw:layer="layout" svg:width="9.197cm" svg:height="3.871cm" svg:x="15.702cm" svg:y="4.736cm">
          <text:p text:style-name="P1"><text:span text:style-name="T8">Restart</text:span></text:p>
          <text:list text:style-name="L14">
            <text:list-item>
              <text:p text:style-name="P3"><text:span text:style-name="T8">Replay Configuration</text:span></text:p>
            </text:list-item>
            <text:list-item>
              <text:p text:style-name="P3"><text:span text:style-name="T8">Buffer Drained Messag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2;p38" draw:style-name="gr4" draw:text-style-name="P15" xml:id="id266" draw:id="id266" draw:layer="layout" svg:width="5.717cm" svg:height="2.044cm" svg:x="9.695cm" svg:y="4.736cm">
          <text:p text:style-name="P1"><text:span text:style-name="T7">MPI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3;p38" draw:style-name="gr4" draw:text-style-name="P15" xml:id="id267" draw:id="id267" draw:layer="layout" svg:width="5.717cm" svg:height="0.966cm" svg:x="9.695cm" svg:y="7.26cm">
          <text:p text:style-name="P1"><text:span text:style-name="T7">Config and Drain 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1" smil:attributeName="visibility" smil:to="visible"/>
                  <anim:transitionFilter smil:dur="1s" smil:targetElement="id2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2" smil:attributeName="visibility" smil:to="visible"/>
                  <anim:transitionFilter smil:dur="1s" smil:targetElement="id26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3" smil:attributeName="visibility" smil:to="visible"/>
                  <anim:transitionFilter smil:dur="1s" smil:targetElement="id2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4" smil:attributeName="visibility" smil:to="visible"/>
                  <anim:transitionFilter smil:dur="1s" smil:targetElement="id2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65" smil:type="fade" smil:subtype="crossfade" smil:mode="out"/>
                  <anim:set smil:begin="1s" smil:dur="0.001s" smil:fill="hold" smil:targetElement="id265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66" smil:attributeName="visibility" smil:to="visible"/>
                  <anim:transitionFilter smil:dur="1s" smil:targetElement="id2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7" smil:attributeName="visibility" smil:to="visible"/>
                  <anim:transitionFilter smil:dur="1s" smil:targetElement="id267" smil:type="fade" smil:subtype="crossfade"/>
                </anim:par>
              </anim:par>
            </anim:par>
          </anim:seq>
        </anim:par>
        <presentation:notes draw:style-name="dp2">
          <draw:page-thumbnail draw:name="Google Shape;668;g5b60dd2bc4_0_444:notes" draw:style-name="gr1" draw:layer="layout" svg:width="16.932cm" svg:height="9.524cm" svg:x="1.059cm" svg:y="1.905cm" draw:page-number="26" presentation:class="page"/>
          <draw:frame draw:name="Google Shape;669;g5b60dd2bc4_0_444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8cm" svg:y="0cm">
          <dc:creator>Gene Cooperman</dc:creator>
          <dc:date>2019-06-20T22:04:34.667000000</dc:date>
          <text:p>This is one of the "network" slides that can be deleted when we add a rectangle with "Network Library" int he bottom half.</text:p>
        </officeooo:annotation>
      </draw:page>
      <draw:page draw:name="Isolation" draw:style-name="dp28" draw:master-page-name="TITLE_5f_AND_5f_BODY" presentation:presentation-page-layout-name="AL2T1">
        <draw:custom-shape draw:name="Google Shape;688;p39" draw:style-name="gr18" draw:text-style-name="P24" draw:layer="layout" svg:width="5.737cm" svg:height="8.607cm" svg:x="9.701cm" svg:y="4.71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9;p39" draw:style-name="gr20" draw:text-style-name="P25" draw:layer="layout" svg:width="5.737cm" svg:height="1.375cm" svg:x="9.685cm" svg:y="10.321cm">
          <text:p text:style-name="P1"><text:span text:style-name="T7">MPI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0;p39" draw:style-name="gr20" draw:text-style-name="P25" draw:layer="layout" svg:width="5.737cm" svg:height="0.966cm" svg:x="9.685cm" svg:y="9.102cm">
          <text:p text:style-name="P1"><text:span text:style-name="T7">MPI Proxy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1;p39" draw:style-name="gr21" draw:text-style-name="P26" draw:layer="layout" svg:width="5.737cm" svg:height="1.375cm" svg:x="9.701cm" svg:y="11.949cm">
          <text:p text:style-name="P1"><text:span text:style-name="T7">LIBC and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2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Isolation</text:span></text:p>
          </draw:text-box>
        </draw:frame>
        <draw:custom-shape draw:name="Google Shape;693;p39" draw:style-name="gr19" draw:text-style-name="P16" draw:layer="layout" svg:width="23.995cm" svg:height="0.097cm" draw:transform="rotate (-3.14159265358979) translate (24.898cm 9.0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94;p39" draw:style-name="gr4" draw:text-style-name="P15" xml:id="id272" draw:id="id272" draw:layer="layout" svg:width="5.717cm" svg:height="2.044cm" svg:x="9.695cm" svg:y="4.736cm">
          <text:p text:style-name="P1"><text:span text:style-name="T7">MPI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5;p39" draw:style-name="gr4" draw:text-style-name="P15" xml:id="id273" draw:id="id273" draw:layer="layout" svg:width="5.717cm" svg:height="0.966cm" svg:x="9.695cm" svg:y="7.26cm">
          <text:p text:style-name="P1"><text:span text:style-name="T7">Config and Drain 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6;p39" draw:style-name="gr19" draw:text-style-name="P16" xml:id="id268" draw:id="id268" draw:layer="layout" svg:width="0.001cm" svg:height="1.423cm" svg:x="9.685cm" svg:y="9.585cm">
          <text:p/>
          <draw:enhanced-geometry draw:mirror-horizontal="false" draw:mirror-vertical="false" draw:text-areas="0 0 ?f2 ?f3" svg:viewBox="0 0 0 0" draw:type="ooxml-bentConnector3" draw:modifiers="-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97;p39" draw:style-name="gr19" draw:text-style-name="P16" xml:id="id270" draw:id="id270" draw:layer="layout" svg:width="0.014cm" svg:height="1.627cm" draw:transform="rotate (-3.14159265358979) translate (9.701cm 12.637cm)">
          <text:p/>
          <draw:enhanced-geometry draw:mirror-horizontal="false" draw:mirror-vertical="false" draw:text-areas="0 0 ?f2 ?f3" svg:viewBox="0 0 0 0" draw:type="ooxml-bentConnector3" draw:modifiers="451157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98;p39" draw:style-name="gr19" draw:text-style-name="P16" xml:id="id269" draw:id="id269" draw:layer="layout" svg:width="0.004cm" svg:height="6.877cm" svg:x="9.695cm" svg:y="5.759cm">
          <text:p/>
          <draw:enhanced-geometry draw:mirror-horizontal="false" draw:mirror-vertical="false" draw:text-areas="0 0 ?f2 ?f3" svg:viewBox="0 0 0 0" draw:type="ooxml-bentConnector3" draw:modifiers="-132291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99;p39" draw:style-name="gr2" draw:text-style-name="P12" xml:id="id271" draw:id="id271" draw:layer="layout" svg:width="7.66cm" svg:height="4.605cm" svg:x="0.904cm" svg:y="4.037cm">
          <text:p text:style-name="P3"><text:span text:style-name="T8">Problem:</text:span></text:p>
          <text:p text:style-name="P3"><text:span text:style-name="T8"/></text:p>
          <text:p text:style-name="P3"><text:span text:style-name="T8">Heap is a shared re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9" draw:style-name="gr4" draw:text-style-name="P15" xml:id="id274" draw:id="id274" draw:layer="layout" svg:width="5.717cm" svg:height="1.423cm" svg:x="9.711cm" svg:y="4.736cm">
          <text:p text:style-name="P1"><text:span text:style-name="T7">MPI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9" draw:style-name="gr4" draw:text-style-name="P15" xml:id="id275" draw:id="id275" draw:layer="layout" svg:width="5.717cm" svg:height="0.966cm" svg:x="9.711cm" svg:y="6.508cm">
          <text:p text:style-name="P1"><text:span text:style-name="T7">Config and Drain 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2;p39" draw:style-name="gr21" draw:text-style-name="P26" xml:id="id276" draw:id="id276" draw:layer="layout" svg:width="5.737cm" svg:height="0.966cm" svg:x="9.701cm" svg:y="7.953cm">
          <text:p text:style-name="P1"><text:span text:style-name="T7">LIBC and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3;p39" draw:style-name="gr2" draw:text-style-name="P12" xml:id="id277" draw:id="id277" draw:layer="layout" svg:width="7.698cm" svg:height="9.287cm" svg:x="0.866cm" svg:y="4.037cm">
          <text:p text:style-name="P3"><text:span text:style-name="T8">Upper Half:</text:span></text:p>
          <text:p text:style-name="P3"><text:span text:style-name="T8"><text:tab/></text:span><text:span text:style-name="T8">Persistent Data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>Lower Half</text:span></text:p>
          <text:p text:style-name="P3"><text:span text:style-name="T8"><text:tab/></text:span><text:span text:style-name="T8">Ephemer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4;p39" draw:style-name="gr11" draw:text-style-name="P16" xml:id="id280" draw:id="id280" draw:layer="layout" svg:width="0.009cm" svg:height="2.987cm" draw:transform="rotate (-3.14159265358979) translate (9.709cm 8.437cm)">
          <text:p/>
          <draw:enhanced-geometry draw:mirror-horizontal="true" draw:mirror-vertical="false" draw:text-areas="0 0 ?f2 ?f3" svg:viewBox="0 0 0 0" draw:type="ooxml-bentConnector3" draw:modifiers="-661458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05;p39" draw:style-name="gr11" draw:text-style-name="P16" xml:id="id278" draw:id="id278" draw:layer="layout" svg:width="0.014cm" svg:height="1.627cm" draw:transform="rotate (-3.14159265358979) translate (9.701cm 12.637cm)">
          <text:p/>
          <draw:enhanced-geometry draw:mirror-horizontal="false" draw:mirror-vertical="false" draw:text-areas="0 0 ?f2 ?f3" svg:viewBox="0 0 0 0" draw:type="ooxml-bentConnector3" draw:modifiers="451157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06;p39" draw:style-name="gr11" draw:text-style-name="P16" xml:id="id279" draw:id="id279" draw:layer="layout" svg:width="0.001cm" svg:height="1.423cm" draw:transform="rotate (-3.14159265358979) translate (9.685cm 11.009cm)">
          <text:p/>
          <draw:enhanced-geometry draw:mirror-horizontal="true" draw:mirror-vertical="false" draw:text-areas="0 0 ?f2 ?f3" svg:viewBox="0 0 0 0" draw:type="ooxml-bentConnector3" draw:modifiers="-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07;p39" draw:style-name="gr2" draw:text-style-name="P12" xml:id="id281" draw:id="id281" draw:layer="layout" svg:width="9.142cm" svg:height="3.869cm" svg:x="15.757cm" svg:y="4.717cm">
          <text:p text:style-name="P3"><text:span text:style-name="T8">MANA interposes on sbrk and malloc</text:span></text:p>
          <text:p text:style-name="P3"><text:span text:style-name="T8">to control where allocations occ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8" smil:attributeName="visibility" smil:to="visible"/>
                  <anim:transitionFilter smil:dur="1s" smil:targetElement="id2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9" smil:attributeName="visibility" smil:to="visible"/>
                  <anim:transitionFilter smil:dur="1s" smil:targetElement="id2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0" smil:attributeName="visibility" smil:to="visible"/>
                  <anim:transitionFilter smil:dur="1s" smil:targetElement="id2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1" smil:attributeName="visibility" smil:to="visible"/>
                  <anim:transitionFilter smil:dur="1s" smil:targetElement="id2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.1s" smil:targetElement="id272" smil:type="fade" smil:subtype="crossfade" smil:mode="out"/>
                  <anim:set smil:begin="1.1s" smil:dur="0.001s" smil:fill="hold" smil:targetElement="id27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73" smil:type="fade" smil:subtype="crossfade" smil:mode="out"/>
                  <anim:set smil:begin="1s" smil:dur="0.001s" smil:fill="hold" smil:targetElement="id273" smil:attributeName="visibility" smil:to="hidden"/>
                </anim:par>
              </anim:par>
              <anim:par smil:begin="1.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74" smil:attributeName="visibility" smil:to="visible"/>
                  <anim:transitionFilter smil:dur="1s" smil:targetElement="id2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5" smil:attributeName="visibility" smil:to="visible"/>
                  <anim:transitionFilter smil:dur="1s" smil:targetElement="id2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6" smil:attributeName="visibility" smil:to="visible"/>
                  <anim:transitionFilter smil:dur="1s" smil:targetElement="id276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.2s" smil:targetElement="id268" smil:type="fade" smil:subtype="crossfade" smil:mode="out"/>
                  <anim:set smil:begin="1.2s" smil:dur="0.001s" smil:fill="hold" smil:targetElement="id26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69" smil:type="fade" smil:subtype="crossfade" smil:mode="out"/>
                  <anim:set smil:begin="1s" smil:dur="0.001s" smil:fill="hold" smil:targetElement="id26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70" smil:type="fade" smil:subtype="crossfade" smil:mode="out"/>
                  <anim:set smil:begin="1s" smil:dur="0.001s" smil:fill="hold" smil:targetElement="id27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71" smil:type="fade" smil:subtype="crossfade" smil:mode="out"/>
                  <anim:set smil:begin="1s" smil:dur="0.001s" smil:fill="hold" smil:targetElement="id271" smil:attributeName="visibility" smil:to="hidden"/>
                </anim:par>
              </anim:par>
              <anim:par smil:begin="2.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77" smil:attributeName="visibility" smil:to="visible"/>
                  <anim:transitionFilter smil:dur="1s" smil:targetElement="id2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8" smil:attributeName="visibility" smil:to="visible"/>
                  <anim:transitionFilter smil:dur="1s" smil:targetElement="id2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9" smil:attributeName="visibility" smil:to="visible"/>
                  <anim:transitionFilter smil:dur="1s" smil:targetElement="id2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0" smil:attributeName="visibility" smil:to="visible"/>
                  <anim:transitionFilter smil:dur="1s" smil:targetElement="id280" smil:type="fade" smil:subtype="crossfade"/>
                </anim:par>
              </anim:par>
              <anim:par smil:begin="3.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81" smil:attributeName="visibility" smil:to="visible"/>
                  <anim:transitionFilter smil:dur="1s" smil:targetElement="id281" smil:type="fade" smil:subtype="crossfade"/>
                </anim:par>
              </anim:par>
            </anim:par>
          </anim:seq>
        </anim:par>
        <presentation:notes draw:style-name="dp2">
          <draw:page-thumbnail draw:name="Google Shape;685;g5b60dd2bc4_0_469:notes" draw:style-name="gr1" draw:layer="layout" svg:width="16.932cm" svg:height="9.524cm" svg:x="1.059cm" svg:y="1.905cm" draw:page-number="27" presentation:class="page"/>
          <draw:frame draw:name="Google Shape;686;g5b60dd2bc4_0_469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PI Agnosticism Achieved" draw:style-name="dp29" draw:master-page-name="TITLE_5f_AND_5f_BODY" presentation:presentation-page-layout-name="AL2T1">
        <draw:custom-shape draw:name="Google Shape;712;p40" draw:style-name="gr11" draw:text-style-name="P16" draw:layer="layout" svg:width="0.014cm" svg:height="1.627cm" draw:transform="rotate (-3.14159265358979) translate (9.701cm 12.637cm)">
          <text:p/>
          <draw:enhanced-geometry draw:mirror-horizontal="false" draw:mirror-vertical="false" draw:text-areas="0 0 ?f2 ?f3" svg:viewBox="0 0 0 0" draw:type="ooxml-bentConnector3" draw:modifiers="451157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15;p40" draw:style-name="gr11" draw:text-style-name="P16" draw:layer="layout" svg:width="0.001cm" svg:height="1.423cm" draw:transform="rotate (-3.14159265358979) translate (9.685cm 11.009cm)">
          <text:p/>
          <draw:enhanced-geometry draw:mirror-horizontal="true" draw:mirror-vertical="false" draw:text-areas="0 0 ?f2 ?f3" svg:viewBox="0 0 0 0" draw:type="ooxml-bentConnector3" draw:modifiers="-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17;p40" draw:style-name="gr2" draw:text-style-name="P12" draw:layer="layout" svg:width="7.698cm" svg:height="9.287cm" svg:x="0.866cm" svg:y="4.037cm">
          <text:p text:style-name="P3"><text:span text:style-name="T8">Upper Half:</text:span></text:p>
          <text:p text:style-name="P3"><text:span text:style-name="T8"><text:tab/></text:span><text:span text:style-name="T8">Persistent Data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>Lower Half</text:span></text:p>
          <text:p text:style-name="P3"><text:span text:style-name="T8"><text:tab/></text:span><text:span text:style-name="T8">Ephemer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8;p40" draw:style-name="gr18" draw:text-style-name="P24" draw:layer="layout" svg:width="5.737cm" svg:height="8.607cm" svg:x="9.701cm" svg:y="4.71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4;p40" draw:style-name="gr20" draw:text-style-name="P25" draw:layer="layout" svg:width="5.737cm" svg:height="1.375cm" svg:x="9.685cm" svg:y="10.321cm">
          <text:p text:style-name="P1"><text:span text:style-name="T7">MPI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6;p40" draw:style-name="gr20" draw:text-style-name="P25" draw:layer="layout" svg:width="5.737cm" svg:height="0.966cm" svg:x="9.685cm" svg:y="9.102cm">
          <text:p text:style-name="P1"><text:span text:style-name="T7">MPI Proxy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3;p40" draw:style-name="gr21" draw:text-style-name="P26" draw:layer="layout" svg:width="5.737cm" svg:height="1.375cm" svg:x="9.701cm" svg:y="11.949cm">
          <text:p text:style-name="P1"><text:span text:style-name="T7">LIBC and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9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MPI Agnosticism Achieved</text:span></text:p>
          </draw:text-box>
        </draw:frame>
        <draw:custom-shape draw:name="Google Shape;720;p40" draw:style-name="gr19" draw:text-style-name="P16" draw:layer="layout" svg:width="23.995cm" svg:height="0.097cm" draw:transform="rotate (-3.14159265358979) translate (24.898cm 9.0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21;p40" draw:style-name="gr4" draw:text-style-name="P15" draw:layer="layout" svg:width="5.717cm" svg:height="1.423cm" svg:x="9.711cm" svg:y="4.736cm">
          <text:p text:style-name="P1"><text:span text:style-name="T7">MPI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2;p40" draw:style-name="gr4" draw:text-style-name="P15" draw:layer="layout" svg:width="5.717cm" svg:height="0.966cm" svg:x="9.711cm" svg:y="6.508cm">
          <text:p text:style-name="P1"><text:span text:style-name="T7">Config and Drain 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3;p40" draw:style-name="gr21" draw:text-style-name="P26" draw:layer="layout" svg:width="5.737cm" svg:height="0.966cm" svg:x="9.701cm" svg:y="7.953cm">
          <text:p text:style-name="P1"><text:span text:style-name="T7">LIBC and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4;p40" draw:style-name="gr11" draw:text-style-name="P16" draw:layer="layout" svg:width="0.009cm" svg:height="2.987cm" draw:transform="rotate (-3.14159265358979) translate (9.709cm 8.437cm)">
          <text:p/>
          <draw:enhanced-geometry draw:mirror-horizontal="true" draw:mirror-vertical="false" draw:text-areas="0 0 ?f2 ?f3" svg:viewBox="0 0 0 0" draw:type="ooxml-bentConnector3" draw:modifiers="-661458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name="Google Shape;709;g5b60dd2bc4_0_732:notes" draw:style-name="gr1" draw:layer="layout" svg:width="16.932cm" svg:height="9.524cm" svg:x="1.059cm" svg:y="1.905cm" draw:page-number="28" presentation:class="page"/>
          <draw:frame draw:name="Google Shape;710;g5b60dd2bc4_0_732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8cm" svg:y="0cm">
          <dc:creator>Gene Cooperman</dc:creator>
          <dc:date>2019-06-20T22:03:37.614000000</dc:date>
          <text:p>As we discussed, we can modify the diagram to add "Network Library" as extra box in "Lower Half". <text:s/>Then we can remove some of the slides discussing the network, and assume that the principle is obvious.</text:p>
        </officeooo:annotation>
      </draw:page>
      <draw:page draw:name="MPI Agnosticism Achieved" draw:style-name="dp30" draw:master-page-name="TITLE_5f_AND_5f_BODY" presentation:presentation-page-layout-name="AL2T1">
        <draw:custom-shape draw:name="Google Shape;729;p41" draw:style-name="gr2" draw:text-style-name="P12" draw:layer="layout" svg:width="7.698cm" svg:height="9.287cm" svg:x="0.866cm" svg:y="4.037cm">
          <text:p text:style-name="P3"><text:span text:style-name="T8">Upper Half:</text:span></text:p>
          <text:p text:style-name="P3"><text:span text:style-name="T8"><text:tab/></text:span><text:span text:style-name="T8">Persistent Data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>Lower Half</text:span></text:p>
          <text:p text:style-name="P3"><text:span text:style-name="T8"><text:tab/></text:span><text:span text:style-name="T8">Ephemer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41" draw:style-name="gr18" draw:text-style-name="P24" draw:layer="layout" svg:width="5.737cm" svg:height="4.202cm" svg:x="9.701cm" svg:y="4.71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1;p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MPI Agnosticism Achieved</text:span></text:p>
          </draw:text-box>
        </draw:frame>
        <draw:custom-shape draw:name="Google Shape;732;p41" draw:style-name="gr19" draw:text-style-name="P16" draw:layer="layout" svg:width="23.995cm" svg:height="0.097cm" draw:transform="rotate (-3.14159265358979) translate (24.898cm 9.0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33;p41" draw:style-name="gr4" draw:text-style-name="P15" draw:layer="layout" svg:width="5.717cm" svg:height="1.423cm" svg:x="9.711cm" svg:y="4.736cm">
          <text:p text:style-name="P1"><text:span text:style-name="T7">MPI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4;p41" draw:style-name="gr4" draw:text-style-name="P15" draw:layer="layout" svg:width="5.717cm" svg:height="0.966cm" svg:x="9.711cm" svg:y="6.508cm">
          <text:p text:style-name="P1"><text:span text:style-name="T7">Config and Drain 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5;p41" draw:style-name="gr21" draw:text-style-name="P26" draw:layer="layout" svg:width="5.737cm" svg:height="0.966cm" svg:x="9.701cm" svg:y="7.953cm">
          <text:p text:style-name="P1"><text:span text:style-name="T7">LIBC and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6;p41" draw:style-name="gr11" draw:text-style-name="P16" draw:layer="layout" svg:width="0.009cm" svg:height="2.987cm" draw:transform="rotate (-3.14159265358979) translate (9.709cm 8.437cm)">
          <text:p/>
          <draw:enhanced-geometry draw:mirror-horizontal="true" draw:mirror-vertical="false" draw:text-areas="0 0 ?f2 ?f3" svg:viewBox="0 0 0 0" draw:type="ooxml-bentConnector3" draw:modifiers="-661458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37;p41" draw:style-name="gr2" draw:text-style-name="P12" draw:layer="layout" svg:width="8.132cm" svg:height="3.927cm" svg:x="8.878cm" svg:y="9.398cm">
          <text:p text:style-name="P3"><text:span text:style-name="T8">Lower half data can be replaced by new and different implementations of MPI and related librarie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8;p41" draw:style-name="gr2" draw:text-style-name="P12" draw:layer="layout" svg:width="9.102cm" svg:height="1.423cm" svg:x="15.797cm" svg:y="7.496cm">
          <text:p text:style-name="P3"><text:span text:style-name="T16">*Special care must be taken when replacing upper half 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6;g5b60dd2bc4_0_756:notes" draw:style-name="gr1" draw:layer="layout" svg:width="16.932cm" svg:height="9.524cm" svg:x="1.059cm" svg:y="1.905cm" draw:page-number="29" presentation:class="page"/>
          <draw:frame draw:name="Google Shape;727;g5b60dd2bc4_0_756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point Process" draw:style-name="dp31" draw:master-page-name="TITLE_5f_AND_5f_BODY" presentation:presentation-page-layout-name="AL2T1">
        <draw:frame draw:name="Google Shape;743;p42" presentation:style-name="pr5" draw:text-style-name="P8" draw:layer="layout" svg:width="23.667cm" svg:height="9.847cm" svg:x="0.866cm" svg:y="3.201cm" presentation:class="outline" presentation:user-transformed="true">
          <draw:text-box>
            <text:p text:style-name="P7"><text:span text:style-name="T5">Step 1: <text:s/>Drain the Network</text:span><text:span text:style-name="T5"><text:line-break/></text:span><text:span text:style-name="T5"/></text:p>
          </draw:text-box>
        </draw:frame>
        <draw:custom-shape draw:name="Google Shape;744;p42" draw:style-name="gr3" draw:text-style-name="P14" draw:layer="layout" svg:width="3.458cm" svg:height="6.917cm" svg:x="16.045cm" svg:y="5.42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5;p42" draw:style-name="gr3" draw:text-style-name="P14" draw:layer="layout" svg:width="3.458cm" svg:height="6.917cm" svg:x="5.896cm" svg:y="5.42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6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Checkpoint Process</text:span></text:p>
          </draw:text-box>
        </draw:frame>
        <draw:custom-shape draw:name="Google Shape;747;p42" draw:style-name="gr4" draw:text-style-name="P15" draw:layer="layout" svg:width="4.283cm" svg:height="1.394cm" svg:x="10.558cm" svg:y="4.972cm">
          <text:p text:style-name="P1"><text:span text:style-name="T7">MPI Coordin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8;p42" draw:style-name="gr13" draw:text-style-name="P22" draw:layer="layout" svg:width="2.759cm" svg:height="1.767cm" svg:x="6.285cm" svg:y="6.813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9;p42" draw:style-name="gr13" draw:text-style-name="P22" draw:layer="layout" svg:width="2.759cm" svg:height="1.767cm" svg:x="6.285cm" svg:y="10.141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0;p42" draw:style-name="gr13" draw:text-style-name="P22" draw:layer="layout" svg:width="2.759cm" svg:height="1.767cm" svg:x="16.395cm" svg:y="6.813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1;p42" draw:style-name="gr13" draw:text-style-name="P22" draw:layer="layout" svg:width="2.759cm" svg:height="1.767cm" svg:x="16.395cm" svg:y="10.141cm">
          <text:p text:style-name="P1"><text:span text:style-name="T7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2;p42" draw:style-name="gr22" draw:text-style-name="P16" draw:layer="layout" svg:width="7.349cm" svg:height="0.001cm" svg:x="9.045cm" svg:y="7.6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3;p42" draw:style-name="gr11" draw:text-style-name="P16" draw:layer="layout" svg:width="7.349cm" svg:height="3.327cm" svg:x="9.045cm" svg:y="7.6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4;p42" draw:style-name="gr11" draw:text-style-name="P16" draw:layer="layout" svg:width="0.001cm" svg:height="1.559cm" svg:x="17.77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5;p42" draw:style-name="gr11" draw:text-style-name="P16" draw:layer="layout" svg:width="7.349cm" svg:height="0.001cm" svg:x="9.045cm" svg:y="11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6;p42" draw:style-name="gr11" draw:text-style-name="P16" draw:layer="layout" svg:width="0.001cm" svg:height="1.559cm" svg:x="7.66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7;p42" draw:style-name="gr22" draw:text-style-name="P16" draw:layer="layout" svg:width="7.349cm" svg:height="3.327cm" draw:transform="rotate (-3.14159265358979) translate (16.393cm 11.0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58;p42" draw:style-name="gr11" draw:text-style-name="P16" draw:layer="layout" svg:width="3.654cm" svg:height="1.329cm" draw:transform="rotate (-3.14159265358979) translate (12.7cm 7.6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59;p42" draw:style-name="gr11" draw:text-style-name="P16" draw:layer="layout" svg:width="3.654cm" svg:height="4.657cm" draw:transform="rotate (-3.14159265358979) translate (12.7cm 11.0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60;p42" draw:style-name="gr11" draw:text-style-name="P16" draw:layer="layout" svg:width="3.693cm" svg:height="1.329cm" draw:transform="rotate (-3.14159265358979) translate (16.395cm 7.6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1;p42" draw:style-name="gr11" draw:text-style-name="P16" draw:layer="layout" svg:width="3.693cm" svg:height="4.657cm" draw:transform="rotate (-3.14159265358979) translate (16.395cm 11.0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2;p42" draw:style-name="gr2" draw:text-style-name="P12" draw:layer="layout" svg:width="2.251cm" svg:height="0.942cm" svg:x="16.713cm" svg:y="5.424cm">
          <text:p text:style-name="P3"><text:span text:style-name="T8">Nod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3;p42" draw:style-name="gr2" draw:text-style-name="P12" draw:layer="layout" svg:width="2.043cm" svg:height="0.942cm" svg:x="6.643cm" svg:y="5.424cm">
          <text:p text:style-name="P3"><text:span text:style-name="T8">Nod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0;g5b60dd2bc4_0_521:notes" draw:style-name="gr1" draw:layer="layout" svg:width="16.932cm" svg:height="9.524cm" svg:x="1.059cm" svg:y="1.905cm" draw:page-number="30" presentation:class="page"/>
          <draw:frame draw:name="Google Shape;741;g5b60dd2bc4_0_521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point Process" draw:style-name="dp32" draw:master-page-name="TITLE_5f_AND_5f_BODY" presentation:presentation-page-layout-name="AL2T1">
        <draw:frame draw:name="Google Shape;768;p43" presentation:style-name="pr5" draw:text-style-name="P8" draw:layer="layout" svg:width="23.667cm" svg:height="9.847cm" svg:x="0.866cm" svg:y="3.201cm" presentation:class="outline" presentation:user-transformed="true">
          <draw:text-box>
            <text:p text:style-name="P7"><text:span text:style-name="T5">Step 1: <text:s/>Drain the Network</text:span><text:span text:style-name="T5"><text:line-break/></text:span><text:span text:style-name="T5">Step 2: Checkpoint Upper-Half</text:span></text:p>
          </draw:text-box>
        </draw:frame>
        <draw:custom-shape draw:name="Google Shape;769;p43" draw:style-name="gr18" draw:text-style-name="P24" draw:layer="layout" svg:width="5.737cm" svg:height="4.202cm" svg:x="9.701cm" svg:y="4.71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0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Checkpoint Process</text:span></text:p>
          </draw:text-box>
        </draw:frame>
        <draw:custom-shape draw:name="Google Shape;771;p43" draw:style-name="gr19" draw:text-style-name="P16" draw:layer="layout" svg:width="23.995cm" svg:height="0.097cm" draw:transform="rotate (-3.14159265358979) translate (24.898cm 9.0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72;p43" draw:style-name="gr4" draw:text-style-name="P15" draw:layer="layout" svg:width="5.717cm" svg:height="1.423cm" svg:x="9.711cm" svg:y="4.736cm">
          <text:p text:style-name="P1"><text:span text:style-name="T7">MPI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3;p43" draw:style-name="gr4" draw:text-style-name="P15" draw:layer="layout" svg:width="5.717cm" svg:height="0.966cm" svg:x="9.711cm" svg:y="6.508cm">
          <text:p text:style-name="P1"><text:span text:style-name="T7">Config and Drain 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4;p43" draw:style-name="gr21" draw:text-style-name="P26" draw:layer="layout" svg:width="5.737cm" svg:height="0.966cm" svg:x="9.701cm" svg:y="7.953cm">
          <text:p text:style-name="P1"><text:span text:style-name="T7">LIBC and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5;p43" draw:style-name="gr2" draw:text-style-name="P12" draw:layer="layout" svg:width="2.731cm" svg:height="1.114cm" svg:x="11.334cm" svg:y="3.505cm">
          <text:p text:style-name="P3"><text:span text:style-name="T8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5;g5b60dd2bc4_0_497:notes" draw:style-name="gr1" draw:layer="layout" svg:width="16.932cm" svg:height="9.524cm" svg:x="1.059cm" svg:y="1.905cm" draw:page-number="31" presentation:class="page"/>
          <draw:frame draw:name="Google Shape;766;g5b60dd2bc4_0_497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tart Process" draw:style-name="dp33" draw:master-page-name="TITLE_5f_AND_5f_BODY" presentation:presentation-page-layout-name="AL2T1">
        <draw:frame draw:name="Google Shape;780;p44" presentation:style-name="pr5" draw:text-style-name="P8" draw:layer="layout" svg:width="23.667cm" svg:height="9.847cm" svg:x="0.866cm" svg:y="3.201cm" presentation:class="outline" presentation:user-transformed="true">
          <draw:text-box>
            <text:p text:style-name="P7"><text:span text:style-name="T5">Step 1: <text:s/>Restore Lower-Half</text:span><text:span text:style-name="T5"><text:line-break/></text:span><text:span text:style-name="T5"/></text:p>
          </draw:text-box>
        </draw:frame>
        <draw:custom-shape draw:name="Google Shape;781;p44" draw:style-name="gr18" draw:text-style-name="P24" draw:layer="layout" svg:width="5.737cm" svg:height="4.362cm" svg:x="9.701cm" svg:y="8.962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44" draw:style-name="gr20" draw:text-style-name="P25" draw:layer="layout" svg:width="5.737cm" svg:height="1.375cm" svg:x="9.685cm" svg:y="10.321cm">
          <text:p text:style-name="P1"><text:span text:style-name="T7">MPI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3;p44" draw:style-name="gr20" draw:text-style-name="P25" draw:layer="layout" svg:width="5.737cm" svg:height="0.966cm" svg:x="9.685cm" svg:y="9.102cm">
          <text:p text:style-name="P1"><text:span text:style-name="T7">MPI Proxy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4;p44" draw:style-name="gr21" draw:text-style-name="P26" draw:layer="layout" svg:width="5.737cm" svg:height="1.375cm" svg:x="9.701cm" svg:y="11.949cm">
          <text:p text:style-name="P1"><text:span text:style-name="T7">LIBC and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5;p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Restart Process</text:span></text:p>
          </draw:text-box>
        </draw:frame>
        <draw:custom-shape draw:name="Google Shape;786;p44" draw:style-name="gr19" draw:text-style-name="P16" draw:layer="layout" svg:width="23.995cm" svg:height="0.097cm" draw:transform="rotate (-3.14159265358979) translate (24.898cm 9.0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7;p44" draw:style-name="gr2" draw:text-style-name="P12" draw:layer="layout" svg:width="9.475cm" svg:height="0.966cm" svg:x="15.424cm" svg:y="12.358cm">
          <text:p text:style-name="P3"><text:span text:style-name="T16">Lower-half components may be replac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7;g59982e8308_5_0:notes" draw:style-name="gr1" draw:layer="layout" svg:width="16.932cm" svg:height="9.524cm" svg:x="1.059cm" svg:y="1.905cm" draw:page-number="32" presentation:class="page"/>
          <draw:frame draw:name="Google Shape;778;g59982e8308_5_0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tart Process" draw:style-name="dp34" draw:master-page-name="TITLE_5f_AND_5f_BODY" presentation:presentation-page-layout-name="AL2T1">
        <draw:custom-shape draw:name="Google Shape;792;p45" draw:style-name="gr18" draw:text-style-name="P24" draw:layer="layout" svg:width="5.737cm" svg:height="4.362cm" svg:x="9.701cm" svg:y="8.962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3;p45" presentation:style-name="pr5" draw:text-style-name="P8" draw:layer="layout" svg:width="11.833cm" svg:height="9.847cm" svg:x="0.866cm" svg:y="3.201cm" presentation:class="outline" presentation:user-transformed="true">
          <draw:text-box>
            <text:p text:style-name="P7"><text:span text:style-name="T5">Step 1: <text:s/>Restore Lower-Half</text:span><text:span text:style-name="T5"><text:line-break/></text:span><text:span text:style-name="T5">Step 2: Re-initialize MPI</text:span><text:span text:style-name="T5"><text:line-break/></text:span><text:span text:style-name="T5"/></text:p>
          </draw:text-box>
        </draw:frame>
        <draw:frame draw:name="Google Shape;794;p4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Restart Process</text:span></text:p>
          </draw:text-box>
        </draw:frame>
        <draw:custom-shape draw:name="Google Shape;795;p45" draw:style-name="gr19" draw:text-style-name="P16" draw:layer="layout" svg:width="23.995cm" svg:height="0.097cm" draw:transform="rotate (-3.14159265358979) translate (24.898cm 9.06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96;p45" presentation:style-name="pr5" draw:text-style-name="P8" draw:layer="layout" svg:width="9.201cm" svg:height="2.407cm" svg:x="15.699cm" svg:y="10.068cm" presentation:class="outline" presentation:user-transformed="true">
          <draw:text-box>
            <text:list text:style-name="L16">
              <text:list-item>
                <text:p text:style-name="P19"><text:span text:style-name="T8">MPI_INIT</text:span></text:p>
              </text:list-item>
              <text:list-item>
                <text:p text:style-name="P19"><text:span text:style-name="T8">Replay Configuration</text:span><text:span text:style-name="T8"><text:line-break/></text:span><text:span text:style-name="T8"/></text:p>
              </text:list-item>
            </text:list>
          </draw:text-box>
        </draw:frame>
        <draw:custom-shape draw:name="Google Shape;797;p45" draw:style-name="gr3" draw:text-style-name="P14" xml:id="id282" draw:id="id282" draw:layer="layout" svg:width="1.435cm" svg:height="3.457cm" svg:x="21.906cm" svg:y="3.72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8;p45" draw:style-name="gr3" draw:text-style-name="P14" xml:id="id283" draw:id="id283" draw:layer="layout" svg:width="1.435cm" svg:height="3.457cm" svg:x="17.694cm" svg:y="3.83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9;p45" draw:style-name="gr23" draw:text-style-name="P15" xml:id="id284" draw:id="id284" draw:layer="layout" svg:width="1.777cm" svg:height="0.696cm" svg:x="19.629cm" svg:y="3.60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0;p45" draw:style-name="gr24" draw:text-style-name="P22" xml:id="id285" draw:id="id285" draw:layer="layout" svg:width="1.144cm" svg:height="0.883cm" svg:x="17.856cm" svg:y="4.52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1;p45" draw:style-name="gr24" draw:text-style-name="P22" xml:id="id286" draw:id="id286" draw:layer="layout" svg:width="1.144cm" svg:height="0.883cm" svg:x="17.856cm" svg:y="6.19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2;p45" draw:style-name="gr24" draw:text-style-name="P22" xml:id="id287" draw:id="id287" draw:layer="layout" svg:width="1.144cm" svg:height="0.883cm" svg:x="22.051cm" svg:y="4.52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3;p45" draw:style-name="gr24" draw:text-style-name="P22" xml:id="id288" draw:id="id288" draw:layer="layout" svg:width="1.144cm" svg:height="0.883cm" svg:x="22.051cm" svg:y="6.19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4;p45" draw:style-name="gr22" draw:text-style-name="P16" xml:id="id289" draw:id="id289" draw:layer="layout" svg:width="3.05cm" svg:height="0.001cm" svg:x="19.001cm" svg:y="4.9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5;p45" draw:style-name="gr11" draw:text-style-name="P16" xml:id="id290" draw:id="id290" draw:layer="layout" svg:width="3.05cm" svg:height="1.662cm" svg:x="19.001cm" svg:y="4.9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6;p45" draw:style-name="gr11" draw:text-style-name="P16" xml:id="id291" draw:id="id291" draw:layer="layout" svg:width="0.001cm" svg:height="0.778cm" svg:x="22.624cm" svg:y="5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7;p45" draw:style-name="gr11" draw:text-style-name="P16" xml:id="id292" draw:id="id292" draw:layer="layout" svg:width="3.05cm" svg:height="0.001cm" svg:x="19.001cm" svg:y="6.6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8;p45" draw:style-name="gr11" draw:text-style-name="P16" xml:id="id293" draw:id="id293" draw:layer="layout" svg:width="0.001cm" svg:height="0.778cm" svg:x="18.428cm" svg:y="5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9;p45" draw:style-name="gr22" draw:text-style-name="P16" xml:id="id294" draw:id="id294" draw:layer="layout" svg:width="3.05cm" svg:height="1.662cm" draw:transform="rotate (-3.14159265358979) translate (22.052cm 6.63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10;p45" draw:style-name="gr11" draw:text-style-name="P16" xml:id="id295" draw:id="id295" draw:layer="layout" svg:width="1.517cm" svg:height="0.664cm" draw:transform="rotate (-3.14159265358979) translate (20.516cm 4.96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11;p45" draw:style-name="gr11" draw:text-style-name="P16" xml:id="id296" draw:id="id296" draw:layer="layout" svg:width="1.517cm" svg:height="2.328cm" draw:transform="rotate (-3.14159265358979) translate (20.516cm 6.63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12;p45" draw:style-name="gr11" draw:text-style-name="P16" xml:id="id297" draw:id="id297" draw:layer="layout" svg:width="1.532cm" svg:height="0.664cm" draw:transform="rotate (-3.14159265358979) translate (22.051cm 4.9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3;p45" draw:style-name="gr11" draw:text-style-name="P16" xml:id="id298" draw:id="id298" draw:layer="layout" svg:width="1.532cm" svg:height="2.328cm" draw:transform="rotate (-3.14159265358979) translate (22.051cm 6.6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4;p45" draw:style-name="gr10" draw:text-style-name="P16" xml:id="id299" draw:id="id299" draw:layer="layout" svg:width="0.004cm" svg:height="3.168cm" draw:transform="rotate (-3.14159265358979) translate (20.304cm 10.06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15;p45" draw:style-name="gr2" draw:text-style-name="P12" xml:id="id300" draw:id="id300" draw:layer="layout" svg:width="5.647cm" svg:height="0.778cm" svg:x="17.694cm" svg:y="7.781cm">
          <text:p text:style-name="P3"><text:span text:style-name="T8">Naturally <text:s text:c="6"/>Optimiz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6;p45" draw:style-name="gr20" draw:text-style-name="P25" draw:layer="layout" svg:width="5.737cm" svg:height="1.375cm" svg:x="9.685cm" svg:y="10.321cm">
          <text:p text:style-name="P1"><text:span text:style-name="T7">MPI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7;p45" draw:style-name="gr20" draw:text-style-name="P25" draw:layer="layout" svg:width="5.737cm" svg:height="0.966cm" svg:x="9.685cm" svg:y="9.102cm">
          <text:p text:style-name="P1"><text:span text:style-name="T7">MPI Proxy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8;p45" draw:style-name="gr21" draw:text-style-name="P26" draw:layer="layout" svg:width="5.737cm" svg:height="1.375cm" svg:x="9.701cm" svg:y="11.949cm">
          <text:p text:style-name="P1"><text:span text:style-name="T7">LIBC and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9;p45" draw:style-name="gr2" draw:text-style-name="P12" draw:layer="layout" svg:width="9.475cm" svg:height="0.966cm" svg:x="15.424cm" svg:y="12.358cm">
          <text:p text:style-name="P3"><text:span text:style-name="T16">Lower-half components may be replac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2" smil:attributeName="visibility" smil:to="visible"/>
                  <anim:transitionFilter smil:dur="1s" smil:targetElement="id2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3" smil:attributeName="visibility" smil:to="visible"/>
                  <anim:transitionFilter smil:dur="1s" smil:targetElement="id2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4" smil:attributeName="visibility" smil:to="visible"/>
                  <anim:transitionFilter smil:dur="1s" smil:targetElement="id2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5" smil:attributeName="visibility" smil:to="visible"/>
                  <anim:transitionFilter smil:dur="1s" smil:targetElement="id2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6" smil:attributeName="visibility" smil:to="visible"/>
                  <anim:transitionFilter smil:dur="1s" smil:targetElement="id2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7" smil:attributeName="visibility" smil:to="visible"/>
                  <anim:transitionFilter smil:dur="1s" smil:targetElement="id2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8" smil:attributeName="visibility" smil:to="visible"/>
                  <anim:transitionFilter smil:dur="1s" smil:targetElement="id2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9" smil:attributeName="visibility" smil:to="visible"/>
                  <anim:transitionFilter smil:dur="1s" smil:targetElement="id2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0" smil:attributeName="visibility" smil:to="visible"/>
                  <anim:transitionFilter smil:dur="1s" smil:targetElement="id2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1" smil:attributeName="visibility" smil:to="visible"/>
                  <anim:transitionFilter smil:dur="1s" smil:targetElement="id2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2" smil:attributeName="visibility" smil:to="visible"/>
                  <anim:transitionFilter smil:dur="1s" smil:targetElement="id2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3" smil:attributeName="visibility" smil:to="visible"/>
                  <anim:transitionFilter smil:dur="1s" smil:targetElement="id2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4" smil:attributeName="visibility" smil:to="visible"/>
                  <anim:transitionFilter smil:dur="1s" smil:targetElement="id2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5" smil:attributeName="visibility" smil:to="visible"/>
                  <anim:transitionFilter smil:dur="1s" smil:targetElement="id2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6" smil:attributeName="visibility" smil:to="visible"/>
                  <anim:transitionFilter smil:dur="1s" smil:targetElement="id2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7" smil:attributeName="visibility" smil:to="visible"/>
                  <anim:transitionFilter smil:dur="1s" smil:targetElement="id2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8" smil:attributeName="visibility" smil:to="visible"/>
                  <anim:transitionFilter smil:dur="1s" smil:targetElement="id2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9" smil:attributeName="visibility" smil:to="visible"/>
                  <anim:transitionFilter smil:dur="1s" smil:targetElement="id2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0" smil:attributeName="visibility" smil:to="visible"/>
                  <anim:transitionFilter smil:dur="1s" smil:targetElement="id300" smil:type="fade" smil:subtype="crossfade"/>
                </anim:par>
              </anim:par>
            </anim:par>
          </anim:seq>
        </anim:par>
        <presentation:notes draw:style-name="dp2">
          <draw:page-thumbnail draw:name="Google Shape;789;g59982e8308_5_14:notes" draw:style-name="gr1" draw:layer="layout" svg:width="16.932cm" svg:height="9.524cm" svg:x="1.059cm" svg:y="1.905cm" draw:page-number="33" presentation:class="page"/>
          <draw:frame draw:name="Google Shape;790;g59982e8308_5_14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tart Process" draw:style-name="dp35" draw:master-page-name="TITLE_5f_AND_5f_BODY" presentation:presentation-page-layout-name="AL2T1">
        <draw:frame draw:name="Google Shape;824;p46" presentation:style-name="pr5" draw:text-style-name="P8" draw:layer="layout" svg:width="11.833cm" svg:height="5.357cm" svg:x="0.866cm" svg:y="3.201cm" presentation:class="outline" presentation:user-transformed="true">
          <draw:text-box>
            <text:p text:style-name="P7"><text:span text:style-name="T5">Step 1: <text:s/>Restore Lower-Half</text:span><text:span text:style-name="T5"><text:line-break/></text:span><text:span text:style-name="T5">Step 2: Re-initialize MPI</text:span><text:span text:style-name="T5"><text:line-break/></text:span><text:span text:style-name="T5">Step 3: Restore Upper-Half</text:span></text:p>
          </draw:text-box>
        </draw:frame>
        <draw:custom-shape draw:name="Google Shape;825;p46" draw:style-name="gr18" draw:text-style-name="P24" draw:layer="layout" svg:width="5.737cm" svg:height="8.607cm" svg:x="9.701cm" svg:y="4.71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6;p46" draw:style-name="gr20" draw:text-style-name="P25" draw:layer="layout" svg:width="5.737cm" svg:height="1.375cm" svg:x="9.685cm" svg:y="10.321cm">
          <text:p text:style-name="P1"><text:span text:style-name="T7">MPI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7;p46" draw:style-name="gr20" draw:text-style-name="P25" draw:layer="layout" svg:width="5.737cm" svg:height="0.966cm" svg:x="9.685cm" svg:y="9.102cm">
          <text:p text:style-name="P1"><text:span text:style-name="T7">MPI Proxy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8;p46" draw:style-name="gr21" draw:text-style-name="P26" draw:layer="layout" svg:width="5.737cm" svg:height="1.375cm" svg:x="9.701cm" svg:y="11.949cm">
          <text:p text:style-name="P1"><text:span text:style-name="T7">LIBC and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9;p4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Restart Process</text:span></text:p>
          </draw:text-box>
        </draw:frame>
        <draw:custom-shape draw:name="Google Shape;830;p46" draw:style-name="gr19" draw:text-style-name="P16" draw:layer="layout" svg:width="23.995cm" svg:height="0.097cm" draw:transform="rotate (-3.14159265358979) translate (24.898cm 9.0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31;p46" draw:style-name="gr4" draw:text-style-name="P15" draw:layer="layout" svg:width="5.717cm" svg:height="1.423cm" svg:x="9.711cm" svg:y="4.736cm">
          <text:p text:style-name="P1"><text:span text:style-name="T7">MPI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2;p46" draw:style-name="gr4" draw:text-style-name="P15" draw:layer="layout" svg:width="5.717cm" svg:height="0.966cm" svg:x="9.711cm" svg:y="6.508cm">
          <text:p text:style-name="P1"><text:span text:style-name="T7">Config and Drain 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3;p46" draw:style-name="gr21" draw:text-style-name="P26" draw:layer="layout" svg:width="5.737cm" svg:height="0.966cm" svg:x="9.701cm" svg:y="7.953cm">
          <text:p text:style-name="P1"><text:span text:style-name="T7">LIBC and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4;p46" draw:style-name="gr2" draw:text-style-name="P12" draw:layer="layout" svg:width="2.731cm" svg:height="1.114cm" svg:x="11.334cm" svg:y="3.505cm">
          <text:p text:style-name="P3"><text:span text:style-name="T8">MPI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5;p46" presentation:style-name="pr5" draw:text-style-name="P8" draw:layer="layout" svg:width="9.201cm" svg:height="2.407cm" svg:x="15.699cm" svg:y="10.068cm" presentation:class="outline" presentation:user-transformed="true">
          <draw:text-box>
            <text:list text:style-name="L16">
              <text:list-item>
                <text:p text:style-name="P19"><text:span text:style-name="T8">MPI_INIT</text:span></text:p>
              </text:list-item>
              <text:list-item>
                <text:p text:style-name="P19"><text:span text:style-name="T8">Replay Configuration</text:span><text:span text:style-name="T8"><text:line-break/></text:span><text:span text:style-name="T8"/></text:p>
              </text:list-item>
            </text:list>
          </draw:text-box>
        </draw:frame>
        <draw:custom-shape draw:name="Google Shape;836;p46" draw:style-name="gr3" draw:text-style-name="P14" draw:layer="layout" svg:width="1.435cm" svg:height="3.457cm" svg:x="21.906cm" svg:y="3.72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7;p46" draw:style-name="gr3" draw:text-style-name="P14" draw:layer="layout" svg:width="1.435cm" svg:height="3.457cm" svg:x="17.694cm" svg:y="3.83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8;p46" draw:style-name="gr23" draw:text-style-name="P15" draw:layer="layout" svg:width="1.777cm" svg:height="0.696cm" svg:x="19.629cm" svg:y="3.60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9;p46" draw:style-name="gr24" draw:text-style-name="P22" draw:layer="layout" svg:width="1.144cm" svg:height="0.883cm" svg:x="17.856cm" svg:y="4.52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0;p46" draw:style-name="gr24" draw:text-style-name="P22" draw:layer="layout" svg:width="1.144cm" svg:height="0.883cm" svg:x="17.856cm" svg:y="6.19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1;p46" draw:style-name="gr24" draw:text-style-name="P22" draw:layer="layout" svg:width="1.144cm" svg:height="0.883cm" svg:x="22.051cm" svg:y="4.527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2;p46" draw:style-name="gr24" draw:text-style-name="P22" draw:layer="layout" svg:width="1.144cm" svg:height="0.883cm" svg:x="22.051cm" svg:y="6.19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3;p46" draw:style-name="gr22" draw:text-style-name="P16" draw:layer="layout" svg:width="3.05cm" svg:height="0.001cm" svg:x="19.001cm" svg:y="4.9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4;p46" draw:style-name="gr11" draw:text-style-name="P16" draw:layer="layout" svg:width="3.05cm" svg:height="1.662cm" svg:x="19.001cm" svg:y="4.9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5;p46" draw:style-name="gr11" draw:text-style-name="P16" draw:layer="layout" svg:width="0.001cm" svg:height="0.778cm" svg:x="22.624cm" svg:y="5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6;p46" draw:style-name="gr11" draw:text-style-name="P16" draw:layer="layout" svg:width="3.05cm" svg:height="0.001cm" svg:x="19.001cm" svg:y="6.6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7;p46" draw:style-name="gr11" draw:text-style-name="P16" draw:layer="layout" svg:width="0.001cm" svg:height="0.778cm" svg:x="18.428cm" svg:y="5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8;p46" draw:style-name="gr22" draw:text-style-name="P16" draw:layer="layout" svg:width="3.05cm" svg:height="1.662cm" draw:transform="rotate (-3.14159265358979) translate (22.052cm 6.63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49;p46" draw:style-name="gr11" draw:text-style-name="P16" draw:layer="layout" svg:width="1.517cm" svg:height="0.664cm" draw:transform="rotate (-3.14159265358979) translate (20.516cm 4.96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50;p46" draw:style-name="gr11" draw:text-style-name="P16" draw:layer="layout" svg:width="1.517cm" svg:height="2.328cm" draw:transform="rotate (-3.14159265358979) translate (20.516cm 6.63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51;p46" draw:style-name="gr11" draw:text-style-name="P16" draw:layer="layout" svg:width="1.532cm" svg:height="0.664cm" draw:transform="rotate (-3.14159265358979) translate (22.051cm 4.9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2;p46" draw:style-name="gr11" draw:text-style-name="P16" draw:layer="layout" svg:width="1.532cm" svg:height="2.328cm" draw:transform="rotate (-3.14159265358979) translate (22.051cm 6.6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3;p46" draw:style-name="gr10" draw:text-style-name="P16" draw:layer="layout" svg:width="0.004cm" svg:height="3.168cm" draw:transform="rotate (-3.14159265358979) translate (20.304cm 10.06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54;p46" draw:style-name="gr2" draw:text-style-name="P12" draw:layer="layout" svg:width="5.647cm" svg:height="0.778cm" svg:x="17.694cm" svg:y="7.781cm">
          <text:p text:style-name="P3"><text:span text:style-name="T8">Naturally <text:s text:c="6"/>Optimiz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5;p46" draw:style-name="gr2" draw:text-style-name="P12" draw:layer="layout" svg:width="7.778cm" svg:height="4.005cm" svg:x="1.502cm" svg:y="9.215cm">
          <text:p text:style-name="P3"><text:span text:style-name="T16">MPI Rank # assigned by MPI_Init used to select checkpoint file for restoring the upper half.</text:span></text:p>
          <text:p text:style-name="P3"><text:span text:style-name="T16"/></text:p>
          <text:p text:style-name="P3"><text:span text:style-name="T16">This avoids the need to virtualize MPI Rank numb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6;p46" draw:style-name="gr2" draw:text-style-name="P12" draw:layer="layout" svg:width="9.475cm" svg:height="0.966cm" svg:x="15.424cm" svg:y="12.358cm">
          <text:p text:style-name="P3"><text:span text:style-name="T16">Lower-half components may be replac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1;g59982e8308_5_52:notes" draw:style-name="gr1" draw:layer="layout" svg:width="16.932cm" svg:height="9.524cm" svg:x="1.059cm" svg:y="1.905cm" draw:page-number="34" presentation:class="page"/>
          <draw:frame draw:name="Google Shape;822;g59982e8308_5_52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transparently checkpoint MPI App+MPI Lib?" draw:style-name="dp36" draw:master-page-name="TITLE_5f_AND_5f_BODY" presentation:presentation-page-layout-name="AL2T1">
        <draw:frame draw:name="Google Shape;861;p4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How to transparently checkpoint MPI App+MPI Lib?</text:span></text:p>
          </draw:text-box>
        </draw:frame>
        <draw:frame draw:name="Google Shape;862;p47" presentation:style-name="pr5" draw:text-style-name="P8" draw:layer="layout" svg:width="23.667cm" svg:height="1.29cm" svg:x="0.866cm" svg:y="3.201cm" presentation:class="outline" presentation:user-transformed="true">
          <draw:text-box>
            <text:p text:style-name="P7"><text:span text:style-name="T5">Answer:</text:span></text:p>
          </draw:text-box>
        </draw:frame>
        <draw:custom-shape draw:name="Google Shape;863;p47" draw:style-name="gr2" draw:text-style-name="P12" draw:layer="layout" svg:width="23.667cm" svg:height="4.41cm" svg:x="0.866cm" svg:y="4.492cm">
          <text:p text:style-name="P20"><text:span text:style-name="T17">Don’t Checkpoint the MPI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4;p47" draw:style-name="gr18" draw:text-style-name="P24" draw:layer="layout" svg:width="5.737cm" svg:height="4.202cm" svg:x="9.663cm" svg:y="9.12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5;p47" draw:style-name="gr4" draw:text-style-name="P15" draw:layer="layout" svg:width="5.717cm" svg:height="1.423cm" svg:x="9.673cm" svg:y="9.146cm">
          <text:p text:style-name="P1"><text:span text:style-name="T7">MPI 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6;p47" draw:style-name="gr4" draw:text-style-name="P15" draw:layer="layout" svg:width="5.717cm" svg:height="0.966cm" svg:x="9.673cm" svg:y="10.918cm">
          <text:p text:style-name="P1"><text:span text:style-name="T7">Config and Drain In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7;p47" draw:style-name="gr21" draw:text-style-name="P26" draw:layer="layout" svg:width="5.737cm" svg:height="0.966cm" svg:x="9.663cm" svg:y="12.363cm">
          <text:p text:style-name="P1"><text:span text:style-name="T7">LIBC and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8;p47" draw:style-name="gr11" draw:text-style-name="P16" draw:layer="layout" svg:width="0.009cm" svg:height="2.987cm" draw:transform="rotate (-3.14159265358979) translate (9.671cm 12.846cm)">
          <text:p/>
          <draw:enhanced-geometry draw:mirror-horizontal="true" draw:mirror-vertical="false" draw:text-areas="0 0 ?f2 ?f3" svg:viewBox="0 0 0 0" draw:type="ooxml-bentConnector3" draw:modifiers="-661458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name="Google Shape;858;g5b60dd2bc4_0_842:notes" draw:style-name="gr1" draw:layer="layout" svg:width="16.932cm" svg:height="9.524cm" svg:x="1.059cm" svg:y="1.905cm" draw:page-number="35" presentation:class="page"/>
          <draw:frame draw:name="Google Shape;859;g5b60dd2bc4_0_842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zzle" draw:style-name="dp37" draw:master-page-name="TITLE_5f_AND_5f_BODY" presentation:presentation-page-layout-name="AL2T1">
        <draw:frame draw:name="Google Shape;873;p4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Puzzle</text:span></text:p>
          </draw:text-box>
        </draw:frame>
        <draw:frame draw:name="Google Shape;874;p48" presentation:style-name="pr5" draw:text-style-name="P8" draw:layer="layout" svg:width="11.833cm" svg:height="2.467cm" svg:x="0.866cm" svg:y="2.901cm" presentation:class="outline" presentation:user-transformed="true">
          <draw:text-box>
            <text:p text:style-name="P9"><text:span text:style-name="T5">Can you solve checkpointing on...</text:span></text:p>
            <text:p text:style-name="P13"><text:span text:style-name="T5"><text:s text:c="12"/></text:span><text:span text:style-name="T5">Cray MPI over Infiniband</text:span></text:p>
          </draw:text-box>
        </draw:frame>
        <draw:frame draw:name="Google Shape;875;p48" presentation:style-name="pr5" draw:text-style-name="P8" draw:layer="layout" svg:width="11.833cm" svg:height="2.467cm" svg:x="12.7cm" svg:y="2.901cm" presentation:class="outline" presentation:user-transformed="true">
          <draw:text-box>
            <text:p text:style-name="P9"><text:span text:style-name="T5">And restart on…</text:span></text:p>
            <text:p text:style-name="P13"><text:span text:style-name="T5"><text:s text:c="15"/></text:span><text:span text:style-name="T5">MPICH over TCP/IP</text:span></text:p>
          </draw:text-box>
        </draw:frame>
        <draw:custom-shape draw:name="Google Shape;876;p48" draw:style-name="gr3" draw:text-style-name="P14" draw:layer="layout" svg:width="3.517cm" svg:height="2.719cm" svg:x="2.425cm" svg:y="5.76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7;p48" draw:style-name="gr4" draw:text-style-name="P15" draw:layer="layout" svg:width="1.222cm" svg:height="0.954cm" svg:x="2.7cm" svg:y="5.988cm">
          <text:p text:style-name="P1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8;p48" draw:style-name="gr4" draw:text-style-name="P15" draw:layer="layout" svg:width="1.222cm" svg:height="0.954cm" svg:x="4.455cm" svg:y="5.988cm">
          <text:p text:style-name="P1"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9;p48" draw:style-name="gr4" draw:text-style-name="P15" draw:layer="layout" svg:width="1.222cm" svg:height="0.954cm" svg:x="2.7cm" svg:y="7.296cm">
          <text:p text:style-name="P1"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0;p48" draw:style-name="gr4" draw:text-style-name="P15" draw:layer="layout" svg:width="1.222cm" svg:height="0.954cm" svg:x="4.455cm" svg:y="7.296cm">
          <text:p text:style-name="P1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1;p48" draw:style-name="gr3" draw:text-style-name="P14" draw:layer="layout" svg:width="3.517cm" svg:height="2.719cm" svg:x="6.907cm" svg:y="5.76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2;p48" draw:style-name="gr4" draw:text-style-name="P15" draw:layer="layout" svg:width="1.222cm" svg:height="0.954cm" svg:x="7.183cm" svg:y="5.988cm">
          <text:p text:style-name="P1"><text:span text:style-name="T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3;p48" draw:style-name="gr4" draw:text-style-name="P15" draw:layer="layout" svg:width="1.222cm" svg:height="0.954cm" svg:x="8.938cm" svg:y="5.988cm">
          <text:p text:style-name="P1"><text:span text:style-name="T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4;p48" draw:style-name="gr4" draw:text-style-name="P15" draw:layer="layout" svg:width="1.222cm" svg:height="0.954cm" svg:x="7.183cm" svg:y="7.296cm">
          <text:p text:style-name="P1"><text:span text:style-name="T7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5;p48" draw:style-name="gr4" draw:text-style-name="P15" draw:layer="layout" svg:width="1.222cm" svg:height="0.954cm" svg:x="8.938cm" svg:y="7.296cm">
          <text:p text:style-name="P1"><text:span text:style-name="T7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6;p48" draw:style-name="gr3" draw:text-style-name="P14" draw:layer="layout" svg:width="3.517cm" svg:height="2.719cm" svg:x="2.425cm" svg:y="9.44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7;p48" draw:style-name="gr4" draw:text-style-name="P15" draw:layer="layout" svg:width="1.222cm" svg:height="0.954cm" svg:x="2.7cm" svg:y="9.671cm">
          <text:p text:style-name="P1"><text:span text:style-name="T7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8;p48" draw:style-name="gr4" draw:text-style-name="P15" draw:layer="layout" svg:width="1.222cm" svg:height="0.954cm" svg:x="4.455cm" svg:y="9.671cm">
          <text:p text:style-name="P1"><text:span text:style-name="T7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9;p48" draw:style-name="gr4" draw:text-style-name="P15" draw:layer="layout" svg:width="1.222cm" svg:height="0.954cm" svg:x="2.7cm" svg:y="10.979cm">
          <text:p text:style-name="P1"><text:span text:style-name="T7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0;p48" draw:style-name="gr4" draw:text-style-name="P15" draw:layer="layout" svg:width="1.222cm" svg:height="0.954cm" svg:x="4.455cm" svg:y="10.979cm">
          <text:p text:style-name="P1"><text:span text:style-name="T7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1;p48" draw:style-name="gr3" draw:text-style-name="P14" draw:layer="layout" svg:width="3.517cm" svg:height="2.719cm" svg:x="6.907cm" svg:y="9.44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2;p48" draw:style-name="gr4" draw:text-style-name="P15" draw:layer="layout" svg:width="1.222cm" svg:height="0.954cm" svg:x="7.183cm" svg:y="9.671cm">
          <text:p text:style-name="P1"><text:span text:style-name="T7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3;p48" draw:style-name="gr4" draw:text-style-name="P15" draw:layer="layout" svg:width="1.222cm" svg:height="0.954cm" svg:x="8.938cm" svg:y="9.671cm">
          <text:p text:style-name="P1"><text:span text:style-name="T7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4;p48" draw:style-name="gr4" draw:text-style-name="P15" draw:layer="layout" svg:width="1.222cm" svg:height="0.954cm" svg:x="7.183cm" svg:y="10.979cm">
          <text:p text:style-name="P1"><text:span text:style-name="T7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5;p48" draw:style-name="gr4" draw:text-style-name="P15" draw:layer="layout" svg:width="1.222cm" svg:height="0.954cm" svg:x="8.938cm" svg:y="10.979cm">
          <text:p text:style-name="P1"><text:span text:style-name="T7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6;p48" draw:style-name="gr5" draw:text-style-name="P16" draw:layer="layout" svg:width="0.964cm" svg:height="0.001cm" svg:x="5.942cm" svg:y="7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7;p48" draw:style-name="gr5" draw:text-style-name="P16" draw:layer="layout" svg:width="0.001cm" svg:height="0.962cm" svg:x="4.183cm" svg:y="8.4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8;p48" draw:style-name="gr5" draw:text-style-name="P16" draw:layer="layout" svg:width="0.001cm" svg:height="0.962cm" svg:x="8.666cm" svg:y="8.4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9;p48" draw:style-name="gr5" draw:text-style-name="P16" draw:layer="layout" svg:width="0.964cm" svg:height="0.001cm" svg:x="5.942cm" svg:y="10.8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0;p48" draw:style-name="gr5" draw:text-style-name="P16" draw:layer="layout" svg:width="1.002cm" svg:height="0.982cm" draw:transform="rotate (-3.14159265358979) translate (6.937cm 9.4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1;p48" draw:style-name="gr5" draw:text-style-name="P16" draw:layer="layout" svg:width="1.002cm" svg:height="1.021cm" draw:transform="rotate (-3.14159265358979) translate (6.918cm 9.46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2;p48" draw:style-name="gr5" draw:text-style-name="P16" draw:layer="layout" svg:width="0.532cm" svg:height="0.001cm" draw:transform="rotate (-3.14159265358979) translate (4.455cm 7.7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3;p48" draw:style-name="gr5" draw:text-style-name="P16" draw:layer="layout" svg:width="0.532cm" svg:height="0.001cm" draw:transform="rotate (-3.14159265358979) translate (4.455cm 6.4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4;p48" draw:style-name="gr5" draw:text-style-name="P16" draw:layer="layout" svg:width="0.001cm" svg:height="0.352cm" svg:x="5.066cm" svg:y="6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5;p48" draw:style-name="gr5" draw:text-style-name="P16" draw:layer="layout" svg:width="0.001cm" svg:height="0.352cm" svg:x="3.312cm" svg:y="6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6;p48" draw:style-name="gr3" draw:text-style-name="P14" draw:layer="layout" svg:width="1.757cm" svg:height="2.719cm" svg:x="14.066cm" svg:y="5.78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7;p48" draw:style-name="gr4" draw:text-style-name="P15" draw:layer="layout" svg:width="1.222cm" svg:height="0.954cm" svg:x="14.342cm" svg:y="6.008cm">
          <text:p text:style-name="P1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8;p48" draw:style-name="gr4" draw:text-style-name="P15" draw:layer="layout" svg:width="1.222cm" svg:height="0.954cm" svg:x="14.342cm" svg:y="7.316cm">
          <text:p text:style-name="P1"><text:span text:style-name="T7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9;p48" draw:style-name="gr5" draw:text-style-name="P16" draw:layer="layout" svg:width="0.001cm" svg:height="0.352cm" svg:x="14.953cm" svg:y="6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0;p48" draw:style-name="gr3" draw:text-style-name="P14" draw:layer="layout" svg:width="1.757cm" svg:height="2.719cm" svg:x="16.475cm" svg:y="5.78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1;p48" draw:style-name="gr4" draw:text-style-name="P15" draw:layer="layout" svg:width="1.222cm" svg:height="0.954cm" svg:x="16.751cm" svg:y="6.008cm">
          <text:p text:style-name="P1"><text:span text:style-name="T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2;p48" draw:style-name="gr4" draw:text-style-name="P15" draw:layer="layout" svg:width="1.222cm" svg:height="0.954cm" svg:x="16.751cm" svg:y="7.316cm">
          <text:p text:style-name="P1"><text:span text:style-name="T7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3;p48" draw:style-name="gr5" draw:text-style-name="P16" draw:layer="layout" svg:width="0.001cm" svg:height="0.352cm" svg:x="17.362cm" svg:y="6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4;p48" draw:style-name="gr3" draw:text-style-name="P14" draw:layer="layout" svg:width="1.757cm" svg:height="2.719cm" svg:x="19.298cm" svg:y="5.78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5;p48" draw:style-name="gr4" draw:text-style-name="P15" draw:layer="layout" svg:width="1.222cm" svg:height="0.954cm" svg:x="19.574cm" svg:y="6.008cm">
          <text:p text:style-name="P1"><text:span text:style-name="T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6;p48" draw:style-name="gr4" draw:text-style-name="P15" draw:layer="layout" svg:width="1.222cm" svg:height="0.954cm" svg:x="19.574cm" svg:y="7.316cm">
          <text:p text:style-name="P1"><text:span text:style-name="T7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7;p48" draw:style-name="gr5" draw:text-style-name="P16" draw:layer="layout" svg:width="0.001cm" svg:height="0.352cm" svg:x="20.185cm" svg:y="6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8;p48" draw:style-name="gr3" draw:text-style-name="P14" draw:layer="layout" svg:width="1.757cm" svg:height="2.719cm" svg:x="21.697cm" svg:y="5.76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9;p48" draw:style-name="gr4" draw:text-style-name="P15" draw:layer="layout" svg:width="1.222cm" svg:height="0.954cm" svg:x="21.973cm" svg:y="5.988cm">
          <text:p text:style-name="P1"><text:span text:style-name="T7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0;p48" draw:style-name="gr4" draw:text-style-name="P15" draw:layer="layout" svg:width="1.222cm" svg:height="0.954cm" svg:x="21.973cm" svg:y="7.296cm">
          <text:p text:style-name="P1"><text:span text:style-name="T7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1;p48" draw:style-name="gr5" draw:text-style-name="P16" draw:layer="layout" svg:width="0.001cm" svg:height="0.352cm" svg:x="22.584cm" svg:y="6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2;p48" draw:style-name="gr3" draw:text-style-name="P14" draw:layer="layout" svg:width="1.757cm" svg:height="2.719cm" svg:x="14.066cm" svg:y="9.45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3;p48" draw:style-name="gr4" draw:text-style-name="P15" draw:layer="layout" svg:width="1.222cm" svg:height="0.954cm" svg:x="14.342cm" svg:y="9.681cm">
          <text:p text:style-name="P1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4;p48" draw:style-name="gr4" draw:text-style-name="P15" draw:layer="layout" svg:width="1.222cm" svg:height="0.954cm" svg:x="14.342cm" svg:y="10.989cm">
          <text:p text:style-name="P1"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5;p48" draw:style-name="gr5" draw:text-style-name="P16" draw:layer="layout" svg:width="0.001cm" svg:height="0.352cm" svg:x="14.953cm" svg:y="10.6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6;p48" draw:style-name="gr3" draw:text-style-name="P14" draw:layer="layout" svg:width="1.757cm" svg:height="2.719cm" svg:x="16.475cm" svg:y="9.45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7;p48" draw:style-name="gr4" draw:text-style-name="P15" draw:layer="layout" svg:width="1.222cm" svg:height="0.954cm" svg:x="16.751cm" svg:y="9.681cm">
          <text:p text:style-name="P1"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8;p48" draw:style-name="gr4" draw:text-style-name="P15" draw:layer="layout" svg:width="1.222cm" svg:height="0.954cm" svg:x="16.751cm" svg:y="10.989cm">
          <text:p text:style-name="P1"><text:span text:style-name="T7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9;p48" draw:style-name="gr5" draw:text-style-name="P16" draw:layer="layout" svg:width="0.001cm" svg:height="0.352cm" svg:x="17.362cm" svg:y="10.6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0;p48" draw:style-name="gr3" draw:text-style-name="P14" draw:layer="layout" svg:width="1.757cm" svg:height="2.719cm" svg:x="19.298cm" svg:y="9.45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1;p48" draw:style-name="gr4" draw:text-style-name="P15" draw:layer="layout" svg:width="1.222cm" svg:height="0.954cm" svg:x="19.574cm" svg:y="9.681cm">
          <text:p text:style-name="P1"><text:span text:style-name="T7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2;p48" draw:style-name="gr4" draw:text-style-name="P15" draw:layer="layout" svg:width="1.222cm" svg:height="0.954cm" svg:x="19.574cm" svg:y="10.989cm">
          <text:p text:style-name="P1"><text:span text:style-name="T7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3;p48" draw:style-name="gr5" draw:text-style-name="P16" draw:layer="layout" svg:width="0.001cm" svg:height="0.352cm" svg:x="20.185cm" svg:y="10.6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4;p48" draw:style-name="gr3" draw:text-style-name="P14" draw:layer="layout" svg:width="1.757cm" svg:height="2.719cm" svg:x="21.697cm" svg:y="9.43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5;p48" draw:style-name="gr4" draw:text-style-name="P15" draw:layer="layout" svg:width="1.222cm" svg:height="0.954cm" svg:x="21.973cm" svg:y="9.661cm">
          <text:p text:style-name="P1"><text:span text:style-name="T7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6;p48" draw:style-name="gr4" draw:text-style-name="P15" draw:layer="layout" svg:width="1.222cm" svg:height="0.954cm" svg:x="21.973cm" svg:y="10.969cm">
          <text:p text:style-name="P1"><text:span text:style-name="T7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7;p48" draw:style-name="gr5" draw:text-style-name="P16" draw:layer="layout" svg:width="0.001cm" svg:height="0.352cm" svg:x="22.584cm" svg:y="10.6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8;p48" draw:style-name="gr6" draw:text-style-name="P16" draw:layer="layout" svg:width="0.001cm" svg:height="0.952cm" svg:x="14.945cm" svg:y="8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9;p48" draw:style-name="gr6" draw:text-style-name="P16" draw:layer="layout" svg:width="2.408cm" svg:height="0.952cm" svg:x="14.945cm" svg:y="8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0;p48" draw:style-name="gr6" draw:text-style-name="P16" draw:layer="layout" svg:width="2.408cm" svg:height="0.952cm" draw:transform="rotate (-3.14159265358979) translate (17.355cm 9.4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41;p48" draw:style-name="gr6" draw:text-style-name="P16" draw:layer="layout" svg:width="0.001cm" svg:height="0.952cm" svg:x="20.177cm" svg:y="8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2;p48" draw:style-name="gr6" draw:text-style-name="P16" draw:layer="layout" svg:width="0.001cm" svg:height="0.952cm" svg:x="22.576cm" svg:y="8.4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3;p48" draw:style-name="gr6" draw:text-style-name="P16" draw:layer="layout" svg:width="0.001cm" svg:height="0.952cm" svg:x="17.355cm" svg:y="8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4;p48" draw:style-name="gr6" draw:text-style-name="P16" draw:layer="layout" svg:width="2.398cm" svg:height="0.972cm" draw:transform="rotate (-3.14159265358979) translate (22.576cm 9.4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45;p48" draw:style-name="gr6" draw:text-style-name="P16" draw:layer="layout" svg:width="2.398cm" svg:height="0.932cm" svg:x="20.177cm" svg:y="8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6;p48" draw:style-name="gr6" draw:text-style-name="P16" draw:layer="layout" svg:width="0.64cm" svg:height="0.019cm" draw:transform="rotate (-3.14159265358979) translate (21.697cm 7.1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47;p48" draw:style-name="gr6" draw:text-style-name="P16" draw:layer="layout" svg:width="0.64cm" svg:height="0.019cm" draw:transform="rotate (-3.14159265358979) translate (21.697cm 10.81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48;p48" draw:style-name="gr6" draw:text-style-name="P16" draw:layer="layout" svg:width="1.063cm" svg:height="0.001cm" svg:x="18.234cm" svg:y="10.8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9;p48" draw:style-name="gr6" draw:text-style-name="P16" draw:layer="layout" svg:width="0.65cm" svg:height="0.001cm" svg:x="15.825cm" svg:y="10.8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0;p48" draw:style-name="gr6" draw:text-style-name="P16" draw:layer="layout" svg:width="0.65cm" svg:height="0.001cm" svg:x="15.825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1;p48" draw:style-name="gr6" draw:text-style-name="P16" draw:layer="layout" svg:width="1.063cm" svg:height="0.001cm" svg:x="18.234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2;p48" draw:style-name="gr6" draw:text-style-name="P16" draw:layer="layout" svg:width="0.019cm" svg:height="5.221cm" draw:transform="rotate (1.5707963267949) translate (17.355cm 8.504cm)">
          <text:p/>
          <draw:enhanced-geometry draw:mirror-horizontal="false" draw:mirror-vertical="false" draw:text-areas="0 0 ?f2 ?f3" svg:viewBox="0 0 0 0" draw:type="ooxml-bentConnector3" draw:modifiers="-33072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53;p48" draw:style-name="gr6" draw:text-style-name="P16" draw:layer="layout" svg:width="0.952cm" svg:height="2.822cm" draw:transform="rotate (1.5707963267949) translate (17.354cm 9.456cm)">
          <text:p/>
          <draw:enhanced-geometry draw:mirror-horizontal="true" draw:mirror-vertical="false" draw:text-areas="0 0 ?f2 ?f3" svg:viewBox="0 0 0 0" draw:type="ooxml-bentConnector3" draw:modifiers="5001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54;p48" draw:style-name="gr6" draw:text-style-name="P16" draw:layer="layout" svg:width="0.932cm" svg:height="5.221cm" draw:transform="rotate (1.5707963267949) translate (17.352cm 9.436cm)">
          <text:p/>
          <draw:enhanced-geometry draw:mirror-horizontal="true" draw:mirror-vertical="false" draw:text-areas="0 0 ?f2 ?f3" svg:viewBox="0 0 0 0" draw:type="ooxml-bentConnector3" draw:modifiers="5000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55;p48" draw:style-name="gr6" draw:text-style-name="P16" draw:layer="layout" svg:width="0.001cm" svg:height="5.231cm" draw:transform="rotate (-1.5707963267949) translate (20.175cm 8.504cm)">
          <text:p/>
          <draw:enhanced-geometry draw:mirror-horizontal="true" draw:mirror-vertical="false" draw:text-areas="0 0 ?f2 ?f3" svg:viewBox="0 0 0 0" draw:type="ooxml-bentConnector3" draw:modifiers="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56;p48" draw:style-name="gr6" draw:text-style-name="P16" draw:layer="layout" svg:width="0.019cm" svg:height="7.63cm" draw:transform="rotate (1.5707963267949) translate (14.945cm 8.504cm)">
          <text:p/>
          <draw:enhanced-geometry draw:mirror-horizontal="false" draw:mirror-vertical="false" draw:text-areas="0 0 ?f2 ?f3" svg:viewBox="0 0 0 0" draw:type="ooxml-bentConnector3" draw:modifiers="-33072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57;p48" draw:style-name="gr6" draw:text-style-name="P16" draw:layer="layout" svg:width="0.932cm" svg:height="7.63cm" draw:transform="rotate (-1.5707963267949) translate (22.576cm 8.504cm)">
          <text:p/>
          <draw:enhanced-geometry draw:mirror-horizontal="true" draw:mirror-vertical="false" draw:text-areas="0 0 ?f2 ?f3" svg:viewBox="0 0 0 0" draw:type="ooxml-bentConnector3" draw:modifiers="5000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58;p48" draw:style-name="gr6" draw:text-style-name="P16" draw:layer="layout" svg:width="0.952cm" svg:height="5.231cm" draw:transform="rotate (-1.5707963267949) translate (20.175cm 8.504cm)">
          <text:p/>
          <draw:enhanced-geometry draw:mirror-horizontal="true" draw:mirror-vertical="false" draw:text-areas="0 0 ?f2 ?f3" svg:viewBox="0 0 0 0" draw:type="ooxml-bentConnector3" draw:modifiers="5001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59;p48" draw:style-name="gr5" draw:text-style-name="P16" draw:layer="layout" svg:width="0.532cm" svg:height="0.001cm" svg:x="8.405cm" svg:y="6.4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0;p48" draw:style-name="gr5" draw:text-style-name="P16" draw:layer="layout" svg:width="0.001cm" svg:height="0.352cm" svg:x="9.549cm" svg:y="6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1;p48" draw:style-name="gr5" draw:text-style-name="P16" draw:layer="layout" svg:width="0.001cm" svg:height="0.352cm" svg:x="7.794cm" svg:y="6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2;p48" draw:style-name="gr5" draw:text-style-name="P16" draw:layer="layout" svg:width="0.532cm" svg:height="0.001cm" svg:x="8.405cm" svg:y="7.7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3;p48" draw:style-name="gr5" draw:text-style-name="P16" draw:layer="layout" svg:width="0.532cm" svg:height="0.001cm" draw:transform="rotate (-3.14159265358979) translate (8.938cm 10.1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4;p48" draw:style-name="gr5" draw:text-style-name="P16" draw:layer="layout" svg:width="0.001cm" svg:height="0.352cm" draw:transform="rotate (-3.14159265358979) translate (9.549cm 10.97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5;p48" draw:style-name="gr5" draw:text-style-name="P16" draw:layer="layout" svg:width="0.001cm" svg:height="0.352cm" svg:x="7.794cm" svg:y="10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6;p48" draw:style-name="gr5" draw:text-style-name="P16" draw:layer="layout" svg:width="0.532cm" svg:height="0.001cm" svg:x="8.405cm" svg:y="11.4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7;p48" draw:style-name="gr5" draw:text-style-name="P16" draw:layer="layout" svg:width="0.532cm" svg:height="0.001cm" svg:x="3.923cm" svg:y="10.1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8;p48" draw:style-name="gr5" draw:text-style-name="P16" draw:layer="layout" svg:width="0.001cm" svg:height="0.352cm" svg:x="3.312cm" svg:y="10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9;p48" draw:style-name="gr5" draw:text-style-name="P16" draw:layer="layout" svg:width="0.532cm" svg:height="0.001cm" svg:x="3.923cm" svg:y="11.4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0;p48" draw:style-name="gr5" draw:text-style-name="P16" draw:layer="layout" svg:width="0.001cm" svg:height="0.352cm" svg:x="5.066cm" svg:y="10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1;p48" draw:style-name="gr2" draw:text-style-name="P12" draw:layer="layout" svg:width="7.999cm" svg:height="1.1cm" svg:x="2.417cm" svg:y="12.312cm">
          <text:p text:style-name="P3"><text:span text:style-name="T8">4 Nodes, 4 Cores/Ranks per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2;p48" draw:style-name="gr2" draw:text-style-name="P12" draw:layer="layout" svg:width="7.999cm" svg:height="1.1cm" svg:x="14.617cm" svg:y="12.296cm">
          <text:p text:style-name="P3"><text:span text:style-name="T8">8 Nodes, 2 Cores/Ranks per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3;p48" draw:style-name="gr2" draw:text-style-name="P12" xml:id="id301" draw:id="id301" draw:layer="layout" svg:width="13.792cm" svg:height="8.014cm" svg:x="6.602cm" svg:y="4.397cm">
          <text:p text:style-name="P3"><text:span text:style-name="T18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1" smil:attributeName="visibility" smil:to="visible"/>
                  <anim:transitionFilter smil:dur="0.001s" smil:targetElement="id301" smil:type="fade" smil:subtype="crossfade"/>
                </anim:par>
              </anim:par>
            </anim:par>
          </anim:seq>
        </anim:par>
        <presentation:notes draw:style-name="dp2">
          <draw:page-thumbnail draw:name="Google Shape;870;g59982e8308_8_255:notes" draw:style-name="gr1" draw:layer="layout" svg:width="16.932cm" svg:height="9.524cm" svg:x="1.059cm" svg:y="1.905cm" draw:page-number="36" presentation:class="page"/>
          <draw:frame draw:name="Google Shape;871;g59982e8308_8_255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W: Cross-Cluster MPI Application Migration" draw:style-name="dp38" draw:master-page-name="TITLE_5f_AND_5f_BODY" presentation:presentation-page-layout-name="AL2T1">
        <draw:frame draw:name="Google Shape;978;p4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NEW: Cross-Cluster MPI Application Migration</text:span></text:p>
          </draw:text-box>
        </draw:frame>
        <draw:frame draw:name="Google Shape;979;p49" presentation:style-name="pr5" draw:text-style-name="P8" xml:id="id302" draw:id="id302" draw:layer="layout" svg:width="23.667cm" svg:height="10.293cm" svg:x="0.866cm" svg:y="3.201cm" presentation:class="outline" presentation:user-transformed="true">
          <draw:text-box>
            <text:p text:style-name="P9"><text:span text:style-name="T5">Traditionally, migration across disparate clusters was not feasible.</text:span></text:p>
            <text:list text:style-name="L11">
              <text:list-item>
                <text:p text:style-name="P10"><text:span text:style-name="T5">Different MPI packages across clusters</text:span></text:p>
              </text:list-item>
              <text:list-item>
                <text:p text:style-name="P9"><text:span text:style-name="T5">Highly optimized configurations tied to local cluster (Caches, Cores/Node)</text:span></text:p>
              </text:list-item>
              <text:list-item>
                <text:p text:style-name="P9"><text:span text:style-name="T5">Overhead of checkpointing entire MPI state is prohibitive </text:span></text:p>
              </text:list-item>
            </text:list>
            <text:p text:style-name="P10"><text:span text:style-name="T5"/></text:p>
            <text:p text:style-name="P10"><text:span text:style-name="T5">Overhead of migrating under MANA:</text:span></text:p>
            <text:list text:continue-numbering="true" text:style-name="L11">
              <text:list-item>
                <text:p text:style-name="P10"><text:span text:style-name="T5">1.6% runtime overhead after migration.*</text:span></text:p>
              </text:list-item>
            </text:list>
            <text:p text:style-name="P13"><text:span text:style-name="T8">* Linux kernel 5.3 patch </text:span><text:span text:style-name="T19"><text:a xlink:href="https://lwn.net/Articles/769355/" xlink:type="simple">https://lwn.net/Articles/769355/</text:a></text:span><text:span text:style-name="T8"><text:s/>reduces overhead to 0.6%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2" smil:attributeName="visibility" smil:to="visible"/>
                  <anim:transitionFilter smil:dur="1s" smil:targetElement="id302" smil:type="fade" smil:subtype="crossfade"/>
                </anim:par>
              </anim:par>
            </anim:par>
          </anim:seq>
        </anim:par>
        <presentation:notes draw:style-name="dp2">
          <draw:page-thumbnail draw:name="Google Shape;975;g5b60dd2bc4_0_875:notes" draw:style-name="gr1" draw:layer="layout" svg:width="16.932cm" svg:height="9.524cm" svg:x="1.059cm" svg:y="1.905cm" draw:page-number="37" presentation:class="page"/>
          <draw:frame draw:name="Google Shape;976;g5b60dd2bc4_0_875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what about single-cluster overhead?" draw:style-name="dp39" draw:master-page-name="TITLE_5f_AND_5f_BODY" presentation:presentation-page-layout-name="AL2T1">
        <draw:frame draw:name="Google Shape;984;p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But what about single-cluster overhead?</text:span></text:p>
          </draw:text-box>
        </draw:frame>
        <draw:frame draw:name="Google Shape;985;p50" presentation:style-name="pr5" draw:text-style-name="P8" xml:id="id303" draw:id="id303" draw:layer="layout" svg:width="23.667cm" svg:height="10.293cm" svg:x="0.866cm" svg:y="3.201cm" presentation:class="outline" presentation:user-transformed="true">
          <draw:text-box>
            <text:p text:style-name="P9"><text:span text:style-name="T5">Application Benchmarks:</text:span></text:p>
            <text:list text:style-name="L11">
              <text:list-item>
                <text:p text:style-name="P10"><text:span text:style-name="T5">miniFE, HPCG</text:span></text:p>
              </text:list-item>
            </text:list>
            <text:list text:style-name="L12">
              <text:list-item>
                <text:list>
                  <text:list-item>
                    <text:p text:style-name="P9"><text:span text:style-name="T8">nearly 0% runtime overhead</text:span></text:p>
                  </text:list-item>
                </text:list>
              </text:list-item>
              <text:list-item>
                <text:p text:style-name="P9"><text:span text:style-name="T5">GROMACS, CLAMR, LULESH</text:span></text:p>
                <text:list>
                  <text:list-item>
                    <text:p text:style-name="P9"><text:span text:style-name="T8">0.6% runtime overhead*</text:span></text:p>
                  </text:list-item>
                </text:list>
              </text:list-item>
            </text:list>
            <text:p text:style-name="P10"><text:span text:style-name="T5">Memory Overhead</text:span></text:p>
            <text:list text:continue-numbering="true" text:style-name="L12">
              <text:list-item>
                <text:p text:style-name="P10"><text:span text:style-name="T5">Copied upper-half system libraries: static 26MB on all experiments</text:span></text:p>
              </text:list-item>
              <text:list-item>
                <text:p text:style-name="P9"><text:span text:style-name="T5">Reduction in overall checkpointed data due to discarding lower-half memory.</text:span></text:p>
              </text:list-item>
            </text:list>
            <text:p text:style-name="P10"><text:span text:style-name="T8">* requires Linux kernel patch </text:span><text:span text:style-name="T20"><text:a xlink:href="https://lwn.net/Articles/769355/" xlink:type="simple">https://lwn.net/Articles/769355/</text:a></text:span></text:p>
            <text:p text:style-name="P28"><text:span text:style-name="T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3" smil:attributeName="visibility" smil:to="visible"/>
                  <anim:transitionFilter smil:dur="1s" smil:targetElement="id303" smil:type="fade" smil:subtype="crossfade"/>
                </anim:par>
              </anim:par>
            </anim:par>
          </anim:seq>
        </anim:par>
        <presentation:notes draw:style-name="dp2">
          <draw:page-thumbnail draw:name="Google Shape;981;g5c5402da44_0_105:notes" draw:style-name="gr1" draw:layer="layout" svg:width="16.932cm" svg:height="9.524cm" svg:x="1.059cm" svg:y="1.905cm" draw:page-number="38" presentation:class="page"/>
          <draw:frame draw:name="Google Shape;982;g5c5402da44_0_105:notes" presentation:style-name="pr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point-Restart Overhead " draw:style-name="dp40" draw:master-page-name="TITLE_5f_AND_5f_BODY" presentation:presentation-page-layout-name="AL2T1">
        <draw:frame draw:name="Google Shape;990;p5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3"><text:span text:style-name="T4">Checkpoint-Restart Overhead </text:span></text:p>
          </draw:text-box>
        </draw:frame>
        <draw:frame draw:name="Google Shape;991;p51" presentation:style-name="pr5" draw:text-style-name="P8" xml:id="id304" draw:id="id304" draw:layer="layout" svg:width="23.667cm" svg:height="10.293cm" svg:x="0.866cm" svg:y="3.201cm" presentation:class="outline" presentation:user-transformed="true">
          <draw:text-box>
            <text:p text:style-name="P9"><text:span text:style-name="T5">Checkpoint Data Size</text:span></text:p>
            <text:list text:style-name="L18">
              <text:list-item>
                <text:p text:style-name="P10"><text:span text:style-name="T21">GROMACS - 64 Ranks over 2 Nodes: 5.9GB</text:span></text:p>
              </text:list-item>
              <text:list-item>
                <text:p text:style-name="P9"><text:span text:style-name="T21">HPCG - 2048 ranks over 64 nodes: 4TB</text:span></text:p>
              </text:list-item>
              <text:list-item>
                <text:p text:style-name="P9"><text:span text:style-name="T21">Largely dominated by memory used by benchmark program.</text:span></text:p>
              </text:list-item>
            </text:list>
            <text:p text:style-name="P10"><text:span text:style-name="T5">Checkpoint Time</text:span></text:p>
            <text:list text:continue-numbering="true" text:style-name="L18">
              <text:list-item>
                <text:p text:style-name="P10"><text:span text:style-name="T21">Largely dominated by disk-write time</text:span></text:p>
              </text:list-item>
              <text:list-item>
                <text:p text:style-name="P9"><text:span text:style-name="T21">“</text:span><text:span text:style-name="T21">Stragglers” - a single rank takes much longer to checkpoint than others.</text:span></text:p>
              </text:list-item>
            </text:list>
            <text:p text:style-name="P10"><text:span text:style-name="T5">Restart Time </text:span></text:p>
            <text:list text:continue-numbering="true" text:style-name="L18">
              <text:list-item>
                <text:p text:style-name="P10"><text:span text:style-name="T21">MPI State reconstruction represented &lt; 10% of total restart time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4" smil:attributeName="visibility" smil:to="visible"/>
                  <anim:transitionFilter smil:dur="1s" smil:targetElement="id304" smil:type="fade" smil:subtype="crossfade"/>
                </anim:par>
              </anim:par>
            </anim:par>
          </anim:seq>
        </anim:par>
        <presentation:notes draw:style-name="dp2">
          <draw:page-thumbnail draw:name="Google Shape;987;g5b60dd2bc4_0_870:notes" draw:style-name="gr1" draw:layer="layout" svg:width="16.932cm" svg:height="9.524cm" svg:x="1.059cm" svg:y="1.905cm" draw:page-number="39" presentation:class="page"/>
          <draw:frame draw:name="Google Shape;988;g5b60dd2bc4_0_870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8cm" svg:y="0cm">
          <dc:creator>Gene Cooperman</dc:creator>
          <dc:date>2019-06-19T09:26:50.312000000</dc:date>
          <text:p>And can we add a slide summarizing the experiment in Section 3.6 (cross-cluster migration)? <text:s/>This new slide would fit closely with the puzzle that you now include at the beginning about cross-cluster, etc. <text:s/>So, one option would be to add it two slides before this one (or right after your slide entitled "PUZZLE" with "YES"). <text:s/>Alternatively, you could place it after this slide if you wanted to keep to the ordering in the paper. <text:s/>And the cross-cluster migration slide should highlight "1.8% runtime overhead after migration, as compared to running natively on the destination cluster".</text:p>
        </officeooo:annotation>
      </draw:page>
      <draw:page draw:name="page40" draw:style-name="dp41" draw:master-page-name="TITLE_5f_AND_5f_BODY" presentation:presentation-page-layout-name="AL2T1">
        <draw:frame draw:name="Google Shape;996;p52" presentation:style-name="pr5" draw:text-style-name="P8" xml:id="id305" draw:id="id305" draw:layer="layout" svg:width="23.667cm" svg:height="12.907cm" svg:x="0.866cm" svg:y="0.588cm" presentation:class="outline" presentation:user-transformed="true">
          <draw:text-box>
            <text:p text:style-name="P17"><text:span text:style-name="T5"/></text:p>
            <text:p text:style-name="P29"><text:span text:style-name="T5"/></text:p>
            <text:p text:style-name="P29"><text:span text:style-name="T5"/></text:p>
            <text:p text:style-name="P29"><text:span text:style-name="T5"/></text:p>
            <text:p text:style-name="P18"><text:span text:style-name="T22">Questions?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5" smil:attributeName="visibility" smil:to="visible"/>
                  <anim:transitionFilter smil:dur="1s" smil:targetElement="id305" smil:type="fade" smil:subtype="crossfade"/>
                </anim:par>
              </anim:par>
            </anim:par>
          </anim:seq>
        </anim:par>
        <presentation:notes draw:style-name="dp2">
          <draw:page-thumbnail draw:name="Google Shape;993;g5b60dd2bc4_0_1061:notes" draw:style-name="gr1" draw:layer="layout" svg:width="16.932cm" svg:height="9.524cm" svg:x="1.059cm" svg:y="1.905cm" draw:page-number="40" presentation:class="page"/>
          <draw:frame draw:name="Google Shape;994;g5b60dd2bc4_0_1061:notes" presentation:style-name="pr4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msFillGradient_20_1" draw:display-name="msFillGradient 1" draw:style="ellipsoid" draw:cx="50%" draw:cy="50%" draw:start-color="#040405" draw:end-color="#3d4b4e" draw:start-intensity="100%" draw:end-intensity="100%" draw:angle="900" draw:border="0%"/>
    <draw:gradient draw:name="msFillGradient_20_10" draw:display-name="msFillGradient 10" draw:style="ellipsoid" draw:cx="50%" draw:cy="50%" draw:start-color="#040405" draw:end-color="#3d4b4e" draw:start-intensity="100%" draw:end-intensity="100%" draw:angle="900" draw:border="0%"/>
    <draw:gradient draw:name="msFillGradient_20_11" draw:display-name="msFillGradient 11" draw:style="ellipsoid" draw:cx="50%" draw:cy="50%" draw:start-color="#040405" draw:end-color="#3d4b4e" draw:start-intensity="100%" draw:end-intensity="100%" draw:angle="900" draw:border="0%"/>
    <draw:gradient draw:name="msFillGradient_20_12" draw:display-name="msFillGradient 12" draw:style="ellipsoid" draw:cx="50%" draw:cy="50%" draw:start-color="#040405" draw:end-color="#3d4b4e" draw:start-intensity="100%" draw:end-intensity="100%" draw:angle="900" draw:border="0%"/>
    <draw:gradient draw:name="msFillGradient_20_13" draw:display-name="msFillGradient 13" draw:style="ellipsoid" draw:cx="50%" draw:cy="50%" draw:start-color="#040405" draw:end-color="#3d4b4e" draw:start-intensity="100%" draw:end-intensity="100%" draw:angle="900" draw:border="0%"/>
    <draw:gradient draw:name="msFillGradient_20_14" draw:display-name="msFillGradient 14" draw:style="ellipsoid" draw:cx="50%" draw:cy="50%" draw:start-color="#040405" draw:end-color="#3d4b4e" draw:start-intensity="100%" draw:end-intensity="100%" draw:angle="900" draw:border="0%"/>
    <draw:gradient draw:name="msFillGradient_20_15" draw:display-name="msFillGradient 15" draw:style="ellipsoid" draw:cx="50%" draw:cy="50%" draw:start-color="#040405" draw:end-color="#3d4b4e" draw:start-intensity="100%" draw:end-intensity="100%" draw:angle="900" draw:border="0%"/>
    <draw:gradient draw:name="msFillGradient_20_16" draw:display-name="msFillGradient 16" draw:style="ellipsoid" draw:cx="50%" draw:cy="50%" draw:start-color="#040405" draw:end-color="#3d4b4e" draw:start-intensity="100%" draw:end-intensity="100%" draw:angle="900" draw:border="0%"/>
    <draw:gradient draw:name="msFillGradient_20_17" draw:display-name="msFillGradient 17" draw:style="ellipsoid" draw:cx="50%" draw:cy="50%" draw:start-color="#040405" draw:end-color="#3d4b4e" draw:start-intensity="100%" draw:end-intensity="100%" draw:angle="900" draw:border="0%"/>
    <draw:gradient draw:name="msFillGradient_20_18" draw:display-name="msFillGradient 18" draw:style="ellipsoid" draw:cx="50%" draw:cy="50%" draw:start-color="#040405" draw:end-color="#3d4b4e" draw:start-intensity="100%" draw:end-intensity="100%" draw:angle="900" draw:border="0%"/>
    <draw:gradient draw:name="msFillGradient_20_19" draw:display-name="msFillGradient 19" draw:style="ellipsoid" draw:cx="50%" draw:cy="50%" draw:start-color="#040405" draw:end-color="#3d4b4e" draw:start-intensity="100%" draw:end-intensity="100%" draw:angle="900" draw:border="0%"/>
    <draw:gradient draw:name="msFillGradient_20_2" draw:display-name="msFillGradient 2" draw:style="ellipsoid" draw:cx="50%" draw:cy="50%" draw:start-color="#040405" draw:end-color="#3d4b4e" draw:start-intensity="100%" draw:end-intensity="100%" draw:angle="900" draw:border="0%"/>
    <draw:gradient draw:name="msFillGradient_20_20" draw:display-name="msFillGradient 20" draw:style="ellipsoid" draw:cx="50%" draw:cy="50%" draw:start-color="#040405" draw:end-color="#3d4b4e" draw:start-intensity="100%" draw:end-intensity="100%" draw:angle="900" draw:border="0%"/>
    <draw:gradient draw:name="msFillGradient_20_21" draw:display-name="msFillGradient 21" draw:style="ellipsoid" draw:cx="50%" draw:cy="50%" draw:start-color="#040405" draw:end-color="#3d4b4e" draw:start-intensity="100%" draw:end-intensity="100%" draw:angle="900" draw:border="0%"/>
    <draw:gradient draw:name="msFillGradient_20_22" draw:display-name="msFillGradient 22" draw:style="ellipsoid" draw:cx="50%" draw:cy="50%" draw:start-color="#040405" draw:end-color="#3d4b4e" draw:start-intensity="100%" draw:end-intensity="100%" draw:angle="900" draw:border="0%"/>
    <draw:gradient draw:name="msFillGradient_20_23" draw:display-name="msFillGradient 23" draw:style="ellipsoid" draw:cx="50%" draw:cy="50%" draw:start-color="#040405" draw:end-color="#3d4b4e" draw:start-intensity="100%" draw:end-intensity="100%" draw:angle="900" draw:border="0%"/>
    <draw:gradient draw:name="msFillGradient_20_24" draw:display-name="msFillGradient 24" draw:style="ellipsoid" draw:cx="50%" draw:cy="50%" draw:start-color="#040405" draw:end-color="#3d4b4e" draw:start-intensity="100%" draw:end-intensity="100%" draw:angle="900" draw:border="0%"/>
    <draw:gradient draw:name="msFillGradient_20_25" draw:display-name="msFillGradient 25" draw:style="ellipsoid" draw:cx="50%" draw:cy="50%" draw:start-color="#040405" draw:end-color="#3d4b4e" draw:start-intensity="100%" draw:end-intensity="100%" draw:angle="900" draw:border="0%"/>
    <draw:gradient draw:name="msFillGradient_20_26" draw:display-name="msFillGradient 26" draw:style="ellipsoid" draw:cx="50%" draw:cy="50%" draw:start-color="#040405" draw:end-color="#3d4b4e" draw:start-intensity="100%" draw:end-intensity="100%" draw:angle="900" draw:border="0%"/>
    <draw:gradient draw:name="msFillGradient_20_27" draw:display-name="msFillGradient 27" draw:style="ellipsoid" draw:cx="50%" draw:cy="50%" draw:start-color="#040405" draw:end-color="#3d4b4e" draw:start-intensity="100%" draw:end-intensity="100%" draw:angle="900" draw:border="0%"/>
    <draw:gradient draw:name="msFillGradient_20_28" draw:display-name="msFillGradient 28" draw:style="ellipsoid" draw:cx="50%" draw:cy="50%" draw:start-color="#040405" draw:end-color="#3d4b4e" draw:start-intensity="100%" draw:end-intensity="100%" draw:angle="900" draw:border="0%"/>
    <draw:gradient draw:name="msFillGradient_20_29" draw:display-name="msFillGradient 29" draw:style="ellipsoid" draw:cx="50%" draw:cy="50%" draw:start-color="#040405" draw:end-color="#3d4b4e" draw:start-intensity="100%" draw:end-intensity="100%" draw:angle="900" draw:border="0%"/>
    <draw:gradient draw:name="msFillGradient_20_3" draw:display-name="msFillGradient 3" draw:style="ellipsoid" draw:cx="50%" draw:cy="50%" draw:start-color="#040405" draw:end-color="#3d4b4e" draw:start-intensity="100%" draw:end-intensity="100%" draw:angle="900" draw:border="0%"/>
    <draw:gradient draw:name="msFillGradient_20_30" draw:display-name="msFillGradient 30" draw:style="ellipsoid" draw:cx="50%" draw:cy="50%" draw:start-color="#040405" draw:end-color="#3d4b4e" draw:start-intensity="100%" draw:end-intensity="100%" draw:angle="900" draw:border="0%"/>
    <draw:gradient draw:name="msFillGradient_20_31" draw:display-name="msFillGradient 31" draw:style="ellipsoid" draw:cx="50%" draw:cy="50%" draw:start-color="#040405" draw:end-color="#3d4b4e" draw:start-intensity="100%" draw:end-intensity="100%" draw:angle="900" draw:border="0%"/>
    <draw:gradient draw:name="msFillGradient_20_32" draw:display-name="msFillGradient 32" draw:style="ellipsoid" draw:cx="50%" draw:cy="50%" draw:start-color="#040405" draw:end-color="#3d4b4e" draw:start-intensity="100%" draw:end-intensity="100%" draw:angle="900" draw:border="0%"/>
    <draw:gradient draw:name="msFillGradient_20_33" draw:display-name="msFillGradient 33" draw:style="ellipsoid" draw:cx="50%" draw:cy="50%" draw:start-color="#040405" draw:end-color="#3d4b4e" draw:start-intensity="100%" draw:end-intensity="100%" draw:angle="900" draw:border="0%"/>
    <draw:gradient draw:name="msFillGradient_20_34" draw:display-name="msFillGradient 34" draw:style="ellipsoid" draw:cx="50%" draw:cy="50%" draw:start-color="#040405" draw:end-color="#3d4b4e" draw:start-intensity="100%" draw:end-intensity="100%" draw:angle="900" draw:border="0%"/>
    <draw:gradient draw:name="msFillGradient_20_35" draw:display-name="msFillGradient 35" draw:style="ellipsoid" draw:cx="50%" draw:cy="50%" draw:start-color="#040405" draw:end-color="#3d4b4e" draw:start-intensity="100%" draw:end-intensity="100%" draw:angle="900" draw:border="0%"/>
    <draw:gradient draw:name="msFillGradient_20_36" draw:display-name="msFillGradient 36" draw:style="ellipsoid" draw:cx="50%" draw:cy="50%" draw:start-color="#040405" draw:end-color="#3d4b4e" draw:start-intensity="100%" draw:end-intensity="100%" draw:angle="900" draw:border="0%"/>
    <draw:gradient draw:name="msFillGradient_20_37" draw:display-name="msFillGradient 37" draw:style="ellipsoid" draw:cx="50%" draw:cy="50%" draw:start-color="#040405" draw:end-color="#3d4b4e" draw:start-intensity="100%" draw:end-intensity="100%" draw:angle="900" draw:border="0%"/>
    <draw:gradient draw:name="msFillGradient_20_38" draw:display-name="msFillGradient 38" draw:style="ellipsoid" draw:cx="50%" draw:cy="50%" draw:start-color="#040405" draw:end-color="#3d4b4e" draw:start-intensity="100%" draw:end-intensity="100%" draw:angle="900" draw:border="0%"/>
    <draw:gradient draw:name="msFillGradient_20_39" draw:display-name="msFillGradient 39" draw:style="ellipsoid" draw:cx="50%" draw:cy="50%" draw:start-color="#040405" draw:end-color="#3d4b4e" draw:start-intensity="100%" draw:end-intensity="100%" draw:angle="900" draw:border="0%"/>
    <draw:gradient draw:name="msFillGradient_20_4" draw:display-name="msFillGradient 4" draw:style="ellipsoid" draw:cx="50%" draw:cy="50%" draw:start-color="#040405" draw:end-color="#3d4b4e" draw:start-intensity="100%" draw:end-intensity="100%" draw:angle="900" draw:border="0%"/>
    <draw:gradient draw:name="msFillGradient_20_5" draw:display-name="msFillGradient 5" draw:style="ellipsoid" draw:cx="50%" draw:cy="50%" draw:start-color="#040405" draw:end-color="#3d4b4e" draw:start-intensity="100%" draw:end-intensity="100%" draw:angle="900" draw:border="0%"/>
    <draw:gradient draw:name="msFillGradient_20_6" draw:display-name="msFillGradient 6" draw:style="ellipsoid" draw:cx="50%" draw:cy="50%" draw:start-color="#040405" draw:end-color="#3d4b4e" draw:start-intensity="100%" draw:end-intensity="100%" draw:angle="900" draw:border="0%"/>
    <draw:gradient draw:name="msFillGradient_20_7" draw:display-name="msFillGradient 7" draw:style="ellipsoid" draw:cx="50%" draw:cy="50%" draw:start-color="#040405" draw:end-color="#3d4b4e" draw:start-intensity="100%" draw:end-intensity="100%" draw:angle="900" draw:border="0%"/>
    <draw:gradient draw:name="msFillGradient_20_8" draw:display-name="msFillGradient 8" draw:style="ellipsoid" draw:cx="50%" draw:cy="50%" draw:start-color="#040405" draw:end-color="#3d4b4e" draw:start-intensity="100%" draw:end-intensity="100%" draw:angle="900" draw:border="0%"/>
    <draw:gradient draw:name="msFillGradient_20_9" draw:display-name="msFillGradient 9" draw:style="ellipsoid" draw:cx="50%" draw:cy="50%" draw:start-color="#040405" draw:end-color="#3d4b4e" draw:start-intensity="100%" draw:end-intensity="100%" draw:angle="9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848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92"/>
    <meta:generator>LibreOfficeDev/6.0.5.2$Linux_X86_64 LibreOffice_project/</meta:generator>
  </office:meta>
</office:document-meta>
</file>